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" svg:font-family="Aria"/>
    <style:font-face style:name="Arial1" svg:font-family="Arial"/>
    <style:font-face style:name="CIDFont+F1" svg:font-family="CIDFont+F1"/>
    <style:font-face style:name="CIDFont+F2" svg:font-family="CIDFont+F2"/>
    <style:font-face style:name="CIDFont+F31" svg:font-family="CIDFont+F3"/>
    <style:font-face style:name="MinionProular1" svg:font-family="MinionProular"/>
    <style:font-face style:name="Arial" svg:font-family="Arial" style:font-pitch="variable"/>
    <style:font-face style:name="CIDFont+F11" svg:font-family="CIDFont+F1" style:font-pitch="variable"/>
    <style:font-face style:name="CIDFont+F21" svg:font-family="CIDFont+F2" style:font-pitch="variable"/>
    <style:font-face style:name="CIDFont+F3" svg:font-family="CIDFont+F3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inionProular" svg:font-family="MinionPr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1cm" svg:stroke-color="#ffffff" draw:stroke-linejoin="round" svg:stroke-linecap="round" draw:fill="none" fo:padding-top="0.005cm" fo:padding-bottom="0.005cm" fo:padding-left="0.005cm" fo:padding-right="0.005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solid" svg:stroke-width="0.011cm" svg:stroke-color="#231f20" draw:stroke-linejoin="round" svg:stroke-linecap="butt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solid" svg:stroke-width="0.011cm" svg:stroke-color="#231f20" draw:stroke-linejoin="round" svg:stroke-linecap="round" draw:fill="none" fo:padding-top="0.005cm" fo:padding-bottom="0.005cm" fo:padding-left="0.005cm" fo:padding-right="0.00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57cm" fo:min-width="0.1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5f4f5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09cm" fo:min-width="0.10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59cm" fo:min-width="0.1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12100e"/>
    </style:style>
    <style:style style:name="gr11" style:family="graphic" style:parent-style-name="standard">
      <style:graphic-properties draw:stroke="none" draw:fill="solid" draw:fill-color="#7c161a"/>
    </style:style>
    <style:style style:name="gr12" style:family="graphic" style:parent-style-name="standard">
      <style:graphic-properties draw:stroke="solid" svg:stroke-width="0.011cm" svg:stroke-color="#7c161a" draw:stroke-linejoin="round" svg:stroke-linecap="round" draw:fill="none" fo:padding-top="0.005cm" fo:padding-bottom="0.005cm" fo:padding-left="0.005cm" fo:padding-right="0.005cm"/>
    </style:style>
    <style:style style:name="gr13" style:family="graphic" style:parent-style-name="standard">
      <style:graphic-properties draw:stroke="solid" svg:stroke-width="0.017cm" svg:stroke-color="#7c161a" draw:stroke-linejoin="round" svg:stroke-linecap="butt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solid" svg:stroke-width="0.017cm" svg:stroke-color="#7c161a" draw:stroke-linejoin="round" svg:stroke-linecap="round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solid" svg:stroke-width="0.034cm" svg:stroke-color="#7c161a" draw:stroke-linejoin="round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17cm" svg:stroke-color="#726f70" draw:stroke-linejoin="round" svg:stroke-linecap="butt" draw:fill="none" fo:padding-top="0.008cm" fo:padding-bottom="0.008cm" fo:padding-left="0.008cm" fo:padding-right="0.008cm"/>
    </style:style>
    <style:style style:name="gr17" style:family="graphic" style:parent-style-name="standard">
      <style:graphic-properties draw:stroke="solid" svg:stroke-width="0.017cm" svg:stroke-color="#726f70" draw:stroke-linejoin="round" svg:stroke-linecap="round" draw:fill="none" fo:padding-top="0.008cm" fo:padding-bottom="0.008cm" fo:padding-left="0.008cm" fo:padding-right="0.008cm"/>
    </style:style>
    <style:style style:name="gr18" style:family="graphic" style:parent-style-name="standard">
      <style:graphic-properties draw:stroke="solid" svg:stroke-width="0.034cm" svg:stroke-color="#726f70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solid" draw:fill-color="#726f70"/>
    </style:style>
    <style:style style:name="gr20" style:family="graphic" style:parent-style-name="standard">
      <style:graphic-properties draw:stroke="solid" svg:stroke-width="0.011cm" svg:stroke-color="#726f70" draw:stroke-linejoin="round" svg:stroke-linecap="round" draw:fill="none" fo:padding-top="0.005cm" fo:padding-bottom="0.005cm" fo:padding-left="0.005cm" fo:padding-right="0.005cm"/>
    </style:style>
    <style:style style:name="gr21" style:family="graphic" style:parent-style-name="standard">
      <style:graphic-properties draw:stroke="solid" svg:stroke-width="0.024cm" svg:stroke-color="#231f20" draw:stroke-linejoin="round" svg:stroke-linecap="round" draw:fill="none" fo:padding-top="0.012cm" fo:padding-bottom="0.012cm" fo:padding-left="0.012cm" fo:padding-right="0.012cm"/>
    </style:style>
    <style:style style:name="gr22" style:family="graphic" style:parent-style-name="standard">
      <style:graphic-properties draw:stroke="solid" svg:stroke-width="0.019cm" svg:stroke-color="#231f20" draw:stroke-linejoin="round" svg:stroke-linecap="butt" draw:fill="none" fo:padding-top="0.009cm" fo:padding-bottom="0.009cm" fo:padding-left="0.009cm" fo:padding-right="0.009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57cm" fo:min-width="0.15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.013cm" svg:stroke-color="#231f20" draw:stroke-linejoin="round" svg:stroke-linecap="butt" draw:fill="none" fo:padding-top="0.006cm" fo:padding-bottom="0.006cm" fo:padding-left="0.006cm" fo:padding-right="0.006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09cm" fo:min-width="0.1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111cm" fo:min-width="0.11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22cm" svg:stroke-color="#231f20" draw:stroke-linejoin="round" svg:stroke-linecap="butt" draw:fill="none" fo:padding-top="0.011cm" fo:padding-bottom="0.011cm" fo:padding-left="0.011cm" fo:padding-right="0.011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13cm" fo:min-width="0.11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15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231f2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4.5pt" style:font-size-asian="4.5pt" style:font-size-complex="4.5pt"/>
    </style:style>
    <style:style style:name="P6" style:family="paragraph">
      <loext:graphic-properties draw:fill="solid" draw:fill-color="#f5f4f5"/>
    </style:style>
    <style:style style:name="P7" style:family="paragraph">
      <loext:graphic-properties draw:fill="none"/>
      <style:text-properties fo:font-size="3.09999990463257pt" style:font-size-asian="3.09999990463257pt" style:font-size-complex="3.09999990463257pt"/>
    </style:style>
    <style:style style:name="P8" style:family="paragraph">
      <style:paragraph-properties fo:text-align="start" style:writing-mode="lr-tb"/>
      <style:text-properties style:font-name="Aria" fo:font-size="9pt" style:font-size-asian="9pt" style:font-size-complex="9pt"/>
    </style:style>
    <style:style style:name="P9" style:family="paragraph">
      <loext:graphic-properties draw:fill="none"/>
      <style:paragraph-properties fo:text-align="start" style:writing-mode="lr-tb"/>
      <style:text-properties style:font-name="Aria" fo:font-size="9pt" style:font-size-asian="9pt" style:font-size-complex="9pt"/>
    </style:style>
    <style:style style:name="P10" style:family="paragraph">
      <loext:graphic-properties draw:fill="solid" draw:fill-color="#12100e"/>
    </style:style>
    <style:style style:name="P11" style:family="paragraph">
      <loext:graphic-properties draw:fill="solid" draw:fill-color="#7c161a"/>
    </style:style>
    <style:style style:name="P12" style:family="paragraph">
      <loext:graphic-properties draw:fill="solid" draw:fill-color="#726f70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none"/>
      <style:paragraph-properties fo:text-align="start" style:writing-mode="lr-tb"/>
      <style:text-properties fo:font-size="9pt" style:font-size-asian="4.5pt" style:font-size-complex="4.5pt"/>
    </style:style>
    <style:style style:name="P15" style:family="paragraph">
      <loext:graphic-properties draw:fill="none"/>
      <style:text-properties fo:font-size="3.20000004768372pt" style:font-size-asian="3.20000004768372pt" style:font-size-complex="3.20000004768372pt"/>
    </style:style>
    <style:style style:name="P16" style:family="paragraph">
      <loext:graphic-properties draw:fill="none"/>
      <style:text-properties fo:font-size="3.29999995231628pt" style:font-size-asian="3.29999995231628pt" style:font-size-complex="3.29999995231628pt"/>
    </style:style>
    <style:style style:name="P17" style:family="paragraph">
      <style:paragraph-properties fo:text-align="start" style:writing-mode="lr-tb"/>
      <style:text-properties fo:font-size="9pt" style:font-size-asian="9pt" style:font-size-complex="9pt"/>
    </style:style>
    <style:style style:name="P18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231f20" style:font-name="CIDFont+F2" fo:font-size="4.5pt" style:font-size-asian="4.5pt" style:font-name-complex="CIDFont+F2" style:font-size-complex="4.5pt" style:text-scale="104%"/>
    </style:style>
    <style:style style:name="T2" style:family="text">
      <style:text-properties fo:color="#231f20" style:font-name="CIDFont+F2" fo:font-size="3.09999990463257pt" style:font-size-asian="3.09999990463257pt" style:font-name-complex="CIDFont+F2" style:font-size-complex="3.09999990463257pt"/>
    </style:style>
    <style:style style:name="T3" style:family="text">
      <style:text-properties fo:color="#2a2627" style:font-name="CIDFont+F2" fo:font-size="3.09999990463257pt" style:font-size-asian="3.09999990463257pt" style:font-name-complex="CIDFont+F2" style:font-size-complex="3.09999990463257pt"/>
    </style:style>
    <style:style style:name="T4" style:family="text">
      <style:text-properties fo:color="#231f20" fo:font-weight="bold" style:font-name-complex="Arial1" style:font-weight-complex="bold"/>
    </style:style>
    <style:style style:name="T5" style:family="text">
      <style:text-properties fo:color="#231f20" style:font-name="Arial1" fo:font-weight="bold" style:font-size-asian="4.5pt" style:font-name-complex="Arial1" style:font-size-complex="4.5pt" style:font-weight-complex="bold"/>
    </style:style>
    <style:style style:name="T6" style:family="text">
      <style:text-properties fo:color="#231f20" style:font-name="CIDFont+F2" fo:font-size="4.5pt" style:font-size-asian="4.5pt" style:font-name-complex="CIDFont+F2" style:font-size-complex="4.5pt"/>
    </style:style>
    <style:style style:name="T7" style:family="text">
      <style:text-properties fo:color="#12100e" style:font-name="CIDFont+F31" fo:font-size="3.09999990463257pt" fo:font-style="italic" style:font-size-asian="3.09999990463257pt" style:font-name-complex="CIDFont+F31" style:font-size-complex="3.09999990463257pt" style:font-style-complex="italic" style:text-scale="109%"/>
    </style:style>
    <style:style style:name="T8" style:family="text">
      <style:text-properties fo:color="#231f20" style:font-name="CIDFont+F1" fo:font-size="3.20000004768372pt" style:font-size-asian="3.20000004768372pt" style:font-name-complex="CIDFont+F1" style:font-size-complex="3.20000004768372pt"/>
    </style:style>
    <style:style style:name="T9" style:family="text">
      <style:text-properties fo:color="#231f20" style:font-name="MinionProular1" fo:font-size="3.20000004768372pt" style:font-size-asian="3.20000004768372pt" style:font-name-complex="MinionProular1" style:font-size-complex="3.20000004768372pt"/>
    </style:style>
    <style:style style:name="T10" style:family="text">
      <style:text-properties fo:color="#231f20" style:font-name="CIDFont+F1" fo:font-size="3.29999995231628pt" style:font-size-asian="3.29999995231628pt" style:font-name-complex="CIDFont+F1" style:font-size-complex="3.29999995231628pt"/>
    </style:style>
    <style:style style:name="T11" style:family="text">
      <style:text-properties fo:color="#000000" style:font-name="Arial1" fo:font-size="9pt" fo:font-weight="bold" style:font-size-asian="9pt" style:font-name-complex="Arial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463cm" svg:height="3.284cm" svg:x="2.218cm" svg:y="5.547cm" svg:viewBox="0 0 2464 3285" draw:points="0,3285 2464,3285 2464,0 0,0">
          <text:p/>
        </draw:polygon>
        <draw:polygon draw:style-name="gr2" draw:text-style-name="P2" draw:layer="layout" svg:width="1.089cm" svg:height="2.845cm" svg:x="2.439cm" svg:y="5.777cm" svg:viewBox="0 0 1090 2846" draw:points="0,2846 1090,2846 1090,0 0,0">
          <text:p/>
        </draw:polygon>
        <draw:polygon draw:style-name="gr2" draw:text-style-name="P2" draw:layer="layout" svg:width="0.348cm" svg:height="1.872cm" svg:x="2.562cm" svg:y="6.619cm" svg:viewBox="0 0 349 1873" draw:points="0,1873 349,1873 349,0 0,0">
          <text:p/>
        </draw:polygon>
        <draw:polygon draw:style-name="gr3" draw:text-style-name="P3" draw:layer="layout" svg:width="0.357cm" svg:height="1.879cm" svg:x="2.559cm" svg:y="6.615cm" svg:viewBox="0 0 358 1880" draw:points="5,1875 5,1869 346,1869 346,12 11,12 11,1875 5,1875 5,1869 5,1875 0,1875 0,0 358,0 358,1880 0,1880 0,1875">
          <text:p/>
        </draw:polygon>
        <draw:polygon draw:style-name="gr2" draw:text-style-name="P2" draw:layer="layout" svg:width="0.348cm" svg:height="0.58cm" svg:x="3.056cm" svg:y="7.911cm" svg:viewBox="0 0 349 581" draw:points="0,581 349,581 349,0 0,0">
          <text:p/>
        </draw:polygon>
        <draw:polygon draw:style-name="gr3" draw:text-style-name="P3" draw:layer="layout" svg:width="0.355cm" svg:height="0.589cm" svg:x="3.053cm" svg:y="7.905cm" svg:viewBox="0 0 356 590" draw:points="5,585 5,579 344,579 344,12 11,12 11,585 5,585 5,579 5,585 0,585 0,0 356,0 356,590 0,590 0,585">
          <text:p/>
        </draw:polygon>
        <draw:line draw:style-name="gr4" draw:text-style-name="P1" draw:layer="layout" svg:x1="2.699cm" svg:y1="6.205cm" svg:x2="2.773cm" svg:y2="6.205cm">
          <text:p/>
        </draw:line>
        <draw:line draw:style-name="gr4" draw:text-style-name="P1" draw:layer="layout" svg:x1="2.737cm" svg:y1="6.205cm" svg:x2="2.737cm" svg:y2="6.625cm">
          <text:p/>
        </draw:line>
        <draw:line draw:style-name="gr4" draw:text-style-name="P1" draw:layer="layout" svg:x1="3.193cm" svg:y1="7.791cm" svg:x2="3.267cm" svg:y2="7.791cm">
          <text:p/>
        </draw:line>
        <draw:line draw:style-name="gr4" draw:text-style-name="P1" draw:layer="layout" svg:x1="3.231cm" svg:y1="7.791cm" svg:x2="3.231cm" svg:y2="7.911cm">
          <text:p/>
        </draw:line>
        <draw:polygon draw:style-name="gr5" draw:text-style-name="P1" draw:layer="layout" svg:width="1.085cm" svg:height="2.883cm" svg:x="2.441cm" svg:y="5.737cm" svg:viewBox="0 0 1086 2884" draw:points="0,2884 1086,2884 1086,0 0,0">
          <text:p/>
        </draw:polygon>
        <draw:polygon draw:style-name="gr2" draw:text-style-name="P2" draw:layer="layout" svg:width="1.087cm" svg:height="2.881cm" svg:x="3.56cm" svg:y="5.741cm" svg:viewBox="0 0 1088 2882" draw:points="0,2882 1088,2882 1088,0 0,0">
          <text:p/>
        </draw:polygon>
        <draw:polygon draw:style-name="gr2" draw:text-style-name="P2" draw:layer="layout" svg:width="0.348cm" svg:height="1.04cm" svg:x="3.683cm" svg:y="7.451cm" svg:viewBox="0 0 349 1041" draw:points="0,1041 349,1041 349,0 0,0">
          <text:p/>
        </draw:polygon>
        <draw:polygon draw:style-name="gr3" draw:text-style-name="P3" draw:layer="layout" svg:width="0.357cm" svg:height="1.048cm" svg:x="3.678cm" svg:y="7.446cm" svg:viewBox="0 0 358 1049" draw:points="5,1044 5,1038 346,1038 346,11 11,11 11,1044 5,1044 5,1038 5,1044 0,1044 0,0 358,0 358,1049 0,1049 0,1044">
          <text:p/>
        </draw:polygon>
        <draw:polygon draw:style-name="gr2" draw:text-style-name="P2" draw:layer="layout" svg:width="0.348cm" svg:height="0.19cm" svg:x="4.177cm" svg:y="8.301cm" svg:viewBox="0 0 349 191" draw:points="0,191 349,191 349,0 0,0">
          <text:p/>
        </draw:polygon>
        <draw:polygon draw:style-name="gr3" draw:text-style-name="P3" draw:layer="layout" svg:width="0.357cm" svg:height="0.197cm" svg:x="4.172cm" svg:y="8.297cm" svg:viewBox="0 0 358 198" draw:points="5,193 5,187 346,187 346,9 11,9 11,193 5,193 5,187 5,193 0,193 0,0 358,0 358,198 0,198 0,193">
          <text:p/>
        </draw:polygon>
        <draw:line draw:style-name="gr4" draw:text-style-name="P1" draw:layer="layout" svg:x1="3.82cm" svg:y1="7.314cm" svg:x2="3.894cm" svg:y2="7.314cm">
          <text:p/>
        </draw:line>
        <draw:line draw:style-name="gr4" draw:text-style-name="P1" draw:layer="layout" svg:x1="3.856cm" svg:y1="7.314cm" svg:x2="3.856cm" svg:y2="7.451cm">
          <text:p/>
        </draw:line>
        <draw:line draw:style-name="gr4" draw:text-style-name="P1" draw:layer="layout" svg:x1="4.314cm" svg:y1="8.257cm" svg:x2="4.388cm" svg:y2="8.257cm">
          <text:p/>
        </draw:line>
        <draw:line draw:style-name="gr4" draw:text-style-name="P1" draw:layer="layout" svg:x1="4.35cm" svg:y1="8.257cm" svg:x2="4.35cm" svg:y2="8.299cm">
          <text:p/>
        </draw:line>
        <draw:frame draw:style-name="gr6" draw:text-style-name="P5" draw:layer="layout" svg:width="0.163cm" svg:height="0.183cm" svg:x="2.979cm" svg:y="5.994cm">
          <draw:text-box>
            <text:p text:style-name="P4"><text:span text:style-name="T1">*</text:span></text:p>
          </draw:text-box>
        </draw:frame>
        <draw:polygon draw:style-name="gr5" draw:text-style-name="P1" draw:layer="layout" svg:width="1.087cm" svg:height="2.879cm" svg:x="3.56cm" svg:y="5.741cm" svg:viewBox="0 0 1088 2880" draw:points="0,2880 1088,2880 1088,0 0,0">
          <text:p/>
        </draw:polygon>
        <draw:polygon draw:style-name="gr7" draw:text-style-name="P6" draw:layer="layout" svg:width="1.089cm" svg:height="0.175cm" svg:x="2.439cm" svg:y="5.574cm" svg:viewBox="0 0 1090 176" draw:points="0,176 1090,176 1090,0 0,0">
          <text:p/>
        </draw:polygon>
        <draw:polygon draw:style-name="gr5" draw:text-style-name="P1" draw:layer="layout" svg:width="1.085cm" svg:height="0.171cm" svg:x="2.441cm" svg:y="5.576cm" svg:viewBox="0 0 1086 172" draw:points="0,172 1086,172 1086,0 0,0">
          <text:p/>
        </draw:polygon>
        <draw:polygon draw:style-name="gr7" draw:text-style-name="P6" draw:layer="layout" svg:width="1.087cm" svg:height="0.169cm" svg:x="3.56cm" svg:y="5.58cm" svg:viewBox="0 0 1088 170" draw:points="0,170 1088,170 1088,0 0,0">
          <text:p/>
        </draw:polygon>
        <draw:polygon draw:style-name="gr5" draw:text-style-name="P1" draw:layer="layout" svg:width="1.087cm" svg:height="0.165cm" svg:x="3.56cm" svg:y="5.582cm" svg:viewBox="0 0 1088 166" draw:points="0,166 1088,166 1088,0 0,0">
          <text:p/>
        </draw:polygon>
        <draw:line draw:style-name="gr4" draw:text-style-name="P1" draw:layer="layout" svg:x1="2.737cm" svg:y1="8.637cm" svg:x2="2.737cm" svg:y2="8.62cm">
          <text:p/>
        </draw:line>
        <draw:line draw:style-name="gr4" draw:text-style-name="P1" draw:layer="layout" svg:x1="3.231cm" svg:y1="8.637cm" svg:x2="3.231cm" svg:y2="8.62cm">
          <text:p/>
        </draw:line>
        <draw:line draw:style-name="gr4" draw:text-style-name="P1" draw:layer="layout" svg:x1="3.856cm" svg:y1="8.637cm" svg:x2="3.856cm" svg:y2="8.62cm">
          <text:p/>
        </draw:line>
        <draw:line draw:style-name="gr4" draw:text-style-name="P1" draw:layer="layout" svg:x1="4.35cm" svg:y1="8.637cm" svg:x2="4.35cm" svg:y2="8.62cm">
          <text:p/>
        </draw:line>
        <draw:path draw:style-name="gr3" draw:text-style-name="P3" draw:layer="layout" svg:width="0.05cm" svg:height="0.077cm" svg:x="2.313cm" svg:y="8.434cm" svg:viewBox="0 0 51 78" svg:d="M8 70c4 7 11 8 18 8 6 0 12-1 15-4 2-4 6-8 8-14 2-5 2-13 2-22 0-8 0-14-2-18 0-3-2-7-4-11s-4-6-7-8c-4-1-8-1-12-1-6 0-9 1-14 3-4 2-6 8-8 14-2 5-4 13-4 21 0 15 4 26 8 32zM17 15c2-4 5-6 9-6 6 0 10 2 12 6 3 4 3 11 3 23 0 13-2 20-3 24-4 4-6 6-12 6-4 0-7-2-9-6-5-4-7-11-7-24 0-12 2-19 7-23z">
          <text:p/>
        </draw:path>
        <draw:path draw:style-name="gr3" draw:text-style-name="P3" draw:layer="layout" svg:width="0.03cm" svg:height="0.078cm" svg:x="2.281cm" svg:y="7.544cm" svg:viewBox="0 0 31 79" svg:d="M31 0h-7c-2 4-4 8-8 12-5 4-9 5-16 9v8c5 0 9-2 13-4 1-2 5-4 7-8v62h11z">
          <text:p/>
        </draw:path>
        <draw:path draw:style-name="gr3" draw:text-style-name="P3" draw:layer="layout" svg:width="0.05cm" svg:height="0.078cm" svg:x="2.338cm" svg:y="7.544cm" svg:viewBox="0 0 51 79" svg:d="M8 74c4 3 9 5 17 5 6 0 9 0 13-4 5-1 7-5 9-11 2-8 4-13 4-24 0-7-2-13-2-19-2-4-4-7-4-11-2-2-7-4-9-6-4-2-7-4-11-4-6 0-12 2-15 4-2 4-6 8-8 13-2 6-2 14-2 23 0 15 2 26 8 34zM13 16c2-4 6-6 12-6 4 0 7 2 11 6 2 3 5 13 5 24 0 13-3 22-7 26-2 2-5 4-9 4-6 0-8-2-12-4-3-4-3-13-3-26 0-11 0-21 3-24z">
          <text:p/>
        </draw:path>
        <draw:path draw:style-name="gr3" draw:text-style-name="P3" draw:layer="layout" svg:width="0.051cm" svg:height="0.078cm" svg:x="2.274cm" svg:y="6.657cm" svg:viewBox="0 0 52 79" svg:d="M13 69c2-2 4-3 6-5 0-2 3-4 9-10 8-6 11-9 15-13 2-4 7-6 7-10 2-2 2-5 2-9 0-6-2-12-7-15-4-5-11-7-17-7-8 0-13 2-19 7-4 3-6 9-8 17l10 2c0-6 2-10 6-12 2-2 5-4 9-4 6 0 10 2 11 4 4 2 4 6 4 10s-2 7-4 11c-3 4-9 10-17 15-5 4-9 8-13 12-2 4-4 7-6 9-1 2-1 6-1 8h52v-10z">
          <text:p/>
        </draw:path>
        <draw:path draw:style-name="gr3" draw:text-style-name="P3" draw:layer="layout" svg:width="0.05cm" svg:height="0.078cm" svg:x="2.338cm" svg:y="6.657cm" svg:viewBox="0 0 51 79" svg:d="M8 71c4 6 9 8 17 8 6 0 9-2 13-4 5-4 7-8 9-13 2-6 4-14 4-23 0-8-2-13-2-17-2-4-4-8-4-12-2-3-7-5-9-8-4-2-7-2-11-2-6 0-12 2-15 5-2 2-6 7-8 13s-2 13-2 21c0 15 2 27 8 32zM13 16c2-4 6-6 12-6 4 0 7 2 11 6 2 4 5 12 5 23 0 13-3 21-7 25-2 3-5 5-9 5-6 0-8-2-12-5-3-4-3-12-3-25 0-11 0-19 3-23z">
          <text:p/>
        </draw:path>
        <draw:path draw:style-name="gr3" draw:text-style-name="P3" draw:layer="layout" svg:width="0.05cm" svg:height="0.078cm" svg:x="2.275cm" svg:y="5.768cm" svg:viewBox="0 0 51 79" svg:d="M9 73c4 4 10 6 17 6 8 0 13-2 17-6 6-6 8-11 8-19 0-4 0-9-4-12-2-4-6-6-9-8 1-2 5-4 7-6s2-5 2-9c0-2 0-6-2-10-2-2-6-4-7-5-4-2-8-4-14-4-5 0-9 2-15 5-4 4-7 10-9 16l11 2c2-4 2-8 6-10 2-2 5-4 9-4s6 2 8 4c4 2 4 4 4 8 0 3-2 5-4 7-4 2-8 2-12 2l-2 10c2 0 6 0 6 0 6 0 10 2 12 3 3 2 3 7 3 11 0 6 0 9-3 11-2 4-6 4-12 4-4 0-7 0-9-2-2-4-4-7-6-13l-11 2c2 7 5 13 9 17z">
          <text:p/>
        </draw:path>
        <draw:path draw:style-name="gr3" draw:text-style-name="P3" draw:layer="layout" svg:width="0.05cm" svg:height="0.078cm" svg:x="2.338cm" svg:y="5.768cm" svg:viewBox="0 0 51 79" svg:d="M8 73c4 4 9 6 17 6 6 0 9 0 13-4 5-2 7-6 9-12 2-7 4-13 4-23 0-8-2-14-2-19-2-4-4-8-4-12-2-2-7-4-9-5-4-2-7-4-11-4-6 0-12 2-15 4-2 3-6 7-8 13s-2 13-2 23c0 14 2 25 8 33zM13 15c2-4 6-6 12-6 4 0 7 2 11 6 2 6 5 13 5 25s-3 22-7 25c-2 2-5 4-9 4-6 0-8-2-12-4-3-3-3-13-3-25s0-21 3-25z">
          <text:p/>
        </draw:path>
        <draw:line draw:style-name="gr4" draw:text-style-name="P1" draw:layer="layout" svg:x1="2.424cm" svg:y1="8.487cm" svg:x2="2.441cm" svg:y2="8.487cm">
          <text:p/>
        </draw:line>
        <draw:line draw:style-name="gr4" draw:text-style-name="P1" draw:layer="layout" svg:x1="2.424cm" svg:y1="7.598cm" svg:x2="2.441cm" svg:y2="7.598cm">
          <text:p/>
        </draw:line>
        <draw:line draw:style-name="gr4" draw:text-style-name="P1" draw:layer="layout" svg:x1="2.424cm" svg:y1="6.71cm" svg:x2="2.441cm" svg:y2="6.71cm">
          <text:p/>
        </draw:line>
        <draw:line draw:style-name="gr4" draw:text-style-name="P1" draw:layer="layout" svg:x1="2.424cm" svg:y1="5.823cm" svg:x2="2.441cm" svg:y2="5.823cm">
          <text:p/>
        </draw:line>
        <draw:path draw:style-name="gr3" draw:text-style-name="P3" draw:layer="layout" svg:width="0.089cm" svg:height="0.07cm" svg:x="2.076cm" svg:y="7.672cm" svg:viewBox="0 0 90 71" svg:d="M62 3c-6-1-12-1-19-1-8 0-15 0-21 3-7 2-13 6-16 12-4 5-6 11-6 19 0 5 2 11 6 17 3 6 9 9 16 12 6 4 13 6 23 6 7 0 15-2 21-6 5-3 11-6 15-12s4-12 4-17c0-6 0-12-4-17 4-6 7-12 9-17l-7-2c-2 3-4 7-8 13-4-4-8-8-13-10zM69 34c0-2 2-6 4-8 2 2 2 6 2 10 0 5-2 11-8 15-5 4-13 8-24 8-10 0-17-4-23-8-7-4-11-10-11-15 0-6 2-10 6-14 3-3 7-5 13-7 3-2 9-2 15-2 11 0 21 2 26 8-3 1-5 7-7 11z">
          <text:p/>
        </draw:path>
        <draw:path draw:style-name="gr3" draw:text-style-name="P3" draw:layer="layout" svg:width="0.061cm" svg:height="0.043cm" svg:x="2.099cm" svg:y="7.615cm" svg:viewBox="0 0 62 44" svg:d="M60 0h-60v9h33c6 0 10 0 11 2 2 0 4 2 6 4 2 5 2 7 2 8 0 4 0 6-2 8 0 2-4 2-6 4-1 0-5 0-9 0h-35v9h39c4 0 7 0 9 0 2-2 6-2 8-3 2 0 4-2 4-6 2-2 2-6 2-8 0-7-2-14-10-18h8z">
          <text:p/>
        </draw:path>
        <draw:path draw:style-name="gr3" draw:text-style-name="P3" draw:layer="layout" svg:width="0.063cm" svg:height="0.051cm" svg:x="2.097cm" svg:y="7.552cm" svg:viewBox="0 0 64 52" svg:d="M62 9v-9c-2 2-4 2-8 2-2 0-8 0-18 0h-13c-4 0-8 2-10 2s-4 2-6 2c-1 2-3 3-5 7 0 2-2 6-2 13 0 5 2 9 4 13 0 4 2 6 3 8 4 1 6 3 10 3l2-9c-2 0-6-2-6-4-2-2-4-6-4-9 0-7 2-11 4-13s4-4 8-4c0 0 2 0 2 2 2 2 3 8 3 18 2 4 2 6 2 8 2 4 2 6 4 8 2 1 4 3 6 3 2 2 7 2 8 2 6 0 10 0 14-4 4-3 4-7 4-15 0-4 0-7-2-9 0-5-4-9-8-13 4 0 6 0 8-2zM36 13c4 0 9 0 10 0 2 2 4 4 6 8 2 3 2 7 2 10 0 4 0 8-2 10s-4 2-6 2c-1 0-3 0-3 0-3-2-3-2-5-4 0-2 0-6-2-10 0-8-2-14-4-18z">
          <text:p/>
        </draw:path>
        <draw:path draw:style-name="gr3" draw:text-style-name="P3" draw:layer="layout" svg:width="0.061cm" svg:height="0.043cm" svg:x="2.097cm" svg:y="7.499cm" svg:viewBox="0 0 62 44" svg:d="M62 35h-32c-7 0-13-2-15-4-4-4-6-6-6-9 0-4 2-6 2-8 2 0 4-2 6-2 2-2 6-2 9-2h36v-10h-37c-4 0-8 0-10 0-2 2-6 2-8 4-1 0-3 2-3 6-2 2-4 6-4 8 0 7 4 13 11 17h-9v9h60z">
          <text:p/>
        </draw:path>
        <draw:path draw:style-name="gr3" draw:text-style-name="P3" draw:layer="layout" svg:width="0.08cm" svg:height="0.027cm" svg:x="2.08cm" svg:y="7.466cm" svg:viewBox="0 0 81 28" svg:d="M71 4c0 2 0 2 0 4h-2c0 0-2 3-6 3h-34v-9h-9v9h-20l5 9h15v8h9v-8h34c6 0 10-1 12-1s4-2 6-4c0-2 0-4 0-9 0-2 0-4 0-6l-8 2z">
          <text:p/>
        </draw:path>
        <draw:path draw:style-name="gr3" draw:text-style-name="P3" draw:layer="layout" svg:width="0.08cm" svg:height="0.011cm" svg:x="2.078cm" svg:y="7.447cm" svg:viewBox="0 0 81 12" svg:d="M9 0h-9v12h9zM81 0h-59v12h59z">
          <text:p/>
        </draw:path>
        <draw:path draw:style-name="gr3" draw:text-style-name="P3" draw:layer="layout" svg:width="0.08cm" svg:height="0.027cm" svg:x="2.08cm" svg:y="7.413cm" svg:viewBox="0 0 81 28" svg:d="M71 6v2c0 3 0 3-2 3 0 0-2 0-6 0h-34v-9h-9v9h-20l5 9h15v8h9v-8h34c6 0 10 0 12 0 2-2 4-2 6-4 0-2 0-5 0-8 0-2 0-6 0-8l-8 2c0 2-2 2-2 4z">
          <text:p/>
        </draw:path>
        <draw:path draw:style-name="gr3" draw:text-style-name="P3" draw:layer="layout" svg:width="0.063cm" svg:height="0.052cm" svg:x="2.097cm" svg:y="7.356cm" svg:viewBox="0 0 64 53" svg:d="M62 10v-10c-2 0-4 2-8 2-2 0-8 0-18 0h-13c-4 0-8 0-10 0s-4 2-6 4c-1 0-3 4-5 6 0 4-2 8-2 12 0 6 2 10 4 13 0 4 2 8 3 10 4 2 6 2 10 4l2-10c-2-2-6-4-6-6-2-1-4-5-4-9s2-8 4-11 4-3 8-3h2c2 4 3 10 3 18 2 4 2 7 2 9 2 2 2 4 4 6s4 4 6 6 7 2 8 2c6 0 10-2 14-6s4-8 4-13c0-4 0-8-2-12 0-4-4-6-8-10 4 0 6-2 8-2zM36 12c4 0 9 0 10 3 2 0 4 3 6 5 2 4 2 8 2 12 0 3 0 5-2 7s-4 4-6 4c-1 0-3 0-3-2-3 0-3-2-5-4 0-2 0-3-2-9 0-6-2-12-4-16z">
          <text:p/>
        </draw:path>
        <draw:path draw:style-name="gr3" draw:text-style-name="P3" draw:layer="layout" svg:width="0.08cm" svg:height="0.026cm" svg:x="2.08cm" svg:y="7.326cm" svg:viewBox="0 0 81 27" svg:d="M71 5c0 2 0 2 0 4h-2c0 0-2 0-6 0h-34v-7h-9v7h-20l5 11h15v7h9v-7h34c6 0 10 0 12 0 2-3 4-3 6-5 0-2 0-4 0-8 0-2 0-3 0-7l-8 2c0 2-2 3-2 3z">
          <text:p/>
        </draw:path>
        <draw:path draw:style-name="gr3" draw:text-style-name="P3" draw:layer="layout" svg:width="0.08cm" svg:height="0.009cm" svg:x="2.078cm" svg:y="7.309cm" svg:viewBox="0 0 81 10" svg:d="M9 0h-9v10h9zM81 0h-59v10h59z">
          <text:p/>
        </draw:path>
        <draw:path draw:style-name="gr3" draw:text-style-name="P3" draw:layer="layout" svg:width="0.059cm" svg:height="0.051cm" svg:x="2.099cm" svg:y="7.248cm" svg:viewBox="0 0 60 52" svg:d="M60 19l-60-19v9l37 15c6 0 9 2 11 2-4 2-7 3-11 3l-37 14v9l60-19z">
          <text:p/>
        </draw:path>
        <draw:path draw:style-name="gr3" draw:text-style-name="P3" draw:layer="layout" svg:width="0.063cm" svg:height="0.051cm" svg:x="2.097cm" svg:y="7.195cm" svg:viewBox="0 0 64 52" svg:d="M52 15c2 2 2 6 2 10s0 8-4 12c-4 2-7 4-16 5v-42h-2c-9 0-17 2-23 5-5 6-9 12-9 20s4 14 9 19c6 4 14 8 23 8 11 0 18-4 24-8 6-5 8-11 8-19s0-14-4-18c-2-4-8-5-14-7l-1 9c3 0 7 2 7 6zM15 37c-4-4-6-8-6-12 0-6 2-10 6-12 2-4 6-4 10-4v33c-4-1-8-1-10-5z">
          <text:p/>
        </draw:path>
        <draw:path draw:style-name="gr3" draw:text-style-name="P3" draw:layer="layout" svg:width="0.063cm" svg:height="0.052cm" svg:x="2.097cm" svg:y="7.107cm" svg:viewBox="0 0 64 53" svg:d="M62 11v-11c-2 0-4 2-8 2-2 0-8 0-18 0h-13c-4 0-8 0-10 0s-4 2-6 4c-1 0-3 5-5 7 0 4-2 7-2 11 0 6 2 10 4 13 0 4 2 8 3 10 4 2 6 2 10 4l2-10c-2-2-6-4-6-6-2-1-4-5-4-9s2-8 4-11c2-2 4-2 8-2h2c2 4 3 9 3 17 2 4 2 7 2 9 2 2 2 4 4 6s4 4 6 6 7 2 8 2c6 0 10-2 14-6s4-8 4-13c0-4 0-8-2-12 0-4-4-5-8-9 4 0 6-2 8-2zM36 13c4 0 9 0 10 2 2 0 4 3 6 5 2 4 2 8 2 12 0 3 0 5-2 7s-4 4-6 4c-1 0-3 0-3-2-3 0-3-2-5-4 0-2 0-3-2-9 0-6-2-11-4-15z">
          <text:p/>
        </draw:path>
        <draw:path draw:style-name="gr3" draw:text-style-name="P3" draw:layer="layout" svg:width="0.082cm" svg:height="0.048cm" svg:x="2.078cm" svg:y="7.048cm" svg:viewBox="0 0 83 49" svg:d="M73 39c8-3 10-7 10-14 0-8-2-13-8-17-7-4-14-8-24-8-6 0-9 2-13 2-4 2-8 4-10 6s-5 4-5 8c-2 1-4 5-4 9 0 7 4 11 9 14h-28v10h81v-10zM34 36c-4-2-6-6-6-11 0-4 2-8 6-9 4-4 10-6 17-6 8 0 13 2 17 6 5 1 5 5 5 9 0 7-2 11-7 13-3 1-9 1-15 1-7 0-13 0-17-3z">
          <text:p/>
        </draw:path>
        <draw:path draw:style-name="gr3" draw:text-style-name="P3" draw:layer="layout" svg:width="0.061cm" svg:height="0.044cm" svg:x="2.099cm" svg:y="6.995cm" svg:viewBox="0 0 62 45" svg:d="M60 0h-60v10h33c6 0 10 0 11 2 2 0 4 1 6 3 2 4 2 6 2 8 0 4 0 6-2 8 0 2-4 2-6 3-1 0-5 0-9 0h-35v11h39c4 0 7 0 9 0 2-2 6-2 8-4 2 0 4-4 4-7 2-1 2-5 2-7 0-8-2-14-10-17h8z">
          <text:p/>
        </draw:path>
        <draw:path draw:style-name="gr3" draw:text-style-name="P3" draw:layer="layout" svg:width="0.061cm" svg:height="0.044cm" svg:x="2.097cm" svg:y="6.936cm" svg:viewBox="0 0 62 45" svg:d="M62 35h-32c-7 0-13 0-15-3-4-2-6-6-6-10 0-2 2-4 2-6 2-1 4-3 6-3s6-2 9-2h36v-11h-37c-4 0-8 2-10 2s-6 0-8 2c-1 2-3 4-3 7-2 4-4 5-4 9 0 8 4 12 11 15h-9v10h60z">
          <text:p/>
        </draw:path>
        <draw:path draw:style-name="gr3" draw:text-style-name="P3" draw:layer="layout" svg:width="0.082cm" svg:height="0.048cm" svg:x="2.078cm" svg:y="6.879cm" svg:viewBox="0 0 83 49" svg:d="M81 0h-81v11h28c-2 2-3 4-5 5-2 4-4 6-4 10s2 8 6 11c1 4 5 8 9 10 6 0 11 2 17 2s12-2 17-4 9-4 11-8c4-3 4-7 4-11 0-8-2-11-10-15h8zM34 35c-4-3-6-5-6-9 0-6 2-8 6-11 4-2 10-4 17-4 8 0 13 2 17 4 5 3 5 5 5 9s0 8-5 11c-4 2-9 4-17 4-7 0-13-2-17-4z">
          <text:p/>
        </draw:path>
        <draw:path draw:style-name="gr3" draw:text-style-name="P3" draw:layer="layout" svg:width="0.063cm" svg:height="0.051cm" svg:x="2.097cm" svg:y="6.817cm" svg:viewBox="0 0 64 52" svg:d="M62 9v-9c-2 1-4 1-8 1-2 0-8 0-18 0h-13c-4 0-8 2-10 2s-4 2-6 2c-1 2-3 4-5 8 0 2-2 6-2 11 0 6 2 10 4 14 0 3 2 6 3 8 4 2 6 4 10 4l2-11c-2 0-6-1-6-3-2-2-4-6-4-10 0-6 2-9 4-11s4-4 8-4h2c2 4 3 9 3 19 2 4 2 6 2 8 2 3 2 6 4 8s4 4 6 4c2 2 7 2 8 2 6 0 10 0 14-4s4-9 4-16c0-4 0-8-2-10 0-3-4-7-8-11 4 0 6 0 8-2zM36 11c4 0 9 2 10 2 2 2 4 4 6 7 2 2 2 6 2 10s0 8-2 9c-2 2-4 2-6 2-1 0-3 0-3 0-3-2-3-2-5-3 0-2 0-6-2-10 0-8-2-13-4-17z">
          <text:p/>
        </draw:path>
        <draw:path draw:style-name="gr3" draw:text-style-name="P3" draw:layer="layout" svg:width="0.061cm" svg:height="0.044cm" svg:x="2.097cm" svg:y="6.763cm" svg:viewBox="0 0 62 45" svg:d="M62 36h-32c-7 0-13-2-15-4-4-4-6-6-6-10s2-5 2-7c2 0 4-2 6-2 2-2 6-2 9-2h36v-11h-37c-4 0-8 0-10 0-2 2-6 2-8 4-1 0-3 2-3 7-2 2-4 6-4 7 0 8 4 14 11 18h-9v9h60z">
          <text:p/>
        </draw:path>
        <draw:path draw:style-name="gr3" draw:text-style-name="P3" draw:layer="layout" svg:width="0.063cm" svg:height="0.05cm" svg:x="2.097cm" svg:y="6.704cm" svg:viewBox="0 0 64 51" svg:d="M52 14c2 2 2 5 2 9 0 6 0 10-4 13s-10 5-18 5c-7 0-13-2-17-5s-6-7-6-13c0-4 2-5 4-7s6-4 8-4l-2-10c-6 0-10 2-13 6-4 4-6 10-6 15 0 6 2 10 4 15 3 3 7 7 11 9 6 2 11 4 17 4 11 0 18-4 24-8 6-5 8-12 8-20 0-5 0-11-4-15-4-6-10-8-17-8l-3 10c6 0 10 2 12 4z">
          <text:p/>
        </draw:path>
        <draw:path draw:style-name="gr3" draw:text-style-name="P3" draw:layer="layout" svg:width="0.063cm" svg:height="0.052cm" svg:x="2.097cm" svg:y="6.649cm" svg:viewBox="0 0 64 53" svg:d="M52 17c2 3 2 5 2 9 0 6 0 10-4 11-4 4-7 6-16 6v-43h-2c-9 0-17 2-23 9-5 4-9 11-9 17 0 8 4 15 9 19 6 6 14 8 23 8 11 0 18-2 24-8 6-4 8-11 8-19 0-6 0-11-4-15-2-5-8-9-14-11l-1 11c3 2 7 4 7 6zM15 37c-4-1-6-5-6-11 0-4 2-8 6-11 2-2 6-4 10-4v32c-4 0-8-2-10-6z">
          <text:p/>
        </draw:path>
        <draw:frame draw:style-name="gr6" draw:text-style-name="P5" draw:layer="layout" svg:width="0.256cm" svg:height="0.183cm" svg:x="4.041cm" svg:y="5.998cm">
          <draw:text-box>
            <text:p text:style-name="P4"><text:span text:style-name="T1">***</text:span></text:p>
          </draw:text-box>
        </draw:frame>
        <draw:frame draw:style-name="gr8" draw:text-style-name="P7" draw:layer="layout" svg:width="0.451cm" svg:height="0.128cm" svg:x="2.557cm" svg:y="8.662cm">
          <draw:text-box>
            <text:p text:style-name="P4"><text:span text:style-name="T2">Infected</text:span></text:p>
          </draw:text-box>
        </draw:frame>
        <draw:frame draw:style-name="gr8" draw:text-style-name="P7" draw:layer="layout" svg:width="0.425cm" svg:height="0.128cm" svg:x="3.085cm" svg:y="8.668cm">
          <draw:text-box>
            <text:p text:style-name="P4"><text:span text:style-name="T2">Healthy</text:span></text:p>
          </draw:text-box>
        </draw:frame>
        <draw:frame draw:style-name="gr8" draw:text-style-name="P7" draw:layer="layout" svg:width="0.451cm" svg:height="0.128cm" svg:x="3.703cm" svg:y="8.668cm">
          <draw:text-box>
            <text:p text:style-name="P4"><text:span text:style-name="T2">Infected</text:span></text:p>
          </draw:text-box>
        </draw:frame>
        <draw:frame draw:style-name="gr8" draw:text-style-name="P7" draw:layer="layout" svg:width="0.425cm" svg:height="0.128cm" svg:x="4.231cm" svg:y="8.674cm">
          <draw:text-box>
            <text:p text:style-name="P4"><text:span text:style-name="T2">Healthy</text:span></text:p>
          </draw:text-box>
        </draw:frame>
        <draw:frame draw:style-name="gr8" draw:text-style-name="P7" draw:layer="layout" svg:width="0.459cm" svg:height="0.128cm" svg:x="2.76cm" svg:y="5.598cm">
          <draw:text-box>
            <text:p text:style-name="P4"><text:span text:style-name="T3">Bacteria</text:span></text:p>
          </draw:text-box>
        </draw:frame>
        <draw:frame draw:style-name="gr8" draw:text-style-name="P7" draw:layer="layout" svg:width="0.303cm" svg:height="0.128cm" svg:x="3.927cm" svg:y="5.598cm">
          <draw:text-box>
            <text:p text:style-name="P4"><text:span text:style-name="T3">Fungi</text:span></text:p>
          </draw:text-box>
        </draw:frame>
        <draw:frame draw:style-name="gr9" draw:text-style-name="P9" draw:layer="layout" svg:width="0.248cm" svg:height="0.374cm" svg:x="2.059cm" svg:y="5.288cm">
          <draw:text-box>
            <text:p text:style-name="P8"><text:span text:style-name="T4">A</text:span></text:p>
          </draw:text-box>
        </draw:frame>
        <draw:path draw:style-name="gr10" draw:text-style-name="P10" draw:layer="layout" svg:width="0.089cm" svg:height="0.078cm" svg:x="12.291cm" svg:y="7.822cm" svg:viewBox="0 0 90 79" svg:d="M62 5c-6-3-12-3-19-3-9 0-17 2-22 3-6 4-12 8-15 14-4 7-6 13-6 21 0 7 2 13 6 19 3 5 7 11 15 14 5 4 13 6 22 6s15-2 22-6c6-3 12-9 16-14 2-6 3-12 3-19 0-8-1-14-3-19 3-6 7-12 9-17l-7-4c-2 4-4 9-8 15-4-6-10-8-13-10zM69 40c0-4 2-8 4-12 2 4 2 8 2 12 0 7-2 13-8 19-5 5-13 7-24 7s-20-2-24-7c-6-6-10-12-10-19 0-6 2-10 4-14 4-5 8-7 12-9 5-4 12-4 18-4 11 0 21 4 26 10-4 3-5 7-7 13z">
          <text:p/>
        </draw:path>
        <draw:path draw:style-name="gr10" draw:text-style-name="P10" draw:layer="layout" svg:width="0.06cm" svg:height="0.047cm" svg:x="12.314cm" svg:y="7.761cm" svg:viewBox="0 0 61 48" svg:d="M60 0h-60v9h33c4 0 8 2 11 2 2 2 4 4 6 6 2 5 2 7 2 11 0 1 0 5-2 7s-4 4-6 4-5 0-11 0h-33v9h39c3 0 7 0 9 0s6-1 8-1c2-2 4-4 4-8 1-2 1-6 1-10 0-7-3-14-9-20h8z">
          <text:p/>
        </draw:path>
        <draw:path draw:style-name="gr10" draw:text-style-name="P10" draw:layer="layout" svg:width="0.062cm" svg:height="0.056cm" svg:x="12.312cm" svg:y="7.694cm" svg:viewBox="0 0 63 57" svg:d="M62 10v-10c-2 2-4 4-9 4-2 0-8 0-17 0h-13c-6 0-8 0-10 0-2 2-6 2-8 4 0 2-1 4-3 8 0 2-2 7-2 11 0 6 2 11 2 14 2 4 3 8 5 10 4 2 6 4 10 4l2-10c-4 0-6-2-8-4 0-3-2-8-2-12 0-6 2-10 4-11 2-2 4-4 8-4h2c1 4 3 9 3 19 0 5 2 6 2 10 0 2 2 4 4 6 2 4 4 4 6 6s5 2 7 2c6 0 10-2 15-6 2-2 3-8 3-15 0-5 0-9-1-11-2-4-4-7-9-11 5 0 7-2 9-4zM36 14c4 0 7 2 9 2 2 2 4 3 6 7s2 6 2 13c0 3 0 5-2 9-2 2-4 2-6 2s-3 0-3-2c-2 0-4-2-4-4s-2-3-2-10c0-8-2-13-4-17z">
          <text:p/>
        </draw:path>
        <draw:path draw:style-name="gr10" draw:text-style-name="P10" draw:layer="layout" svg:width="0.061cm" svg:height="0.047cm" svg:x="12.312cm" svg:y="7.636cm" svg:viewBox="0 0 62 48" svg:d="M62 39h-33c-5 0-12-2-16-6-2-2-4-6-4-10 0-3 2-5 2-7 2-2 4-4 6-4 3-2 5-2 10-2h35v-10h-37c-3 0-8 0-10 0-4 1-6 1-8 4-2 2-3 4-5 6 0 4-2 8-2 10 0 9 4 15 11 19h-9v9h60z">
          <text:p/>
        </draw:path>
        <draw:path draw:style-name="gr10" draw:text-style-name="P10" draw:layer="layout" svg:width="0.079cm" svg:height="0.028cm" svg:x="12.295cm" svg:y="7.598cm" svg:viewBox="0 0 80 29" svg:d="M71 6c0 2 0 2 0 4h-3c0 2-2 2-6 2h-34v-11h-9v11h-19l5 9h14v8h9v-8h34c6 0 11 0 13-1 2 0 4-2 4-4 1-2 1-6 1-8 0-5 0-7 0-8l-9 1c0 2 0 2 0 5z">
          <text:p/>
        </draw:path>
        <draw:path draw:style-name="gr10" draw:text-style-name="P10" draw:layer="layout" svg:width="0.08cm" svg:height="0.009cm" svg:x="12.293cm" svg:y="7.579cm" svg:viewBox="0 0 81 10" svg:d="M9 0h-9v10h9zM81 0h-60v10h60z">
          <text:p/>
        </draw:path>
        <draw:path draw:style-name="gr10" draw:text-style-name="P10" draw:layer="layout" svg:width="0.079cm" svg:height="0.029cm" svg:x="12.295cm" svg:y="7.54cm" svg:viewBox="0 0 80 30" svg:d="M71 7c0 2 0 2 0 4 0 0-3 0-3 2 0 0-2 0-6 0h-34v-11h-9v11h-19l5 9h14v8h9v-8h34c6 0 11 0 13-1 2 0 4-2 4-4 1-2 1-4 1-8 0-2 0-7 0-9l-9 2c0 2 0 2 0 5z">
          <text:p/>
        </draw:path>
        <draw:path draw:style-name="gr10" draw:text-style-name="P10" draw:layer="layout" svg:width="0.062cm" svg:height="0.055cm" svg:x="12.312cm" svg:y="7.48cm" svg:viewBox="0 0 63 56" svg:d="M62 9v-9c-2 2-4 4-9 4-2 0-8 0-17 0h-13c-6 0-8 0-10 0-2 1-6 1-8 3 0 2-1 4-3 8 0 2-2 8-2 11 0 7 2 11 2 15 2 3 3 7 5 9 4 2 6 4 10 4l2-10c-4 0-6-1-8-3 0-4-2-8-2-12 0-6 2-10 4-12s4-4 8-4h2c1 4 3 10 3 20 0 4 2 8 2 10 0 1 2 3 4 5 2 4 4 4 6 6s5 2 7 2c6 0 10-2 15-6 2-2 3-7 3-15 0-4 0-9-1-11-2-3-4-7-9-11 5 0 7-2 9-4zM36 13c4 0 7 2 9 2 2 2 4 4 6 8 2 3 2 6 2 12 0 4 0 6-2 9-2 2-4 2-6 2s-3 0-3-2c-2 0-4-1-4-3s-2-4-2-10c0-8-2-14-4-18z">
          <text:p/>
        </draw:path>
        <draw:path draw:style-name="gr10" draw:text-style-name="P10" draw:layer="layout" svg:width="0.079cm" svg:height="0.029cm" svg:x="12.295cm" svg:y="7.445cm" svg:viewBox="0 0 80 30" svg:d="M71 6c0 2 0 2 0 4l-3 2c0 0-2 0-6 0h-34v-10h-9v10h-19l5 10h14v8h9v-8h34c6 0 11 0 13-1 2 0 4-2 4-5 1-2 1-4 1-8 0-2 0-6 0-8l-9 2c0 2 0 4 0 4z">
          <text:p/>
        </draw:path>
        <draw:path draw:style-name="gr10" draw:text-style-name="P10" draw:layer="layout" svg:width="0.08cm" svg:height="0.009cm" svg:x="12.293cm" svg:y="7.427cm" svg:viewBox="0 0 81 10" svg:d="M9 0h-9v10h9zM81 0h-60v10h60z">
          <text:p/>
        </draw:path>
        <draw:path draw:style-name="gr10" draw:text-style-name="P10" draw:layer="layout" svg:width="0.059cm" svg:height="0.055cm" svg:x="12.314cm" svg:y="7.362cm" svg:viewBox="0 0 60 56" svg:d="M60 23l-60-23v9l37 16c5 0 7 2 11 3-4 0-7 2-11 4l-37 14v10l60-24z">
          <text:p/>
        </draw:path>
        <draw:path draw:style-name="gr10" draw:text-style-name="P10" draw:layer="layout" svg:width="0.062cm" svg:height="0.055cm" svg:x="12.312cm" svg:y="7.303cm" svg:viewBox="0 0 63 56" svg:d="M51 17c2 2 2 6 2 10 0 5-2 9-4 14-4 4-7 6-15 6v-47h-2c-9 0-17 4-23 8-5 5-9 11-9 21 0 7 4 14 9 19 6 6 14 8 23 8 10 0 17-2 23-8 7-5 8-12 8-21 0-6-1-12-3-18-5-3-9-7-15-9l-2 9c4 2 6 4 8 8zM13 41c-2-5-4-9-4-12 0-6 2-12 6-16 2-2 6-4 9-4v38c-3 0-7-2-11-6z">
          <text:p/>
        </draw:path>
        <draw:path draw:style-name="gr10" draw:text-style-name="P10" draw:layer="layout" svg:width="0.062cm" svg:height="0.055cm" svg:x="12.312cm" svg:y="7.208cm" svg:viewBox="0 0 63 56" svg:d="M62 9v-9c-2 2-4 4-9 4-2 0-8 0-17 0h-13c-6 0-8 0-10 2-2 0-6 0-8 2 0 1-1 3-3 7 0 4-2 8-2 13s2 9 2 13c2 4 3 7 5 9 4 2 6 4 10 4l2-9c-4 0-6-2-8-4 0-4-2-6-2-11 0-7 2-11 4-13s4-4 8-4h2c1 4 3 13 3 20 0 4 2 8 2 10s2 4 4 7c2 2 4 4 6 4 2 2 5 2 7 2 6 0 10-2 15-4 2-4 3-9 3-15 0-4 0-7-1-11-2-5-4-9-9-13 5 0 7-2 9-4zM36 13c4 0 7 2 9 2 2 2 4 4 6 8 2 5 2 8 2 12s0 8-2 10-4 2-6 2-3 0-3 0c-2-2-4-4-4-6s-2-4-2-8c0-10-2-16-4-20z">
          <text:p/>
        </draw:path>
        <draw:path draw:style-name="gr10" draw:text-style-name="P10" draw:layer="layout" svg:width="0.081cm" svg:height="0.052cm" svg:x="12.293cm" svg:y="7.145cm" svg:viewBox="0 0 82 53" svg:d="M73 43c8-4 9-9 9-15 0-9-1-14-7-20s-13-8-26-8c-4 0-7 0-11 2s-8 4-10 6c-4 2-5 4-7 7 0 4-2 9-2 11 0 8 4 13 9 17h-28v10h81v-10zM34 39c-4-4-6-7-6-11 0-6 2-11 6-13 4-3 9-5 17-5s12 2 16 5c4 2 6 7 6 13s-2 9-8 13c-2 2-8 2-14 2-8 0-13-2-17-4z">
          <text:p/>
        </draw:path>
        <draw:path draw:style-name="gr10" draw:text-style-name="P10" draw:layer="layout" svg:width="0.06cm" svg:height="0.048cm" svg:x="12.314cm" svg:y="7.086cm" svg:viewBox="0 0 61 49" svg:d="M60 0h-60v10h33c4 0 8 0 11 2 2 0 4 2 6 5 2 2 2 6 2 8 0 4 0 6-2 8-2 4-4 4-6 6-2 0-5 0-11 0h-33v10h39c3 0 7 0 9 0 2-2 6-2 8-4s4-4 4-6c1-3 1-8 1-10 0-10-3-15-9-19h8z">
          <text:p/>
        </draw:path>
        <draw:path draw:style-name="gr10" draw:text-style-name="P10" draw:layer="layout" svg:width="0.061cm" svg:height="0.047cm" svg:x="12.312cm" svg:y="7.024cm" svg:viewBox="0 0 62 48" svg:d="M62 39h-33c-5 0-12-2-16-6-2-2-4-6-4-11 0-2 2-4 2-6 2-4 4-4 6-6 3 0 5 0 10 0h35v-10h-37c-3 0-8 0-10 0-4 0-6 2-8 4-2 0-3 2-5 6 0 4-2 6-2 10 0 7 4 13 11 19h-9v9h60z">
          <text:p/>
        </draw:path>
        <draw:path draw:style-name="gr10" draw:text-style-name="P10" draw:layer="layout" svg:width="0.081cm" svg:height="0.051cm" svg:x="12.293cm" svg:y="6.959cm" svg:viewBox="0 0 82 52" svg:d="M81 0h-81v11h28c-2 1-4 5-5 7-2 4-4 6-4 10 0 5 2 9 4 13 3 4 7 8 11 9 6 2 11 2 17 2s12 0 16-2c6-1 10-5 12-9 3-4 3-8 3-13 0-8-1-14-9-17h8zM34 39c-4-4-6-8-6-11 0-4 2-8 6-12s9-5 17-5 14 1 18 5c2 4 4 8 4 12 0 3-2 7-6 11-2 4-8 4-16 4s-13 0-17-4z">
          <text:p/>
        </draw:path>
        <draw:path draw:style-name="gr10" draw:text-style-name="P10" draw:layer="layout" svg:width="0.062cm" svg:height="0.055cm" svg:x="12.312cm" svg:y="6.893cm" svg:viewBox="0 0 63 56" svg:d="M62 9v-9c-2 1-4 3-9 3-2 0-8 0-17 0h-13c-6 0-8 0-10 0-2 2-6 2-8 4 0 2-1 5-3 9 0 2-2 7-2 11 0 6 2 10 2 13 2 4 3 8 5 10 4 2 6 4 10 4l2-10c-4 0-6-2-8-4 0-3-2-7-2-11 0-6 2-9 4-11s4-4 8-4h2c1 4 3 9 3 19 0 4 2 6 2 9 0 2 2 4 4 6 2 4 4 4 6 6s5 2 7 2c6 0 10-2 15-6 2-2 3-8 3-15 0-4 0-8-1-10-2-4-4-7-9-11 5 0 7-2 9-5zM36 14c4 0 7 2 9 2 2 2 4 4 6 7 2 4 2 6 2 12 0 4 0 5-2 9-2 2-4 2-6 2s-3 0-3-2c-2 0-4-2-4-4 0-1-2-3-2-9 0-8-2-13-4-17z">
          <text:p/>
        </draw:path>
        <draw:path draw:style-name="gr10" draw:text-style-name="P10" draw:layer="layout" svg:width="0.061cm" svg:height="0.047cm" svg:x="12.312cm" svg:y="6.834cm" svg:viewBox="0 0 62 48" svg:d="M62 39h-33c-5 0-12-2-16-6-2-2-4-6-4-10 0-3 2-5 2-7 2-2 4-4 6-4 3-2 5-2 10-2h35v-10h-37c-3 0-8 0-10 0-4 2-6 2-8 3-2 3-3 5-5 7 0 4-2 8-2 10 0 9 4 15 11 19h-9v9h60z">
          <text:p/>
        </draw:path>
        <draw:path draw:style-name="gr10" draw:text-style-name="P10" draw:layer="layout" svg:width="0.062cm" svg:height="0.053cm" svg:x="12.312cm" svg:y="6.769cm" svg:viewBox="0 0 63 54" svg:d="M51 15c2 2 2 6 2 10 0 5-2 9-4 13-4 5-9 7-17 7s-13-2-17-7c-4-4-6-8-6-13 0-4 2-6 4-10 2-2 4-4 8-4l-2-9c-6 0-10 4-14 8-3 3-5 9-5 15 0 5 2 11 4 15 1 5 5 9 11 10 6 2 11 4 17 4 10 0 17-4 23-7 7-7 8-13 8-22 0-6-1-12-5-17-5-4-9-8-16-8l-2 10c5 0 7 1 11 5z">
          <text:p/>
        </draw:path>
        <draw:path draw:style-name="gr10" draw:text-style-name="P10" draw:layer="layout" svg:width="0.062cm" svg:height="0.055cm" svg:x="12.312cm" svg:y="6.71cm" svg:viewBox="0 0 63 56" svg:d="M51 15c2 4 2 8 2 12 0 6-2 10-4 14-4 4-7 6-15 6v-47h-2c-9 0-17 2-23 8-5 5-9 11-9 19s4 16 9 22c6 3 14 7 23 7 10 0 17-4 23-7 7-6 8-14 8-22s-1-14-3-17c-5-6-9-8-15-10l-2 10c4 2 6 3 8 5zM13 41c-2-4-4-8-4-14s2-10 6-14c2-1 6-3 9-3v37c-3 0-7-2-11-6z">
          <text:p/>
        </draw:path>
        <draw:path draw:style-name="gr10" draw:text-style-name="P10" draw:layer="layout" svg:width="0.08cm" svg:height="0.071cm" svg:x="8.62cm" svg:y="7.867cm" svg:viewBox="0 0 81 72" svg:d="M81 60h-36v-13c0-2 0-4 0-6 1 0 1-2 3-4 0-1 2-3 6-5 2-2 6-4 10-8l17-9v-15l-21 15c-6 2-10 5-12 9-2 0-2 4-3 6-2-8-4-13-8-17-4-2-9-4-14-4-6 0-10 0-14 2-3 2-5 6-7 9-2 4-2 8-2 16v36h81zM9 60v-24c0-6 2-10 4-12 2-4 6-4 8-4 4 0 6 0 7 2 2 0 5 2 5 4 2 4 2 8 2 11v23z">
          <text:p/>
        </draw:path>
        <draw:path draw:style-name="gr10" draw:text-style-name="P10" draw:layer="layout" svg:width="0.063cm" svg:height="0.055cm" svg:x="8.639cm" svg:y="7.805cm" svg:viewBox="0 0 64 56" svg:d="M52 17c2 2 2 5 2 9 0 6-2 11-6 15-1 3-7 5-13 5v-46c-2 0-2 0-2 0-11 0-19 3-25 7-6 6-8 14-8 21 0 9 2 16 8 20 6 6 14 8 25 8 10 0 17-2 23-8 6-4 8-11 8-22 0-5-2-11-4-17-4-4-8-7-13-7l-2 7c3 2 5 6 7 8zM14 41c-2-2-5-9-5-13 0-6 3-11 7-13 2-4 6-4 10-6v37c-4 0-8-2-12-5z">
          <text:p/>
        </draw:path>
        <draw:polygon draw:style-name="gr10" draw:text-style-name="P10" draw:layer="layout" svg:width="0.082cm" svg:height="0.011cm" svg:x="8.62cm" svg:y="7.784cm" svg:viewBox="0 0 83 12" draw:points="0,12 83,12 83,0 0,0">
          <text:p/>
        </draw:polygon>
        <draw:path draw:style-name="gr10" draw:text-style-name="P10" draw:layer="layout" svg:width="0.063cm" svg:height="0.055cm" svg:x="8.639cm" svg:y="7.717cm" svg:viewBox="0 0 64 56" svg:d="M62 10v-10c-2 2-6 2-8 4-4 0-9 0-19 0h-13c-4 0-6 0-8 0-5 0-6 2-8 4s-2 5-4 7c-2 3-2 7-2 13s0 9 2 13 4 8 6 10c1 2 6 2 10 3l2-9c-4-2-6-4-8-6-3-2-3-5-3-9 0-6 3-10 5-14 0-1 4-1 8-1h2c2 3 2 9 3 17 0 5 0 7 2 9 0 4 2 6 2 8 2 2 4 4 8 5 2 2 4 2 8 2 5 0 9-2 11-5 4-4 6-8 6-16 0-3 0-7-2-11-2-2-4-6-8-9 4 0 6-2 8-5zM37 15c4 0 6 0 8 1 3 2 5 4 7 8 2 2 2 6 2 10 0 3 0 7-2 9s-4 4-5 4c-2 0-4 0-6-2 0 0-2-2-2-4-2-2-2-6-2-9-2-8-2-14-4-17z">
          <text:p/>
        </draw:path>
        <draw:path draw:style-name="gr10" draw:text-style-name="P10" draw:layer="layout" svg:width="0.08cm" svg:height="0.029cm" svg:x="8.622cm" svg:y="7.683cm" svg:viewBox="0 0 81 30" svg:d="M71 7c0 2 0 2 0 4-2 0-2 0-2 0-2 1-4 1-5 1h-36v-10h-9v10h-19l5 10h14v8h9v-8h36c5 0 9-2 11-2s4-2 4-4c2-2 2-5 2-7 0-4 0-7 0-9l-10 2c0 3 0 3 0 5z">
          <text:p/>
        </draw:path>
        <draw:path draw:style-name="gr10" draw:text-style-name="P10" draw:layer="layout" svg:width="0.08cm" svg:height="0.01cm" svg:x="8.62cm" svg:y="7.664cm" svg:viewBox="0 0 81 11" svg:d="M9 0h-9v11h9zM81 0h-60v11h60z">
          <text:p/>
        </draw:path>
        <draw:path draw:style-name="gr10" draw:text-style-name="P10" draw:layer="layout" svg:width="0.059cm" svg:height="0.056cm" svg:x="8.641cm" svg:y="7.599cm" svg:viewBox="0 0 60 57" svg:d="M60 22l-60-22v10l37 14c4 2 8 4 11 4-3 2-7 4-11 4l-37 13v12l60-23z">
          <text:p/>
        </draw:path>
        <draw:path draw:style-name="gr10" draw:text-style-name="P10" draw:layer="layout" svg:width="0.063cm" svg:height="0.056cm" svg:x="8.639cm" svg:y="7.54cm" svg:viewBox="0 0 64 57" svg:d="M52 16c2 4 2 8 2 12 0 6-2 10-6 13-1 4-7 6-13 6v-47c-2 0-2 0-2 0-11 0-19 2-25 8s-8 12-8 20c0 10 2 15 8 21s14 8 25 8c10 0 17-2 23-8s8-11 8-21c0-8-2-14-4-18-4-4-8-8-13-10l-2 10c3 2 5 4 7 6zM14 41c-2-3-5-7-5-13 0-7 3-10 7-14 2-2 6-4 10-4v37c-4 0-8-2-12-6z">
          <text:p/>
        </draw:path>
        <draw:path draw:style-name="gr10" draw:text-style-name="P10" draw:layer="layout" svg:width="0.063cm" svg:height="0.056cm" svg:x="8.639cm" svg:y="7.445cm" svg:viewBox="0 0 64 57" svg:d="M62 11v-11c-2 2-6 2-8 4-4 0-9 0-19 0h-13c-4 0-6 0-8 0-5 2-6 2-8 5-2 2-2 4-4 8-2 2-2 5-2 11s0 10 2 13c2 4 4 8 6 10 1 2 6 4 10 4l2-10c-4-2-6-2-8-5-3-2-3-6-3-10 0-6 3-9 5-11 0-2 4-4 8-4h2c2 4 2 9 3 19 0 4 0 6 2 7 0 4 2 6 2 8 2 2 4 4 8 6 2 2 4 2 8 2 5 0 9-2 11-6 4-4 6-8 6-15 0-4 0-8-2-12-2-2-4-5-8-9 4 0 6-2 8-4zM37 15c4 0 6 0 8 2 3 2 5 4 7 7 2 2 2 6 2 10 0 6 0 7-2 9s-4 4-5 4c-2 0-4 0-6-2 0 0-2-2-2-4-2-1-2-3-2-9-2-8-2-13-4-17z">
          <text:p/>
        </draw:path>
        <draw:path draw:style-name="gr10" draw:text-style-name="P10" draw:layer="layout" svg:width="0.082cm" svg:height="0.051cm" svg:x="8.62cm" svg:y="7.383cm" svg:viewBox="0 0 83 52" svg:d="M73 43c6-4 10-11 10-18 0-6-2-14-8-18-6-5-15-7-25-7-4 0-7 0-11 2-4 0-8 2-11 4-2 3-4 5-6 9-2 2-2 6-2 10 0 7 4 14 9 18h-29v9h81v-9zM35 36c-4-2-6-6-6-11 0-4 2-8 6-12 4-2 10-4 15-4 8 0 14 2 17 4 4 4 6 8 6 12 0 5-2 11-7 14-4 2-8 4-16 4-5 0-11-2-15-7z">
          <text:p/>
        </draw:path>
        <draw:path draw:style-name="gr10" draw:text-style-name="P10" draw:layer="layout" svg:width="0.061cm" svg:height="0.047cm" svg:x="8.641cm" svg:y="7.324cm" svg:viewBox="0 0 62 48" svg:d="M60 0h-60v9h33c4 0 8 0 12 0 1 2 3 4 5 6 2 4 2 6 2 10 0 3 0 5-2 8-2 2-4 4-5 4-2 0-6 2-12 2h-33v9h37c6 0 8-1 9-1 4 0 6-2 8-2 2-2 4-4 6-8 2-2 2-7 2-11 0-7-4-13-12-17h10z">
          <text:p/>
        </draw:path>
        <draw:path draw:style-name="gr10" draw:text-style-name="P10" draw:layer="layout" svg:width="0.061cm" svg:height="0.048cm" svg:x="8.639cm" svg:y="7.259cm" svg:viewBox="0 0 62 49" svg:d="M62 39h-34c-7 0-11 0-15-3-2-4-4-8-4-12 0-2 0-6 2-7 2-2 2-4 4-4 4 0 6-2 10-2h37v-11h-37c-6 0-8 0-10 2-4 0-6 0-7 3-2 2-4 4-6 8-2 2-2 5-2 9 0 8 4 14 9 17h-7v10h60z">
          <text:p/>
        </draw:path>
        <draw:path draw:style-name="gr10" draw:text-style-name="P10" draw:layer="layout" svg:width="0.082cm" svg:height="0.051cm" svg:x="8.62cm" svg:y="7.197cm" svg:viewBox="0 0 83 52" svg:d="M81 0h-81v9h29c-3 2-5 4-7 8-2 2-2 6-2 10s2 10 4 14c2 3 5 7 11 9s10 2 17 2c6 0 12 0 15-4 6-2 10-4 12-7 2-4 4-10 4-14 0-8-4-14-10-18h8zM35 39c-4-4-6-8-6-12 0-6 2-10 6-12 4-4 10-6 17-6 8 0 12 2 15 6 4 2 6 6 6 12 0 4-2 8-6 12-3 2-9 3-15 3-7 0-13-1-17-3z">
          <text:p/>
        </draw:path>
        <draw:path draw:style-name="gr10" draw:text-style-name="P10" draw:layer="layout" svg:width="0.063cm" svg:height="0.055cm" svg:x="8.639cm" svg:y="7.13cm" svg:viewBox="0 0 64 56" svg:d="M62 10v-10c-2 2-6 2-8 2-4 2-9 2-19 2h-13c-4 0-6 0-8 0-5 0-6 2-8 4s-2 4-4 5c-2 4-2 8-2 14 0 5 0 9 2 13s4 9 6 10c1 2 6 2 10 4l2-10c-4-2-6-4-8-6-3-2-3-6-3-9 0-6 3-10 5-14 0-2 4-2 8-2h2c2 4 2 10 3 17 0 6 0 8 2 10 0 4 2 6 2 9 2 1 4 3 8 5 2 2 4 2 8 2 5 0 9-2 11-6 4-4 6-8 6-16 0-4 0-7-2-11s-4-6-8-10c4 0 6-1 8-3zM37 13c4 0 6 0 8 2 3 2 5 4 7 8 2 2 2 6 2 9 0 4 0 8-2 10s-4 4-5 4c-2 0-4 0-6-2 0 0-2-2-2-4-2-2-2-6-2-10-2-7-2-13-4-17z">
          <text:p/>
        </draw:path>
        <draw:path draw:style-name="gr10" draw:text-style-name="P10" draw:layer="layout" svg:width="0.061cm" svg:height="0.048cm" svg:x="8.639cm" svg:y="7.071cm" svg:viewBox="0 0 62 49" svg:d="M62 39h-34c-7 0-11-2-15-6-2-1-4-5-4-11 0-2 0-4 2-8 2-1 2-1 4-3 4 0 6 0 10 0h37v-11h-37c-6 0-8 0-10 0-4 0-6 2-7 5-2 0-4 2-6 6-2 3-2 5-2 9 0 8 4 13 9 19h-7v10h60z">
          <text:p/>
        </draw:path>
        <draw:path draw:style-name="gr10" draw:text-style-name="P10" draw:layer="layout" svg:width="0.063cm" svg:height="0.053cm" svg:x="8.639cm" svg:y="7.005cm" svg:viewBox="0 0 64 54" svg:d="M50 15c2 5 4 8 4 12 0 6-2 10-6 14-3 3-7 3-17 3-5 0-11 0-15-3-4-4-7-8-7-14 0-4 3-7 5-10 2-2 4-4 8-6l-2-9c-6 1-12 3-14 9-4 4-6 11-6 16 0 6 2 10 4 16 2 3 5 7 12 9 4 2 10 2 17 2 10 0 17-2 23-8 6-3 8-11 8-19 0-7-2-14-6-18s-10-7-15-9l-2 9c4 2 7 4 9 6z">
          <text:p/>
        </draw:path>
        <draw:path draw:style-name="gr10" draw:text-style-name="P10" draw:layer="layout" svg:width="0.063cm" svg:height="0.055cm" svg:x="8.639cm" svg:y="6.948cm" svg:viewBox="0 0 64 56" svg:d="M52 16c2 4 2 6 2 9 0 6-2 12-6 14-1 3-7 5-13 7v-46c-2 0-2 0-2 0-11 0-19 2-25 7s-8 13-8 20c0 8 2 15 8 19 6 6 14 10 25 10 10 0 17-4 23-10 6-4 8-11 8-19 0-7-2-13-4-18-4-6-8-7-13-9l-2 9c3 0 5 5 7 7zM14 41c-2-4-5-8-5-14 0-5 3-9 7-13 2-2 6-5 10-5v37c-4-2-8-4-12-5z">
          <text:p/>
        </draw:path>
        <draw:path draw:style-name="gr10" draw:text-style-name="P10" draw:layer="layout" svg:width="0.103cm" svg:height="0.027cm" svg:x="8.62cm" svg:y="6.877cm" svg:viewBox="0 0 104 28" svg:d="M104 0c-19 12-36 17-53 17-7 0-13-1-21-3-3 0-9-2-15-6-2 0-8-4-15-8v8c9 6 17 11 27 15 7 2 17 5 24 5 10 0 19-3 29-7 7-4 15-9 24-13z">
          <text:p/>
        </draw:path>
        <draw:path draw:style-name="gr10" draw:text-style-name="P10" draw:layer="layout" svg:width="0.082cm" svg:height="0.111cm" svg:x="8.62cm" svg:y="6.761cm" svg:viewBox="0 0 83 112" svg:d="M83 87l-83-32v7l83 33zM35 106c4-2 6-6 6-11 0-6-2-10-6-12-4-4-7-4-15-4-6 0-12 2-16 4-2 4-4 8-4 12 0 5 2 9 4 11 4 4 10 6 16 6 8 0 13-2 15-6zM10 100c-2 0-2-2-2-5 0-2 0-4 2-6s6-2 12-2c4 0 7 0 9 2s2 4 2 6c0 3 0 5-2 5-2 2-5 4-9 4-6 0-10-2-12-4zM77 66c4-2 6-6 6-11 0-6-2-10-6-12-2-4-8-4-15-4-6 0-12 2-16 4-1 4-3 8-3 12 0 5 2 9 3 11 4 4 10 6 16 6 7 0 13-2 15-6zM52 60c-2 0-2-2-2-5 0-2 0-4 2-6s6-2 12-2c3 0 7 0 9 2s2 4 2 6c0 3 0 5-2 5-2 2-6 4-9 4-6 0-10-2-12-4zM77 28c4-2 6-6 6-11 0-6-2-10-6-12-2-5-8-5-15-5-6 0-12 2-16 5-1 4-3 8-3 12 0 5 2 9 3 11 4 4 10 6 16 6 7 0 13-2 15-6zM52 22c-2 0-2-2-2-5 0-2 0-4 2-6s6-2 12-2c3 0 7 0 9 2s2 4 2 6c0 3 0 5-2 5-2 2-6 4-9 4-6 0-10-2-12-4z">
          <text:p/>
        </draw:path>
        <draw:path draw:style-name="gr10" draw:text-style-name="P10" draw:layer="layout" svg:width="0.103cm" svg:height="0.027cm" svg:x="8.62cm" svg:y="6.729cm" svg:viewBox="0 0 104 28" svg:d="M80 6c-10-4-19-6-29-6-7 0-17 2-24 4-10 4-18 8-27 16v8c7-4 13-8 15-11 6-2 12-4 17-5 6-2 12-2 19-2 17 0 34 5 53 18v-8c-9-7-17-10-24-14z">
          <text:p/>
        </draw:path>
        <draw:polygon draw:style-name="gr2" draw:text-style-name="P2" draw:layer="layout" svg:width="1.303cm" svg:height="2.906cm" svg:x="8.983cm" svg:y="5.756cm" svg:viewBox="0 0 1304 2907" draw:points="0,2907 1304,2907 1304,0 0,0">
          <text:p/>
        </draw:polygon>
        <draw:path draw:style-name="gr11" draw:text-style-name="P11" draw:layer="layout" svg:width="0.032cm" svg:height="0.033cm" svg:x="9.327cm" svg:y="5.872cm" svg:viewBox="0 0 33 34" svg:d="M29 29c2-4 4-8 4-12 0-5-2-9-4-11-4-4-7-6-11-6-6 0-10 2-12 6-3 2-6 6-6 11 0 4 3 8 6 12 2 2 6 5 12 5 4 0 7-3 11-5z">
          <text:p/>
        </draw:path>
        <draw:path draw:style-name="gr12" draw:text-style-name="P1" draw:layer="layout" svg:width="0.032cm" svg:height="0.031cm" svg:x="9.327cm" svg:y="5.874cm" svg:viewBox="0 0 33 32" svg:d="M27 28c4-4 6-9 6-13 0-5-2-7-6-11-2-2-5-4-11-4-4 0-8 2-10 4-3 4-6 6-6 11 0 4 3 9 6 13 2 2 6 4 10 4 6 0 9-2 11-4z">
          <text:p/>
        </draw:path>
        <draw:line draw:style-name="gr13" draw:text-style-name="P1" draw:layer="layout" svg:x1="9.338cm" svg:y1="7.702cm" svg:x2="9.338cm" svg:y2="7.691cm">
          <text:p/>
        </draw:line>
        <draw:line draw:style-name="gr13" draw:text-style-name="P1" draw:layer="layout" svg:x1="9.338cm" svg:y1="8.152cm" svg:x2="9.338cm" svg:y2="8.226cm">
          <text:p/>
        </draw:line>
        <draw:polygon draw:style-name="gr2" draw:text-style-name="P2" draw:layer="layout" svg:width="0.416cm" svg:height="0.45cm" svg:x="9.131cm" svg:y="7.702cm" svg:viewBox="0 0 417 451" draw:points="0,451 417,451 417,0 0,0">
          <text:p/>
        </draw:polygon>
        <draw:polygon draw:style-name="gr14" draw:text-style-name="P1" draw:layer="layout" svg:width="0.414cm" svg:height="0.45cm" svg:x="9.131cm" svg:y="7.702cm" svg:viewBox="0 0 415 451" draw:points="0,451 415,451 415,0 0,0">
          <text:p/>
        </draw:polygon>
        <draw:line draw:style-name="gr15" draw:text-style-name="P1" draw:layer="layout" svg:x1="9.131cm" svg:y1="7.987cm" svg:x2="9.545cm" svg:y2="7.987cm">
          <text:p/>
        </draw:line>
        <draw:line draw:style-name="gr16" draw:text-style-name="P1" draw:layer="layout" svg:x1="9.929cm" svg:y1="7.921cm" svg:x2="9.929cm" svg:y2="7.17cm">
          <text:p/>
        </draw:line>
        <draw:line draw:style-name="gr16" draw:text-style-name="P1" draw:layer="layout" svg:x1="9.929cm" svg:y1="8.515cm" svg:x2="9.929cm" svg:y2="8.529cm">
          <text:p/>
        </draw:line>
        <draw:polygon draw:style-name="gr2" draw:text-style-name="P2" draw:layer="layout" svg:width="0.416cm" svg:height="0.596cm" svg:x="9.722cm" svg:y="7.921cm" svg:viewBox="0 0 417 597" draw:points="0,597 417,597 417,0 0,0">
          <text:p/>
        </draw:polygon>
        <draw:polygon draw:style-name="gr17" draw:text-style-name="P1" draw:layer="layout" svg:width="0.412cm" svg:height="0.594cm" svg:x="9.724cm" svg:y="7.921cm" svg:viewBox="0 0 413 595" draw:points="0,595 413,595 413,0 0,0">
          <text:p/>
        </draw:polygon>
        <draw:line draw:style-name="gr18" draw:text-style-name="P1" draw:layer="layout" svg:x1="9.724cm" svg:y1="8.409cm" svg:x2="10.136cm" svg:y2="8.409cm">
          <text:p/>
        </draw:line>
        <draw:path draw:style-name="gr11" draw:text-style-name="P11" draw:layer="layout" svg:width="0.03cm" svg:height="0.032cm" svg:x="9.359cm" svg:y="7.674cm" svg:viewBox="0 0 31 33" svg:d="M28 29c2-4 3-9 3-12 0-6-1-10-3-12-4-4-8-5-13-5s-9 1-11 5c-4 2-4 6-4 12 0 3 0 8 4 12 2 2 6 4 11 4s9-2 13-4z">
          <text:p/>
        </draw:path>
        <draw:path draw:style-name="gr12" draw:text-style-name="P1" draw:layer="layout" svg:width="0.03cm" svg:height="0.031cm" svg:x="9.359cm" svg:y="7.675cm" svg:viewBox="0 0 31 32" svg:d="M26 28c4-4 5-9 5-12 0-6-1-10-5-12-2-4-6-4-11-4s-9 0-11 4c-4 2-4 6-4 12 0 3 0 8 4 12 2 2 6 4 11 4s9-2 11-4z">
          <text:p/>
        </draw:path>
        <draw:path draw:style-name="gr11" draw:text-style-name="P11" draw:layer="layout" svg:width="0.032cm" svg:height="0.031cm" svg:x="9.386cm" svg:y="8.209cm" svg:viewBox="0 0 33 32" svg:d="M27 28c4-3 6-7 6-12 0-4-2-8-6-12-2-2-5-4-9-4-6 0-10 2-13 4-3 4-5 8-5 12 0 5 2 9 5 12 3 4 7 4 13 4 4 0 7 0 9-4z">
          <text:p/>
        </draw:path>
        <draw:path draw:style-name="gr12" draw:text-style-name="P1" draw:layer="layout" svg:width="0.03cm" svg:height="0.031cm" svg:x="9.386cm" svg:y="8.209cm" svg:viewBox="0 0 31 32" svg:d="M27 28c4-3 4-7 4-12 0-4 0-8-4-10-2-4-5-6-12-6-4 0-8 2-10 6-3 2-5 6-5 10 0 5 2 9 5 12 2 4 6 4 10 4 7 0 10 0 12-4z">
          <text:p/>
        </draw:path>
        <draw:path draw:style-name="gr11" draw:text-style-name="P11" draw:layer="layout" svg:width="0.03cm" svg:height="0.03cm" svg:x="9.312cm" svg:y="7.972cm" svg:viewBox="0 0 31 31" svg:d="M27 27c4-3 4-8 4-12 0-6 0-9-4-11-2-4-6-4-11-4-4 0-8 0-12 4-3 2-4 5-4 11 0 4 1 9 4 12 4 2 8 4 12 4 5 0 9-2 11-4z">
          <text:p/>
        </draw:path>
        <draw:path draw:style-name="gr12" draw:text-style-name="P1" draw:layer="layout" svg:width="0.03cm" svg:height="0.03cm" svg:x="9.312cm" svg:y="7.972cm" svg:viewBox="0 0 31 31" svg:d="M27 27c2-3 4-8 4-12s-2-8-4-11c-4-2-7-4-11-4s-8 2-12 4c-3 3-4 7-4 11s1 9 4 12c4 2 8 4 12 4s7-2 11-4z">
          <text:p/>
        </draw:path>
        <draw:path draw:style-name="gr11" draw:text-style-name="P11" draw:layer="layout" svg:width="0.03cm" svg:height="0.032cm" svg:x="9.384cm" svg:y="8.126cm" svg:viewBox="0 0 31 33" svg:d="M27 27c2-2 4-5 4-12 0-4-2-8-4-11-3-2-8-4-12-4s-8 2-11 4c-4 3-4 7-4 11 0 7 0 10 4 12 3 4 7 6 11 6s9-2 12-6z">
          <text:p/>
        </draw:path>
        <draw:path draw:style-name="gr12" draw:text-style-name="P1" draw:layer="layout" svg:width="0.03cm" svg:height="0.032cm" svg:x="9.384cm" svg:y="8.126cm" svg:viewBox="0 0 31 33" svg:d="M27 27c2-2 4-5 4-12 0-4-2-8-4-10-3-3-8-5-12-5-6 0-10 2-11 5-4 2-4 6-4 10 0 7 0 10 4 12 1 4 5 6 11 6 4 0 9-2 12-6z">
          <text:p/>
        </draw:path>
        <draw:path draw:style-name="gr11" draw:text-style-name="P11" draw:layer="layout" svg:width="0.03cm" svg:height="0.031cm" svg:x="9.234cm" svg:y="7.698cm" svg:viewBox="0 0 31 32" svg:d="M27 28c2-3 4-7 4-13 0-3-2-7-4-11-4-2-8-4-12-4s-8 2-12 4c-1 4-3 8-3 11 0 6 2 10 3 13 4 4 8 4 12 4s8 0 12-4z">
          <text:p/>
        </draw:path>
        <draw:path draw:style-name="gr12" draw:text-style-name="P1" draw:layer="layout" svg:width="0.03cm" svg:height="0.031cm" svg:x="9.234cm" svg:y="7.698cm" svg:viewBox="0 0 31 32" svg:d="M27 28c2-3 4-7 4-13 0-3-2-7-4-9-4-4-8-6-12-6s-8 2-12 6c-1 2-3 6-3 9 0 6 2 10 3 13 4 4 8 4 12 4s8 0 12-4z">
          <text:p/>
        </draw:path>
        <draw:path draw:style-name="gr11" draw:text-style-name="P11" draw:layer="layout" svg:width="0.03cm" svg:height="0.03cm" svg:x="9.213cm" svg:y="8.145cm" svg:viewBox="0 0 31 31" svg:d="M27 26c4-3 4-7 4-11 0-6 0-10-4-11-2-4-5-4-11-4-5 0-9 0-12 4-2 1-4 5-4 11 0 4 2 8 4 11 3 2 7 5 12 5 6 0 9-3 11-5z">
          <text:p/>
        </draw:path>
        <draw:path draw:style-name="gr12" draw:text-style-name="P1" draw:layer="layout" svg:width="0.03cm" svg:height="0.03cm" svg:x="9.213cm" svg:y="8.145cm" svg:viewBox="0 0 31 31" svg:d="M27 26c2-3 4-7 4-11s-2-8-4-11c-3-2-7-4-11-4-5 0-9 2-12 4-2 3-4 7-4 11s2 8 4 11c3 2 7 5 12 5 4 0 8-3 11-5z">
          <text:p/>
        </draw:path>
        <draw:path draw:style-name="gr19" draw:text-style-name="P12" draw:layer="layout" svg:width="0.03cm" svg:height="0.033cm" svg:x="9.901cm" svg:y="7.827cm" svg:viewBox="0 0 31 34" svg:d="M27 30c2-5 4-9 4-12 0-6-2-10-4-12-4-4-7-6-11-6-5 0-9 2-13 6-3 2-3 6-3 12 0 3 0 7 3 12 4 2 8 4 13 4 4 0 7-2 11-4z">
          <text:p/>
        </draw:path>
        <draw:path draw:style-name="gr20" draw:text-style-name="P1" draw:layer="layout" svg:width="0.03cm" svg:height="0.031cm" svg:x="9.901cm" svg:y="7.829cm" svg:viewBox="0 0 31 32" svg:d="M27 28c2-4 4-8 4-11 0-7-2-11-4-13-4-4-7-4-11-4-7 0-11 0-13 4-3 2-3 6-3 13 0 3 0 7 3 11 2 2 6 4 13 4 4 0 7-2 11-4z">
          <text:p/>
        </draw:path>
        <draw:path draw:style-name="gr19" draw:text-style-name="P12" draw:layer="layout" svg:width="0.032cm" svg:height="0.031cm" svg:x="9.91cm" svg:y="7.981cm" svg:viewBox="0 0 33 32" svg:d="M28 28c3-4 5-8 5-11 0-7-2-11-5-13-3-4-7-4-13-4-4 0-7 0-11 4-2 2-4 6-4 13 0 3 2 7 4 11 4 2 7 4 11 4 6 0 10-2 13-4z">
          <text:p/>
        </draw:path>
        <draw:path draw:style-name="gr20" draw:text-style-name="P1" draw:layer="layout" svg:width="0.03cm" svg:height="0.031cm" svg:x="9.91cm" svg:y="7.981cm" svg:viewBox="0 0 31 32" svg:d="M28 28c3-4 3-8 3-11 0-5 0-9-3-13-2-2-6-4-12-4-4 0-7 2-12 4-2 4-4 8-4 13 0 3 2 7 4 11 5 2 8 4 12 4 6 0 10-2 12-4z">
          <text:p/>
        </draw:path>
        <draw:path draw:style-name="gr19" draw:text-style-name="P12" draw:layer="layout" svg:width="0.032cm" svg:height="0.033cm" svg:x="10.026cm" svg:y="8.511cm" svg:viewBox="0 0 33 34" svg:d="M28 28c3-2 5-6 5-12 0-4-2-8-5-10-2-4-6-6-12-6-4 0-7 2-12 6-2 2-4 6-4 10 0 6 2 10 4 12 5 4 8 6 12 6 6 0 10-2 12-6z">
          <text:p/>
        </draw:path>
        <draw:path draw:style-name="gr20" draw:text-style-name="P1" draw:layer="layout" svg:width="0.03cm" svg:height="0.031cm" svg:x="10.026cm" svg:y="8.513cm" svg:viewBox="0 0 31 32" svg:d="M28 26c1-2 3-7 3-10 0-6-2-10-3-12-4-4-6-4-12-4-4 0-8 0-12 4-2 2-4 6-4 12 0 3 2 8 4 10 4 4 8 6 12 6 6 0 8-2 12-6z">
          <text:p/>
        </draw:path>
        <draw:path draw:style-name="gr19" draw:text-style-name="P12" draw:layer="layout" svg:width="0.031cm" svg:height="0.032cm" svg:x="9.982cm" svg:y="8.485cm" svg:viewBox="0 0 32 33" svg:d="M28 29c2-3 4-7 4-11 0-6-2-11-4-12-4-4-9-6-13-6-5 0-9 2-11 6-4 1-4 6-4 12 0 4 0 8 4 11 2 2 6 4 11 4 4 0 9-2 13-4z">
          <text:p/>
        </draw:path>
        <draw:path draw:style-name="gr20" draw:text-style-name="P1" draw:layer="layout" svg:width="0.031cm" svg:height="0.03cm" svg:x="9.982cm" svg:y="8.487cm" svg:viewBox="0 0 32 31" svg:d="M26 27c4-3 6-7 6-12 0-6-2-8-6-11-2-2-7-4-11-4-5 0-9 2-11 4-4 3-4 5-4 11 0 5 0 9 4 12 2 2 6 4 11 4 4 0 9-2 11-4z">
          <text:p/>
        </draw:path>
        <draw:path draw:style-name="gr19" draw:text-style-name="P12" draw:layer="layout" svg:width="0.032cm" svg:height="0.033cm" svg:x="9.977cm" svg:y="8.511cm" svg:viewBox="0 0 33 34" svg:d="M29 28c2-2 4-6 4-9 0-7-2-11-4-13-4-4-9-6-12-6-6 0-10 2-12 6-4 2-5 6-5 13 0 3 1 7 5 9 2 4 6 6 12 6 3 0 8-2 12-6z">
          <text:p/>
        </draw:path>
        <draw:path draw:style-name="gr20" draw:text-style-name="P1" draw:layer="layout" svg:width="0.03cm" svg:height="0.031cm" svg:x="9.977cm" svg:y="8.513cm" svg:viewBox="0 0 31 32" svg:d="M26 26c5-2 5-7 5-10 0-6 0-10-5-12-2-4-6-4-11-4-4 0-8 0-10 4-4 2-5 6-5 12 0 3 1 8 5 10 2 4 6 6 10 6 5 0 9-2 11-6z">
          <text:p/>
        </draw:path>
        <draw:path draw:style-name="gr19" draw:text-style-name="P12" draw:layer="layout" svg:width="0.033cm" svg:height="0.03cm" svg:x="9.978cm" svg:y="8.394cm" svg:viewBox="0 0 34 31" svg:d="M28 27c4-4 6-8 6-12 0-6-2-10-6-12-2-3-7-3-12-3-4 0-8 0-12 3-2 2-4 6-4 12 0 4 2 8 4 12 4 2 8 4 12 4 5 0 10-2 12-4z">
          <text:p/>
        </draw:path>
        <draw:path draw:style-name="gr20" draw:text-style-name="P1" draw:layer="layout" svg:width="0.031cm" svg:height="0.03cm" svg:x="9.978cm" svg:y="8.394cm" svg:viewBox="0 0 32 31" svg:d="M28 27c2-4 4-8 4-12s-2-8-4-12c-5-1-7-3-12-3-4 0-8 2-12 3-2 4-4 8-4 12s2 8 4 12c4 2 8 4 12 4 5 0 7-2 12-4z">
          <text:p/>
        </draw:path>
        <draw:path draw:style-name="gr19" draw:text-style-name="P12" draw:layer="layout" svg:width="0.03cm" svg:height="0.03cm" svg:x="10.024cm" svg:y="7.153cm" svg:viewBox="0 0 31 31" svg:d="M28 27c3-3 3-7 3-11s0-8-3-11c-2-2-6-5-12-5-4 0-8 3-12 5-2 3-4 7-4 11s2 8 4 11c4 4 8 4 12 4 6 0 10 0 12-4z">
          <text:p/>
        </draw:path>
        <draw:path draw:style-name="gr20" draw:text-style-name="P1" draw:layer="layout" svg:width="0.03cm" svg:height="0.03cm" svg:x="10.024cm" svg:y="7.153cm" svg:viewBox="0 0 31 31" svg:d="M28 27c2-1 3-5 3-11 0-4-1-8-3-11-4-2-8-5-12-5s-8 3-12 5c-2 3-4 7-4 11 0 6 2 10 4 11 4 4 8 4 12 4s8 0 12-4z">
          <text:p/>
        </draw:path>
        <draw:frame draw:style-name="gr9" draw:text-style-name="P14" draw:layer="layout" svg:width="0.231cm" svg:height="0.357cm" svg:x="8.615cm" svg:y="5.308cm">
          <draw:text-box>
            <text:p text:style-name="P13"><text:span text:style-name="T5">C</text:span></text:p>
          </draw:text-box>
        </draw:frame>
        <draw:polygon draw:style-name="gr21" draw:text-style-name="P1" draw:layer="layout" svg:width="1.301cm" svg:height="2.902cm" svg:x="8.983cm" svg:y="5.758cm" svg:viewBox="0 0 1302 2903" draw:points="0,2903 1302,2903 1302,0 0,0">
          <text:p/>
        </draw:polygon>
        <draw:polygon draw:style-name="gr2" draw:text-style-name="P2" draw:layer="layout" svg:width="1.303cm" svg:height="2.906cm" svg:x="10.598cm" svg:y="5.756cm" svg:viewBox="0 0 1304 2907" draw:points="0,2907 1304,2907 1304,0 0,0">
          <text:p/>
        </draw:polygon>
        <draw:line draw:style-name="gr13" draw:text-style-name="P1" draw:layer="layout" svg:x1="10.953cm" svg:y1="7.033cm" svg:x2="10.953cm" svg:y2="5.891cm">
          <text:p/>
        </draw:line>
        <draw:line draw:style-name="gr13" draw:text-style-name="P1" draw:layer="layout" svg:x1="10.953cm" svg:y1="7.888cm" svg:x2="10.953cm" svg:y2="8.145cm">
          <text:p/>
        </draw:line>
        <draw:polygon draw:style-name="gr2" draw:text-style-name="P2" draw:layer="layout" svg:width="0.416cm" svg:height="0.857cm" svg:x="10.746cm" svg:y="7.031cm" svg:viewBox="0 0 417 858" draw:points="0,858 417,858 417,0 0,0">
          <text:p/>
        </draw:polygon>
        <draw:polygon draw:style-name="gr14" draw:text-style-name="P1" draw:layer="layout" svg:width="0.412cm" svg:height="0.855cm" svg:x="10.748cm" svg:y="7.033cm" svg:viewBox="0 0 413 856" draw:points="0,856 413,856 413,0 0,0">
          <text:p/>
        </draw:polygon>
        <draw:line draw:style-name="gr15" draw:text-style-name="P1" draw:layer="layout" svg:x1="10.748cm" svg:y1="7.725cm" svg:x2="11.16cm" svg:y2="7.725cm">
          <text:p/>
        </draw:line>
        <draw:path draw:style-name="gr19" draw:text-style-name="P12" draw:layer="layout" svg:width="0.03cm" svg:height="0.03cm" svg:x="11.535cm" svg:y="8.012cm" svg:viewBox="0 0 31 31" svg:d="M26 27c5-3 5-7 5-11 0-5 0-9-5-12-4-2-5-4-11-4-4 0-8 2-12 4-1 3-3 7-3 12 0 4 2 8 3 11 4 2 8 4 12 4 6 0 7-2 11-4z">
          <text:p/>
        </draw:path>
        <draw:path draw:style-name="gr20" draw:text-style-name="P1" draw:layer="layout" svg:width="0.03cm" svg:height="0.03cm" svg:x="11.535cm" svg:y="8.012cm" svg:viewBox="0 0 31 31" svg:d="M26 27c2-3 5-5 5-11 0-5-3-9-5-12-4-2-7-4-11-4s-8 2-12 4c-1 3-3 7-3 12 0 6 2 8 3 11 4 2 8 4 12 4s7-2 11-4z">
          <text:p/>
        </draw:path>
        <draw:line draw:style-name="gr16" draw:text-style-name="P1" draw:layer="layout" svg:x1="11.546cm" svg:y1="8.435cm" svg:x2="11.546cm" svg:y2="8.432cm">
          <text:p/>
        </draw:line>
        <draw:line draw:style-name="gr16" draw:text-style-name="P1" draw:layer="layout" svg:x1="11.546cm" svg:y1="8.523cm" svg:x2="11.546cm" svg:y2="8.527cm">
          <text:p/>
        </draw:line>
        <draw:polygon draw:style-name="gr2" draw:text-style-name="P2" draw:layer="layout" svg:width="0.416cm" svg:height="0.088cm" svg:x="11.337cm" svg:y="8.435cm" svg:viewBox="0 0 417 89" draw:points="0,89 417,89 417,0 0,0">
          <text:p/>
        </draw:polygon>
        <draw:polygon draw:style-name="gr17" draw:text-style-name="P1" draw:layer="layout" svg:width="0.414cm" svg:height="0.088cm" svg:x="11.339cm" svg:y="8.435cm" svg:viewBox="0 0 415 89" draw:points="0,89 415,89 415,0 0,0">
          <text:p/>
        </draw:polygon>
        <draw:line draw:style-name="gr18" draw:text-style-name="P1" draw:layer="layout" svg:x1="11.339cm" svg:y1="8.504cm" svg:x2="11.753cm" svg:y2="8.504cm">
          <text:p/>
        </draw:line>
        <draw:path draw:style-name="gr11" draw:text-style-name="P11" draw:layer="layout" svg:width="0.032cm" svg:height="0.031cm" svg:x="10.955cm" svg:y="6.685cm" svg:viewBox="0 0 33 32" svg:d="M28 28c3-4 5-9 5-12 0-4-2-8-5-12-2-4-6-4-12-4-4 0-7 0-12 4-2 4-4 8-4 12 0 3 2 8 4 12 5 2 8 4 12 4 6 0 10-2 12-4z">
          <text:p/>
        </draw:path>
        <draw:path draw:style-name="gr12" draw:text-style-name="P1" draw:layer="layout" svg:width="0.03cm" svg:height="0.031cm" svg:x="10.955cm" svg:y="6.685cm" svg:viewBox="0 0 31 32" svg:d="M28 28c3-4 3-9 3-12 0-4 0-8-3-12-2-2-6-4-12-4-4 0-8 2-12 4-2 4-4 8-4 12 0 3 2 8 4 12 4 2 8 4 12 4 6 0 10-2 12-4z">
          <text:p/>
        </draw:path>
        <draw:path draw:style-name="gr11" draw:text-style-name="P11" draw:layer="layout" svg:width="0.033cm" svg:height="0.03cm" svg:x="10.989cm" svg:y="7.71cm" svg:viewBox="0 0 34 31" svg:d="M30 27c2-2 4-5 4-11 0-5-2-9-4-13-4-1-8-3-12-3-5 0-9 2-11 3-5 4-7 8-7 13 0 6 2 9 7 11 2 4 6 4 11 4 4 0 8 0 12-4z">
          <text:p/>
        </draw:path>
        <draw:path draw:style-name="gr12" draw:text-style-name="P1" draw:layer="layout" svg:width="0.033cm" svg:height="0.03cm" svg:x="10.989cm" svg:y="7.71cm" svg:viewBox="0 0 34 31" svg:d="M28 27c4-2 6-5 6-11 0-5-2-9-6-11-2-3-6-5-10-5-5 0-9 2-11 5-5 2-7 6-7 11 0 6 2 9 7 11 2 4 6 4 11 4 4 0 8 0 10-4z">
          <text:p/>
        </draw:path>
        <draw:path draw:style-name="gr11" draw:text-style-name="P11" draw:layer="layout" svg:width="0.03cm" svg:height="0.03cm" svg:x="11.054cm" svg:y="7.767cm" svg:viewBox="0 0 31 31" svg:d="M28 27c3-4 3-7 3-12 0-6 0-10-3-12-2-3-6-3-12-3-4 0-8 0-11 3-2 2-5 6-5 12 0 5 3 8 5 12 3 2 7 4 11 4 6 0 10-2 12-4z">
          <text:p/>
        </draw:path>
        <draw:path draw:style-name="gr12" draw:text-style-name="P1" draw:layer="layout" svg:width="0.03cm" svg:height="0.03cm" svg:x="11.054cm" svg:y="7.767cm" svg:viewBox="0 0 31 31" svg:d="M28 27c1-4 3-7 3-12 0-4-2-8-3-12-4-1-8-3-12-3s-8 2-11 3c-2 4-5 8-5 12 0 5 3 8 5 12 3 2 7 4 11 4s8-2 12-4z">
          <text:p/>
        </draw:path>
        <draw:path draw:style-name="gr11" draw:text-style-name="P11" draw:layer="layout" svg:width="0.033cm" svg:height="0.032cm" svg:x="10.877cm" svg:y="7.974cm" svg:viewBox="0 0 34 33" svg:d="M30 27c2-2 4-5 4-11 0-4-2-9-4-12-4-2-8-4-13-4s-9 2-11 4c-4 3-6 8-6 12 0 6 2 9 6 11 2 4 6 6 11 6s9-2 13-6z">
          <text:p/>
        </draw:path>
        <draw:path draw:style-name="gr12" draw:text-style-name="P1" draw:layer="layout" svg:width="0.033cm" svg:height="0.032cm" svg:x="10.877cm" svg:y="7.974cm" svg:viewBox="0 0 34 33" svg:d="M28 27c4-2 6-5 6-9 0-6-2-11-6-13-2-3-6-5-13-5-3 0-7 2-9 5-4 2-6 7-6 13 0 4 2 7 6 9 2 4 6 6 9 6 7 0 11-2 13-6z">
          <text:p/>
        </draw:path>
        <draw:path draw:style-name="gr11" draw:text-style-name="P11" draw:layer="layout" svg:width="0.031cm" svg:height="0.033cm" svg:x="11.006cm" svg:y="5.872cm" svg:viewBox="0 0 32 34" svg:d="M28 29c2-4 4-8 4-12 0-5-2-9-4-11-4-4-8-6-12-6s-8 2-12 6c-2 2-4 6-4 11 0 4 2 8 4 12 4 2 8 5 12 5s8-3 12-5z">
          <text:p/>
        </draw:path>
        <draw:path draw:style-name="gr12" draw:text-style-name="P1" draw:layer="layout" svg:width="0.031cm" svg:height="0.031cm" svg:x="11.006cm" svg:y="5.874cm" svg:viewBox="0 0 32 32" svg:d="M28 28c2-4 4-9 4-13 0-5-2-7-4-11-4-2-8-4-12-4s-8 2-12 4c-2 4-4 6-4 11 0 4 2 9 4 13 4 2 8 4 12 4s8-2 12-4z">
          <text:p/>
        </draw:path>
        <draw:path draw:style-name="gr11" draw:text-style-name="P11" draw:layer="layout" svg:width="0.03cm" svg:height="0.033cm" svg:x="10.963cm" svg:y="7.35cm" svg:viewBox="0 0 31 34" svg:d="M27 30c2-5 4-9 4-12 0-6-2-10-4-12-4-4-7-6-11-6s-8 2-12 6c-1 2-4 6-4 12 0 3 3 7 4 12 4 2 8 4 12 4s7-2 11-4z">
          <text:p/>
        </draw:path>
        <draw:path draw:style-name="gr12" draw:text-style-name="P1" draw:layer="layout" svg:width="0.03cm" svg:height="0.031cm" svg:x="10.963cm" svg:y="7.352cm" svg:viewBox="0 0 31 32" svg:d="M27 28c2-4 4-8 4-11 0-7-2-11-4-13-4-4-7-4-11-4-6 0-8 0-12 4-4 2-4 6-4 13 0 3 0 7 4 11 4 2 6 4 12 4 4 0 7-2 11-4z">
          <text:p/>
        </draw:path>
        <draw:path draw:style-name="gr11" draw:text-style-name="P11" draw:layer="layout" svg:width="0.032cm" svg:height="0.03cm" svg:x="10.866cm" svg:y="8.128cm" svg:viewBox="0 0 33 31" svg:d="M26 27c5-4 7-7 7-12 0-4-2-8-7-12-2-1-5-3-9-3-6 0-10 2-12 3-3 4-5 8-5 12 0 5 2 8 5 12 2 2 6 4 12 4 4 0 7-2 9-4z">
          <text:p/>
        </draw:path>
        <draw:path draw:style-name="gr12" draw:text-style-name="P1" draw:layer="layout" svg:width="0.03cm" svg:height="0.03cm" svg:x="10.866cm" svg:y="8.128cm" svg:viewBox="0 0 31 31" svg:d="M27 27c4-2 4-5 4-12 0-4 0-8-4-12-2-1-5-3-11-3-4 0-9 2-11 3-3 4-5 8-5 12 0 7 2 10 5 12 2 2 7 4 11 4 6 0 9-2 11-4z">
          <text:p/>
        </draw:path>
        <draw:path draw:style-name="gr19" draw:text-style-name="P12" draw:layer="layout" svg:width="0.032cm" svg:height="0.032cm" svg:x="11.516cm" svg:y="8.413cm" svg:viewBox="0 0 33 33" svg:d="M27 29c4-4 6-7 6-12 0-6-2-10-6-12-2-3-5-5-10-5-6 0-10 2-12 5-3 2-5 6-5 12 0 5 2 8 5 12 2 2 6 4 12 4 5 0 8-2 10-4z">
          <text:p/>
        </draw:path>
        <draw:path draw:style-name="gr20" draw:text-style-name="P1" draw:layer="layout" svg:width="0.03cm" svg:height="0.03cm" svg:x="11.516cm" svg:y="8.415cm" svg:viewBox="0 0 31 31" svg:d="M27 26c4-4 4-7 4-11 0-6 0-8-4-12-2-3-5-3-12-3-4 0-8 0-10 3-3 4-5 6-5 12 0 4 2 7 5 11 2 2 6 5 10 5 7 0 10-3 12-5z">
          <text:p/>
        </draw:path>
        <draw:path draw:style-name="gr19" draw:text-style-name="P12" draw:layer="layout" svg:width="0.03cm" svg:height="0.03cm" svg:x="11.495cm" svg:y="8.426cm" svg:viewBox="0 0 31 31" svg:d="M27 28c4-4 4-8 4-13 0-6 0-9-4-11-2-4-5-4-11-4-4 0-9 0-12 4-2 2-4 5-4 11 0 5 2 9 4 13 3 1 8 3 12 3 6 0 9-2 11-3z">
          <text:p/>
        </draw:path>
        <draw:path draw:style-name="gr20" draw:text-style-name="P1" draw:layer="layout" svg:width="0.03cm" svg:height="0.03cm" svg:x="11.495cm" svg:y="8.426cm" svg:viewBox="0 0 31 31" svg:d="M27 28c2-4 4-8 4-13 0-4-2-7-4-11-3-2-7-4-11-4s-9 2-12 4c-2 4-4 7-4 11 0 5 2 9 4 13 3 1 8 3 12 3s8-2 11-3z">
          <text:p/>
        </draw:path>
        <draw:path draw:style-name="gr19" draw:text-style-name="P12" draw:layer="layout" svg:width="0.032cm" svg:height="0.033cm" svg:x="11.419cm" svg:y="8.511cm" svg:viewBox="0 0 33 34" svg:d="M29 28c2-2 4-6 4-9 0-7-2-11-4-13-4-4-7-6-12-6-6 0-10 2-12 6-3 2-5 6-5 13 0 3 2 7 5 9 2 4 6 6 12 6 5 0 8-2 12-6z">
          <text:p/>
        </draw:path>
        <draw:path draw:style-name="gr20" draw:text-style-name="P1" draw:layer="layout" svg:width="0.032cm" svg:height="0.031cm" svg:x="11.419cm" svg:y="8.513cm" svg:viewBox="0 0 33 32" svg:d="M27 26c4-2 6-7 6-10 0-6-2-10-6-12-2-4-5-4-10-4-6 0-10 0-12 4-3 2-5 6-5 12 0 3 2 8 5 10 2 4 6 6 12 6 5 0 8-2 10-6z">
          <text:p/>
        </draw:path>
        <draw:path draw:style-name="gr19" draw:text-style-name="P12" draw:layer="layout" svg:width="0.03cm" svg:height="0.032cm" svg:x="11.51cm" svg:y="8.502cm" svg:viewBox="0 0 31 33" svg:d="M28 29c1-4 3-8 3-12 0-6-2-9-3-11-5-4-9-6-13-6s-7 2-11 6c-2 2-4 5-4 11 0 4 2 8 4 12 4 2 7 4 11 4s8-2 13-4z">
          <text:p/>
        </draw:path>
        <draw:path draw:style-name="gr20" draw:text-style-name="P1" draw:layer="layout" svg:width="0.03cm" svg:height="0.03cm" svg:x="11.51cm" svg:y="8.504cm" svg:viewBox="0 0 31 31" svg:d="M28 27c1-3 3-7 3-11 0-6-2-8-3-11-5-5-9-5-13-5s-7 0-11 5c-2 3-4 5-4 11 0 4 2 8 4 11 4 2 7 4 11 4s8-2 13-4z">
          <text:p/>
        </draw:path>
        <draw:path draw:style-name="gr19" draw:text-style-name="P12" draw:layer="layout" svg:width="0.031cm" svg:height="0.032cm" svg:x="11.523cm" svg:y="8.508cm" svg:viewBox="0 0 32 33" svg:d="M28 27c4-2 4-5 4-12 0-4 0-8-4-10-2-3-6-5-12-5-3 0-8 2-12 5-2 2-4 6-4 10 0 7 2 10 4 12 4 4 9 6 12 6 6 0 10-2 12-6z">
          <text:p/>
        </draw:path>
        <draw:path draw:style-name="gr20" draw:text-style-name="P1" draw:layer="layout" svg:width="0.031cm" svg:height="0.032cm" svg:x="11.523cm" svg:y="8.508cm" svg:viewBox="0 0 32 33" svg:d="M28 27c2-2 4-5 4-10 0-6-2-10-4-12-4-3-8-5-12-5-3 0-8 2-12 5-2 2-4 6-4 12 0 5 2 8 4 10 4 4 9 6 12 6 4 0 8-2 12-6z">
          <text:p/>
        </draw:path>
        <draw:path draw:style-name="gr19" draw:text-style-name="P12" draw:layer="layout" svg:width="0.032cm" svg:height="0.03cm" svg:x="11.575cm" svg:y="8.491cm" svg:viewBox="0 0 33 31" svg:d="M29 27c2-4 4-7 4-11 0-5-2-9-4-13-5-2-9-3-12-3-6 0-10 1-12 3-4 4-5 8-5 13 0 4 1 7 5 11 2 2 6 4 12 4 3 0 7-2 12-4z">
          <text:p/>
        </draw:path>
        <draw:path draw:style-name="gr20" draw:text-style-name="P1" draw:layer="layout" svg:width="0.032cm" svg:height="0.03cm" svg:x="11.575cm" svg:y="8.491cm" svg:viewBox="0 0 33 31" svg:d="M27 27c4-4 6-6 6-11s-2-9-6-13c-3-2-7-3-10-3-6 0-10 1-12 3-4 4-5 8-5 13s1 7 5 11c2 2 6 4 12 4 3 0 7-2 10-4z">
          <text:p/>
        </draw:path>
        <draw:frame draw:style-name="gr8" draw:text-style-name="P7" draw:layer="layout" svg:width="0.154cm" svg:height="0.128cm" svg:x="9.646cm" svg:y="5.928cm">
          <draw:text-box>
            <text:p text:style-name="P4"><text:span text:style-name="T2">NS</text:span></text:p>
          </draw:text-box>
        </draw:frame>
        <draw:polygon draw:style-name="gr21" draw:text-style-name="P1" draw:layer="layout" svg:width="1.299cm" svg:height="2.902cm" svg:x="10.6cm" svg:y="5.758cm" svg:viewBox="0 0 1300 2903" draw:points="0,2903 1300,2903 1300,0 0,0">
          <text:p/>
        </draw:polygon>
        <draw:line draw:style-name="gr22" draw:text-style-name="P1" draw:layer="layout" svg:x1="9.338cm" svg:y1="8.682cm" svg:x2="9.338cm" svg:y2="8.66cm">
          <text:p/>
        </draw:line>
        <draw:line draw:style-name="gr22" draw:text-style-name="P1" draw:layer="layout" svg:x1="9.929cm" svg:y1="8.682cm" svg:x2="9.929cm" svg:y2="8.66cm">
          <text:p/>
        </draw:line>
        <draw:line draw:style-name="gr22" draw:text-style-name="P1" draw:layer="layout" svg:x1="10.953cm" svg:y1="8.682cm" svg:x2="10.953cm" svg:y2="8.66cm">
          <text:p/>
        </draw:line>
        <draw:line draw:style-name="gr22" draw:text-style-name="P1" draw:layer="layout" svg:x1="11.546cm" svg:y1="8.682cm" svg:x2="11.546cm" svg:y2="8.66cm">
          <text:p/>
        </draw:line>
        <draw:path draw:style-name="gr3" draw:text-style-name="P3" draw:layer="layout" svg:width="0.049cm" svg:height="0.078cm" svg:x="11.983cm" svg:y="8.481cm" svg:viewBox="0 0 50 79" svg:d="M8 71c3 6 9 8 17 8 5 0 9-2 13-4 4-4 6-7 8-13 3-6 4-13 4-23 0-8-1-14-1-18-3-6-3-10-5-11-2-4-6-6-8-8-4-2-7-2-11-2-6 0-12 0-14 4-3 2-7 6-9 13-2 6-2 14-2 22 0 15 2 25 8 32zM13 13c4-2 6-3 12-3 4 0 7 1 11 5 2 4 4 12 4 24 0 13-2 21-6 25-2 4-5 5-9 5s-8-1-12-5c-2-4-3-12-3-25 0-12 1-20 3-26z">
          <text:p/>
        </draw:path>
        <draw:polygon draw:style-name="gr3" draw:text-style-name="P3" draw:layer="layout" svg:width="0.011cm" svg:height="0.011cm" svg:x="12.048cm" svg:y="8.548cm" svg:viewBox="0 0 12 12" draw:points="0,12 12,12 12,0 0,0">
          <text:p/>
        </draw:polygon>
        <draw:path draw:style-name="gr3" draw:text-style-name="P3" draw:layer="layout" svg:width="0.05cm" svg:height="0.078cm" svg:x="12.074cm" svg:y="8.481cm" svg:viewBox="0 0 51 79" svg:d="M9 71c6 6 11 8 17 8s11-2 15-4c4-4 6-7 8-13s2-13 2-23c0-8 0-14 0-18-2-6-4-10-6-11-2-4-4-6-8-8-2-2-5-2-11-2-4 0-10 0-13 4-4 2-6 6-9 13-2 6-4 14-4 22 0 15 4 25 9 32zM16 13c2-2 6-3 10-3 6 0 9 1 11 5 4 4 4 12 4 24 0 13 0 21-4 25-2 4-5 5-11 5-4 0-8-1-10-5-3-4-5-12-5-25 0-12 2-20 5-26z">
          <text:p/>
        </draw:path>
        <draw:path draw:style-name="gr3" draw:text-style-name="P3" draw:layer="layout" svg:width="0.049cm" svg:height="0.078cm" svg:x="12.137cm" svg:y="8.481cm" svg:viewBox="0 0 50 79" svg:d="M8 71c3 6 9 8 17 8 5 0 9-2 13-4 5-4 7-7 9-13 1-6 3-13 3-23 0-8 0-14-2-18-1-6-1-10-3-11-2-4-4-6-9-8-4-2-8-2-11-2-6 0-10 0-14 4-3 2-7 6-9 13-2 6-2 14-2 22 0 15 2 25 8 32zM13 13c4-2 8-3 12-3 3 0 7 1 11 5 2 4 5 12 5 24 0 13-3 21-5 25-4 4-8 5-11 5-4 0-8-1-12-5-2-4-4-12-4-25 0-12 2-20 4-26z">
          <text:p/>
        </draw:path>
        <draw:path draw:style-name="gr3" draw:text-style-name="P3" draw:layer="layout" svg:width="0.049cm" svg:height="0.078cm" svg:x="12.198cm" svg:y="8.481cm" svg:viewBox="0 0 50 79" svg:d="M7 71c4 6 10 8 17 8s13-2 17-4c2-4 5-7 7-13s2-13 2-23c0-8 0-14-2-18 0-6-2-10-4-11-1-4-3-6-7-8s-8-2-13-2-9 0-13 4c-4 2-5 6-7 13-2 6-4 14-4 22 0 15 4 25 7 32zM15 13c2-2 6-3 9-3 7 0 11 1 13 5 4 4 4 12 4 24 0 13 0 21-4 25s-6 5-13 5c-3 0-7-1-9-5-4-4-6-12-6-25 0-12 2-20 6-26z">
          <text:p/>
        </draw:path>
        <draw:path draw:style-name="gr3" draw:text-style-name="P3" draw:layer="layout" svg:width="0.049cm" svg:height="0.078cm" svg:x="11.951cm" svg:y="7.732cm" svg:viewBox="0 0 50 79" svg:d="M7 74c4 3 10 5 17 5s11-2 15-3c4-2 7-8 9-14 2-5 2-13 2-21 0-7 0-13-2-19 0-3-2-7-4-11-1-2-3-7-7-9-4 0-9-2-13-2-5 0-9 2-13 4-4 5-6 9-7 15-2 5-4 13-4 22 0 14 2 25 7 33zM13 17c4-4 8-6 11-6 7 0 9 2 13 6 2 3 4 11 4 24 0 12-2 19-4 23-4 4-9 6-13 6-3 0-7-2-11-6-2-4-4-11-4-23 0-13 2-21 4-24z">
          <text:p/>
        </draw:path>
        <draw:polygon draw:style-name="gr3" draw:text-style-name="P3" draw:layer="layout" svg:width="0.012cm" svg:height="0.011cm" svg:x="12.015cm" svg:y="7.801cm" svg:viewBox="0 0 13 12" draw:points="0,12 13,12 13,0 0,0">
          <text:p/>
        </draw:polygon>
        <draw:path draw:style-name="gr3" draw:text-style-name="P3" draw:layer="layout" svg:width="0.049cm" svg:height="0.078cm" svg:x="12.044cm" svg:y="7.732cm" svg:viewBox="0 0 50 79" svg:d="M7 74c4 3 10 5 18 5 5 0 9-2 14-3 4-2 6-8 7-14 2-5 4-13 4-21 0-7-2-13-2-19-2-3-2-7-3-11-2-2-6-7-8-9-5 0-9-2-12-2-6 0-12 2-14 4-4 5-7 9-9 15-2 5-2 13-2 22 0 14 2 25 7 33zM13 17c4-4 6-6 12-6 3 0 7 2 12 6 2 3 4 11 4 24 0 12-2 19-7 23-2 4-6 6-9 6-6 0-8-2-12-6-2-4-4-11-4-23 0-13 2-21 4-24z">
          <text:p/>
        </draw:path>
        <draw:path draw:style-name="gr3" draw:text-style-name="P3" draw:layer="layout" svg:width="0.051cm" svg:height="0.078cm" svg:x="12.103cm" svg:y="7.732cm" svg:viewBox="0 0 52 79" svg:d="M14 70c2-2 4-4 4-4 2-2 6-6 11-9 8-6 12-12 15-14 2-4 4-7 6-11 2-2 2-6 2-8 0-7-2-11-6-18-5-4-11-6-19-6-5 0-13 2-18 6-4 5-5 11-7 18l10 2c0-4 2-7 4-11 4-2 8-4 11-4 6 0 10 2 12 4s4 5 4 9-2 8-4 12c-4 3-10 9-17 17-6 4-10 7-15 9-2 4-5 8-5 12-2 2-2 3-2 5h52v-9z">
          <text:p/>
        </draw:path>
        <draw:path draw:style-name="gr3" draw:text-style-name="P3" draw:layer="layout" svg:width="0.05cm" svg:height="0.078cm" svg:x="12.167cm" svg:y="7.732cm" svg:viewBox="0 0 51 79" svg:d="M6 74c7 3 12 5 18 5 10 0 15-2 21-9 4-6 6-12 6-17 0-8-4-15-8-19-4-6-9-8-15-8s-10 2-13 6l3-21h29v-11h-36l-9 41 11 2c0-2 2-4 4-5 1 0 5-2 9-2s10 2 11 5c2 2 4 6 4 12 0 5-2 9-4 13-3 2-7 4-13 4-4 0-7 0-9-4-2-2-4-4-4-9h-11c0 7 2 13 6 17z">
          <text:p/>
        </draw:path>
        <draw:path draw:style-name="gr3" draw:text-style-name="P3" draw:layer="layout" svg:width="0.049cm" svg:height="0.078cm" svg:x="11.951cm" svg:y="6.986cm" svg:viewBox="0 0 50 79" svg:d="M7 71c4 4 10 8 17 8s11-2 15-6c4-2 7-6 9-11 2-7 2-15 2-24 0-8 0-14-2-17 0-6-2-10-4-12-1-4-3-6-7-7-4-2-9-2-13-2-5 0-9 0-13 3-4 2-6 6-7 12-2 6-4 13-4 23 0 15 2 25 7 33zM13 13c4-2 8-4 11-4 7 0 9 2 13 6 2 4 4 11 4 23 0 13-2 21-4 25-4 4-9 6-13 6-3 0-7-2-11-6-2-4-4-12-4-25 0-12 2-19 4-25z">
          <text:p/>
        </draw:path>
        <draw:polygon draw:style-name="gr3" draw:text-style-name="P3" draw:layer="layout" svg:width="0.012cm" svg:height="0.012cm" svg:x="12.015cm" svg:y="7.052cm" svg:viewBox="0 0 13 13" draw:points="0,13 13,13 13,0 0,0">
          <text:p/>
        </draw:polygon>
        <draw:path draw:style-name="gr3" draw:text-style-name="P3" draw:layer="layout" svg:width="0.049cm" svg:height="0.078cm" svg:x="12.044cm" svg:y="6.986cm" svg:viewBox="0 0 50 79" svg:d="M7 71c4 4 10 8 18 8 5 0 9-2 14-6 4-2 6-6 7-11 2-7 4-15 4-24 0-8-2-14-2-17-2-6-2-10-3-12-2-4-6-6-8-7-5-2-9-2-12-2-6 0-12 0-14 3-4 2-7 6-9 12s-2 13-2 23c0 15 2 25 7 33zM13 13c4-2 6-4 12-4 3 0 7 2 12 6 2 4 4 11 4 23 0 13-2 21-7 25-2 4-6 6-9 6-6 0-8-2-12-6-2-4-4-12-4-25 0-12 2-19 4-25z">
          <text:p/>
        </draw:path>
        <draw:path draw:style-name="gr3" draw:text-style-name="P3" draw:layer="layout" svg:width="0.049cm" svg:height="0.078cm" svg:x="12.105cm" svg:y="6.986cm" svg:viewBox="0 0 50 79" svg:d="M7 71c4 6 10 8 18 8s16-4 19-10c4-6 6-12 6-20s-2-13-6-19c-3-4-9-6-17-6-5 0-8 2-14 4l4-19h29v-9h-37l-7 40 9 1c2-3 4-5 6-5 2-2 4-2 8-2 6 0 10 0 12 4 4 2 4 7 4 11 0 6 0 10-4 14-2 4-6 6-12 6-4 0-8-2-10-4-4-2-4-6-6-10h-9c2 7 3 12 7 16z">
          <text:p/>
        </draw:path>
        <draw:path draw:style-name="gr3" draw:text-style-name="P3" draw:layer="layout" svg:width="0.05cm" svg:height="0.078cm" svg:x="12.167cm" svg:y="6.986cm" svg:viewBox="0 0 51 79" svg:d="M8 71c5 4 10 8 18 8 6 0 10-2 13-6 4-2 6-6 8-11 2-7 4-15 4-24 0-8-2-14-2-17-2-6-4-10-4-12-2-4-6-6-8-7-3-2-7-2-11-2-6 0-11 0-15 3-5 2-7 6-9 12s-2 13-2 23c0 15 2 25 8 33zM15 13c2-2 5-4 11-4 4 0 8 2 10 6 3 4 5 11 5 23 0 13-2 21-5 25-2 4-6 6-10 6-6 0-9-2-11-6-4-4-4-12-4-25 0-12 0-19 4-25z">
          <text:p/>
        </draw:path>
        <draw:path draw:style-name="gr3" draw:text-style-name="P3" draw:layer="layout" svg:width="0.049cm" svg:height="0.078cm" svg:x="11.951cm" svg:y="6.237cm" svg:viewBox="0 0 50 79" svg:d="M7 71c4 6 10 8 17 8s11-2 15-4c4-4 7-7 9-13s2-13 2-24c0-6 0-13-2-17 0-4-2-8-4-11-1-4-3-6-7-8s-9-2-13-2c-5 0-9 2-13 4s-6 7-7 13c-2 6-4 13-4 21 0 16 2 28 7 33zM13 15c4-4 8-5 11-5 7 0 9 1 13 5 2 4 4 12 4 23 0 14-2 22-4 26-4 4-9 5-13 5-3 0-7-1-11-5-2-4-4-12-4-26 0-11 2-19 4-23z">
          <text:p/>
        </draw:path>
        <draw:polygon draw:style-name="gr3" draw:text-style-name="P3" draw:layer="layout" svg:width="0.012cm" svg:height="0.011cm" svg:x="12.015cm" svg:y="6.304cm" svg:viewBox="0 0 13 12" draw:points="0,12 13,12 13,0 0,0">
          <text:p/>
        </draw:polygon>
        <draw:path draw:style-name="gr3" draw:text-style-name="P3" draw:layer="layout" svg:width="0.049cm" svg:height="0.078cm" svg:x="12.044cm" svg:y="6.237cm" svg:viewBox="0 0 50 79" svg:d="M7 71c4 6 10 8 18 8 5 0 9-2 14-4 4-4 6-7 7-13 2-6 4-13 4-24 0-6-2-13-2-17-2-4-2-8-3-11-2-4-6-6-8-8-5-2-9-2-12-2-6 0-12 2-14 4-4 2-7 7-9 13s-2 13-2 21c0 16 2 28 7 33zM13 15c4-4 6-5 12-5 3 0 7 1 12 5 2 4 4 12 4 23 0 14-2 22-7 26-2 4-6 5-9 5-6 0-8-1-12-5-2-4-4-12-4-26 0-11 2-19 4-23z">
          <text:p/>
        </draw:path>
        <draw:path draw:style-name="gr3" draw:text-style-name="P3" draw:layer="layout" svg:width="0.051cm" svg:height="0.078cm" svg:x="12.103cm" svg:y="6.237cm" svg:viewBox="0 0 52 79" svg:d="M43 10c-6 5-10 13-16 20-3 8-7 19-11 26-2 10-4 17-4 23h10c0-8 2-15 3-21 4-9 8-20 12-29 6-8 11-16 15-21v-8h-52v10z">
          <text:p/>
        </draw:path>
        <draw:path draw:style-name="gr3" draw:text-style-name="P3" draw:layer="layout" svg:width="0.05cm" svg:height="0.078cm" svg:x="12.167cm" svg:y="6.237cm" svg:viewBox="0 0 51 79" svg:d="M6 73c7 4 12 6 18 6 10 0 15-4 21-10 4-5 6-11 6-19 0-7-4-14-8-18-4-5-9-7-15-7s-10 2-13 5l3-20h29v-10h-36l-9 41 11 2c0-2 2-5 4-7 1-2 5-2 9-2s10 2 11 4c2 5 4 9 4 14 0 4-2 10-4 12-3 4-7 5-13 5-4 0-7-1-9-3s-4-6-4-10h-11c0 8 2 12 6 17z">
          <text:p/>
        </draw:path>
        <draw:line draw:style-name="gr22" draw:text-style-name="P1" draw:layer="layout" svg:x1="11.89cm" svg:y1="8.527cm" svg:x2="11.913cm" svg:y2="8.527cm">
          <text:p/>
        </draw:line>
        <draw:line draw:style-name="gr22" draw:text-style-name="P1" draw:layer="layout" svg:x1="11.89cm" svg:y1="7.778cm" svg:x2="11.913cm" svg:y2="7.778cm">
          <text:p/>
        </draw:line>
        <draw:line draw:style-name="gr22" draw:text-style-name="P1" draw:layer="layout" svg:x1="11.89cm" svg:y1="7.029cm" svg:x2="11.913cm" svg:y2="7.029cm">
          <text:p/>
        </draw:line>
        <draw:line draw:style-name="gr22" draw:text-style-name="P1" draw:layer="layout" svg:x1="11.89cm" svg:y1="6.283cm" svg:x2="11.913cm" svg:y2="6.283cm">
          <text:p/>
        </draw:line>
        <draw:path draw:style-name="gr3" draw:text-style-name="P3" draw:layer="layout" svg:width="0.049cm" svg:height="0.078cm" svg:x="8.791cm" svg:y="8.483cm" svg:viewBox="0 0 50 79" svg:d="M9 73c3 4 9 6 17 6 3 0 9-2 13-4s6-8 8-13c1-6 3-14 3-21 0-8-2-13-2-20-1-4-3-8-5-12 0-1-4-5-8-5-2-2-6-4-9-4-6 0-12 2-16 4-3 4-6 7-8 13s-2 14-2 24c0 13 2 25 9 32zM14 15c2-4 6-6 12-6 3 0 7 2 9 6 4 4 6 13 6 26 0 11-2 19-6 23-2 3-6 5-9 5-6 0-10-2-12-5-4-4-4-12-4-23 0-13 0-22 4-26z">
          <text:p/>
        </draw:path>
        <draw:polygon draw:style-name="gr3" draw:text-style-name="P3" draw:layer="layout" svg:width="0.012cm" svg:height="0.012cm" svg:x="8.855cm" svg:y="8.551cm" svg:viewBox="0 0 13 13" draw:points="0,13 13,13 13,0 0,0">
          <text:p/>
        </draw:polygon>
        <draw:path draw:style-name="gr3" draw:text-style-name="P3" draw:layer="layout" svg:width="0.05cm" svg:height="0.078cm" svg:x="8.882cm" svg:y="8.483cm" svg:viewBox="0 0 51 79" svg:d="M8 73c5 4 10 6 18 6 6 0 11-2 13-4 4-2 8-8 10-13 2-6 2-14 2-21 0-8 0-13-2-20 0-4-2-8-4-12-2-1-4-5-8-5-4-2-7-4-11-4-6 0-10 2-13 4-5 4-7 7-9 13s-4 14-4 24c0 13 4 25 8 32zM16 15c2-4 6-6 10-6 6 0 9 2 11 6 4 4 4 13 4 26 0 11-2 19-4 23-4 3-7 5-11 5s-8-2-10-5c-3-4-6-12-6-23 0-13 3-22 6-26z">
          <text:p/>
        </draw:path>
        <draw:path draw:style-name="gr3" draw:text-style-name="P3" draw:layer="layout" svg:width="0.049cm" svg:height="0.078cm" svg:x="8.791cm" svg:y="7.888cm" svg:viewBox="0 0 50 79" svg:d="M9 72c3 3 9 7 17 7 3 0 9-2 13-4 4-3 6-7 8-13 1-6 3-13 3-23 0-7-2-13-2-17-1-6-3-9-5-11 0-4-4-7-8-9-2-2-6-2-9-2-6 0-12 0-16 4-3 3-6 7-8 12-2 8-2 14-2 23 0 15 2 25 9 33zM14 15c2-2 6-4 12-4 3 0 7 2 9 5 4 4 6 12 6 23 0 14-2 21-6 25-2 4-6 6-9 6-6 0-10-2-12-6-4-4-4-11-4-25 0-11 0-19 4-24z">
          <text:p/>
        </draw:path>
        <draw:polygon draw:style-name="gr3" draw:text-style-name="P3" draw:layer="layout" svg:width="0.012cm" svg:height="0.011cm" svg:x="8.855cm" svg:y="7.955cm" svg:viewBox="0 0 13 12" draw:points="0,12 13,12 13,0 0,0">
          <text:p/>
        </draw:polygon>
        <draw:path draw:style-name="gr3" draw:text-style-name="P3" draw:layer="layout" svg:width="0.05cm" svg:height="0.078cm" svg:x="8.882cm" svg:y="7.888cm" svg:viewBox="0 0 51 79" svg:d="M8 72c5 5 10 7 18 7 7 0 15-4 19-9 4-6 6-12 6-19 0-8-2-14-6-19-4-4-10-6-15-6-6 0-10 2-16 6l4-21h29v-11h-37l-8 41 11 2c1-4 3-4 5-6s4-2 8-2c6 0 9 0 11 4 4 4 4 8 4 12 0 5 0 9-4 13-2 4-5 6-11 6-4 0-8-2-10-4-3-2-3-6-6-10h-10c2 6 4 12 8 16z">
          <text:p/>
        </draw:path>
        <draw:path draw:style-name="gr3" draw:text-style-name="P3" draw:layer="layout" svg:width="0.028cm" svg:height="0.078cm" svg:x="8.797cm" svg:y="7.292cm" svg:viewBox="0 0 29 79" svg:d="M29 0h-7c-2 3-4 7-8 11-4 2-11 6-14 8v9c2 0 5-2 10-4 4-2 6-5 10-7v62h9z">
          <text:p/>
        </draw:path>
        <draw:polygon draw:style-name="gr3" draw:text-style-name="P3" draw:layer="layout" svg:width="0.012cm" svg:height="0.011cm" svg:x="8.855cm" svg:y="7.36cm" svg:viewBox="0 0 13 12" draw:points="0,12 13,12 13,0 0,0">
          <text:p/>
        </draw:polygon>
        <draw:path draw:style-name="gr3" draw:text-style-name="P3" draw:layer="layout" svg:width="0.05cm" svg:height="0.078cm" svg:x="8.882cm" svg:y="7.292cm" svg:viewBox="0 0 51 79" svg:d="M8 73c5 4 10 6 18 6 6 0 11-2 13-4 4-2 8-8 10-15 2-5 2-13 2-20 0-8 0-14-2-20 0-3-2-7-4-11-2-2-4-6-8-7-4 0-7-2-11-2-6 0-10 2-13 3-5 4-7 8-9 14-2 5-4 13-4 23 0 13 4 25 8 33zM16 15c2-4 6-6 10-6 6 0 9 2 11 6 4 4 4 11 4 25 0 11-2 18-4 23-4 4-7 6-11 6s-8-2-10-6c-3-5-6-12-6-23 0-14 3-21 6-25z">
          <text:p/>
        </draw:path>
        <draw:path draw:style-name="gr3" draw:text-style-name="P3" draw:layer="layout" svg:width="0.028cm" svg:height="0.078cm" svg:x="8.797cm" svg:y="6.697cm" svg:viewBox="0 0 29 79" svg:d="M29 0h-7c-2 2-4 6-8 9-4 4-11 8-14 10v9c2-2 5-3 10-5 4-2 6-4 10-6v62h9z">
          <text:p/>
        </draw:path>
        <draw:polygon draw:style-name="gr3" draw:text-style-name="P3" draw:layer="layout" svg:width="0.012cm" svg:height="0.012cm" svg:x="8.855cm" svg:y="6.763cm" svg:viewBox="0 0 13 13" draw:points="0,13 13,13 13,0 0,0">
          <text:p/>
        </draw:polygon>
        <draw:path draw:style-name="gr3" draw:text-style-name="P3" draw:layer="layout" svg:width="0.05cm" svg:height="0.078cm" svg:x="8.882cm" svg:y="6.697cm" svg:viewBox="0 0 51 79" svg:d="M8 71c5 6 10 8 18 8 7 0 15-4 19-10 4-5 6-11 6-19 0-7-2-14-6-20-4-4-10-5-15-5-6 0-10 1-16 5l4-21h29v-9h-37l-8 40 11 3c1-3 3-5 5-7s4-2 8-2c6 0 9 0 11 4 4 5 4 8 4 12 0 6 0 10-4 14-2 3-5 5-11 5-4 0-8-2-10-4-3-1-3-5-6-9h-10c2 6 4 11 8 15z">
          <text:p/>
        </draw:path>
        <draw:path draw:style-name="gr3" draw:text-style-name="P3" draw:layer="layout" svg:width="0.051cm" svg:height="0.078cm" svg:x="8.789cm" svg:y="6.1cm" svg:viewBox="0 0 52 79" svg:d="M14 70c0-2 2-4 4-4 2-2 6-6 12-10 5-5 11-11 13-13 4-4 6-8 7-9 0-4 2-8 2-10 0-9-3-12-7-16-4-6-10-8-17-8-8 0-14 2-17 6-7 4-9 9-9 18l10 2c0-5 0-9 4-12 2-2 6-4 12-4 3 0 7 2 9 4 4 1 6 5 6 10 0 4-2 8-6 11-4 4-9 10-17 18-6 3-9 7-14 9-2 4-4 8-6 11 0 2 0 4 0 6h52v-9z">
          <text:p/>
        </draw:path>
        <draw:polygon draw:style-name="gr3" draw:text-style-name="P3" draw:layer="layout" svg:width="0.012cm" svg:height="0.011cm" svg:x="8.855cm" svg:y="6.169cm" svg:viewBox="0 0 13 12" draw:points="0,12 13,12 13,0 0,0">
          <text:p/>
        </draw:polygon>
        <draw:path draw:style-name="gr3" draw:text-style-name="P3" draw:layer="layout" svg:width="0.05cm" svg:height="0.078cm" svg:x="8.882cm" svg:y="6.1cm" svg:viewBox="0 0 51 79" svg:d="M8 73c5 4 10 6 18 6 6 0 11 0 13-4 4-2 8-7 10-13s2-13 2-21c0-7 0-13-2-20 0-4-2-7-4-11-2-2-4-6-8-6-4-2-7-4-11-4-6 0-10 2-13 4-5 4-7 8-9 13-2 7-4 15-4 24 0 13 4 25 8 32zM16 15c2-3 6-5 10-5 6 0 9 2 11 5 4 4 4 13 4 26 0 12-2 19-4 23-4 4-7 6-11 6s-8-2-10-6c-3-4-6-11-6-23 0-13 3-22 6-26z">
          <text:p/>
        </draw:path>
        <draw:line draw:style-name="gr22" draw:text-style-name="P1" draw:layer="layout" svg:x1="8.962cm" svg:y1="8.529cm" svg:x2="8.983cm" svg:y2="8.529cm">
          <text:p/>
        </draw:line>
        <draw:line draw:style-name="gr22" draw:text-style-name="P1" draw:layer="layout" svg:x1="8.962cm" svg:y1="7.932cm" svg:x2="8.983cm" svg:y2="7.932cm">
          <text:p/>
        </draw:line>
        <draw:line draw:style-name="gr22" draw:text-style-name="P1" draw:layer="layout" svg:x1="8.962cm" svg:y1="7.337cm" svg:x2="8.983cm" svg:y2="7.337cm">
          <text:p/>
        </draw:line>
        <draw:line draw:style-name="gr22" draw:text-style-name="P1" draw:layer="layout" svg:x1="8.962cm" svg:y1="6.741cm" svg:x2="8.983cm" svg:y2="6.741cm">
          <text:p/>
        </draw:line>
        <draw:line draw:style-name="gr22" draw:text-style-name="P1" draw:layer="layout" svg:x1="8.962cm" svg:y1="6.146cm" svg:x2="8.983cm" svg:y2="6.146cm">
          <text:p/>
        </draw:line>
        <draw:frame draw:style-name="gr23" draw:text-style-name="P5" draw:layer="layout" svg:width="0.163cm" svg:height="0.183cm" svg:x="11.267cm" svg:y="5.918cm">
          <draw:text-box>
            <text:p text:style-name="P4"><text:span text:style-name="T6">**</text:span></text:p>
          </draw:text-box>
        </draw:frame>
        <draw:frame draw:style-name="gr8" draw:text-style-name="P7" draw:layer="layout" svg:width="0.451cm" svg:height="0.128cm" svg:x="9.2cm" svg:y="8.748cm">
          <draw:text-box>
            <text:p text:style-name="P4"><text:span text:style-name="T2">Infected</text:span></text:p>
          </draw:text-box>
        </draw:frame>
        <draw:frame draw:style-name="gr8" draw:text-style-name="P7" draw:layer="layout" svg:width="0.425cm" svg:height="0.128cm" svg:x="9.795cm" svg:y="8.748cm">
          <draw:text-box>
            <text:p text:style-name="P4"><text:span text:style-name="T2">Healthy</text:span></text:p>
          </draw:text-box>
        </draw:frame>
        <draw:frame draw:style-name="gr8" draw:text-style-name="P7" draw:layer="layout" svg:width="0.451cm" svg:height="0.128cm" svg:x="10.706cm" svg:y="8.748cm">
          <draw:text-box>
            <text:p text:style-name="P4"><text:span text:style-name="T2">Infected</text:span></text:p>
          </draw:text-box>
        </draw:frame>
        <draw:path draw:style-name="gr7" draw:text-style-name="P6" draw:layer="layout" svg:width="2.924cm" svg:height="0.352cm" svg:x="8.975cm" svg:y="5.395cm" svg:viewBox="0 0 2925 353" svg:d="M0 0h2925v197h-2925zM4 207h1306v146h-1306z">
          <text:p/>
        </draw:path>
        <draw:frame draw:style-name="gr8" draw:text-style-name="P7" draw:layer="layout" svg:width="0.425cm" svg:height="0.128cm" svg:x="11.402cm" svg:y="8.748cm">
          <draw:text-box>
            <text:p text:style-name="P4"><text:span text:style-name="T2">Healthy</text:span></text:p>
          </draw:text-box>
        </draw:frame>
        <draw:polygon draw:style-name="gr7" draw:text-style-name="P6" draw:layer="layout" svg:width="1.297cm" svg:height="0.146cm" svg:x="10.602cm" svg:y="5.61cm" svg:viewBox="0 0 1298 147" draw:points="0,147 1298,147 1298,0 0,0">
          <text:p/>
        </draw:polygon>
        <draw:frame draw:style-name="gr8" draw:text-style-name="P7" draw:layer="layout" svg:width="0.222cm" svg:height="0.128cm" svg:x="9.51cm" svg:y="5.618cm">
          <draw:text-box>
            <text:p text:style-name="P4"><text:span text:style-name="T3">RAP</text:span></text:p>
          </draw:text-box>
        </draw:frame>
        <draw:frame draw:style-name="gr8" draw:text-style-name="P7" draw:layer="layout" svg:width="0.43cm" svg:height="0.128cm" svg:x="10.992cm" svg:y="5.618cm">
          <draw:text-box>
            <text:p text:style-name="P4"><text:span text:style-name="T3">HA-QAP</text:span></text:p>
          </draw:text-box>
        </draw:frame>
        <draw:polygon draw:style-name="gr2" draw:text-style-name="P2" draw:layer="layout" svg:width="0.389cm" svg:height="2.164cm" svg:x="5.48cm" svg:y="6.296cm" svg:viewBox="0 0 390 2165" draw:points="0,2165 390,2165 390,0 0,0">
          <text:p/>
        </draw:polygon>
        <draw:polygon draw:style-name="gr24" draw:text-style-name="P1" draw:layer="layout" svg:width="0.385cm" svg:height="2.159cm" svg:x="5.482cm" svg:y="6.298cm" svg:viewBox="0 0 386 2160" draw:points="0,2160 386,2160 386,0 0,0">
          <text:p/>
        </draw:polygon>
        <draw:polygon draw:style-name="gr2" draw:text-style-name="P2" draw:layer="layout" svg:width="0.388cm" svg:height="0.896cm" svg:x="6.03cm" svg:y="7.564cm" svg:viewBox="0 0 389 897" draw:points="0,897 389,897 389,0 0,0">
          <text:p/>
        </draw:polygon>
        <draw:polygon draw:style-name="gr24" draw:text-style-name="P1" draw:layer="layout" svg:width="0.384cm" svg:height="0.893cm" svg:x="6.032cm" svg:y="7.564cm" svg:viewBox="0 0 385 894" draw:points="0,894 385,894 385,0 0,0">
          <text:p/>
        </draw:polygon>
        <draw:line draw:style-name="gr24" draw:text-style-name="P1" draw:layer="layout" svg:x1="5.632cm" svg:y1="5.965cm" svg:x2="5.715cm" svg:y2="5.965cm">
          <text:p/>
        </draw:line>
        <draw:line draw:style-name="gr24" draw:text-style-name="P1" draw:layer="layout" svg:x1="5.675cm" svg:y1="5.965cm" svg:x2="5.678cm" svg:y2="6.308cm">
          <text:p/>
        </draw:line>
        <draw:line draw:style-name="gr24" draw:text-style-name="P1" draw:layer="layout" svg:x1="6.184cm" svg:y1="7.403cm" svg:x2="6.266cm" svg:y2="7.403cm">
          <text:p/>
        </draw:line>
        <draw:line draw:style-name="gr24" draw:text-style-name="P1" draw:layer="layout" svg:x1="6.224cm" svg:y1="7.403cm" svg:x2="6.229cm" svg:y2="7.57cm">
          <text:p/>
        </draw:line>
        <draw:line draw:style-name="gr24" draw:text-style-name="P1" draw:layer="layout" svg:x1="5.344cm" svg:y1="8.589cm" svg:x2="5.344cm" svg:y2="5.677cm">
          <text:p/>
        </draw:line>
        <draw:line draw:style-name="gr24" draw:text-style-name="P1" draw:layer="layout" svg:x1="5.324cm" svg:y1="8.457cm" svg:x2="5.344cm" svg:y2="8.457cm">
          <text:p/>
        </draw:line>
        <draw:line draw:style-name="gr24" draw:text-style-name="P1" draw:layer="layout" svg:x1="5.324cm" svg:y1="7.604cm" svg:x2="5.344cm" svg:y2="7.604cm">
          <text:p/>
        </draw:line>
        <draw:line draw:style-name="gr24" draw:text-style-name="P1" draw:layer="layout" svg:x1="5.324cm" svg:y1="6.753cm" svg:x2="5.344cm" svg:y2="6.753cm">
          <text:p/>
        </draw:line>
        <draw:line draw:style-name="gr24" draw:text-style-name="P1" draw:layer="layout" svg:x1="5.324cm" svg:y1="5.9cm" svg:x2="5.344cm" svg:y2="5.9cm">
          <text:p/>
        </draw:line>
        <draw:line draw:style-name="gr24" draw:text-style-name="P1" draw:layer="layout" svg:x1="5.344cm" svg:y1="8.589cm" svg:x2="6.706cm" svg:y2="8.589cm">
          <text:p/>
        </draw:line>
        <draw:line draw:style-name="gr24" draw:text-style-name="P1" draw:layer="layout" svg:x1="5.675cm" svg:y1="8.611cm" svg:x2="5.675cm" svg:y2="8.589cm">
          <text:p/>
        </draw:line>
        <draw:line draw:style-name="gr24" draw:text-style-name="P1" draw:layer="layout" svg:x1="6.224cm" svg:y1="8.611cm" svg:x2="6.224cm" svg:y2="8.589cm">
          <text:p/>
        </draw:line>
        <draw:path draw:style-name="gr3" draw:text-style-name="P3" draw:layer="layout" svg:width="0.093cm" svg:height="0.098cm" svg:x="4.842cm" svg:y="8.518cm" svg:viewBox="0 0 94 99" svg:d="M94 85l-29-13v-46l29-11v-15l-94 42v13l94 44zM29 55c-7-2-12-4-18-6 4-2 11-5 18-7l25-11v37z">
          <text:p/>
        </draw:path>
        <draw:path draw:style-name="gr3" draw:text-style-name="P3" draw:layer="layout" svg:width="0.071cm" svg:height="0.063cm" svg:x="4.864cm" svg:y="8.446cm" svg:viewBox="0 0 72 64" svg:d="M72 50h-39c-8 0-13-2-17-6-3-3-5-7-5-14 0-2 0-7 2-9 3-2 5-5 7-5 2-2 5-2 9-2h43v-14h-43c-7 0-9 0-11 0-5 2-7 2-9 5-2 2-5 4-7 9 0 5-2 7-2 12 0 11 4 20 11 24h-9v14h70z">
          <text:p/>
        </draw:path>
        <draw:path draw:style-name="gr3" draw:text-style-name="P3" draw:layer="layout" svg:width="0.071cm" svg:height="0.062cm" svg:x="4.864cm" svg:y="8.366cm" svg:viewBox="0 0 72 63" svg:d="M72 50h-39c-8 0-13-2-17-7-3-4-5-10-5-14 0-5 0-7 2-9 3-2 5-5 7-7 2 0 5 0 9 0h43v-13h-43c-7 0-9 0-11 0-5 0-7 2-9 4s-5 5-7 9c0 2-2 7-2 11 0 12 4 19 11 26h-9v13h70z">
          <text:p/>
        </draw:path>
        <draw:path draw:style-name="gr3" draw:text-style-name="P3" draw:layer="layout" svg:width="0.074cm" svg:height="0.067cm" svg:x="4.864cm" svg:y="8.281cm" svg:viewBox="0 0 75 68" svg:d="M66 59c6-7 9-13 9-25 0-4 0-11-5-15-2-7-8-11-12-14-7-3-13-5-22-5-11 0-20 5-27 12-5 5-9 13-9 22s2 18 9 23c4 9 16 11 29 11 11 0 20-2 28-9zM18 50c-5-4-7-9-7-16 0-4 2-9 7-13 4-4 11-7 18-7 9 0 15 3 20 7 4 4 6 9 6 13 0 7-2 12-6 16-5 2-11 4-18 4-9 0-16-2-20-4z">
          <text:p/>
        </draw:path>
        <draw:path draw:style-name="gr3" draw:text-style-name="P3" draw:layer="layout" svg:width="0.094cm" svg:height="0.036cm" svg:x="4.844cm" svg:y="8.236cm" svg:viewBox="0 0 95 37" svg:d="M83 8c0 2 0 2 0 4 0 0-2 0-2 3-2 0-4 0-6 0h-42v-13h-11v13h-22l7 13h15v9h11v-9h42c6 0 11 0 13-2 2 0 4-2 4-5 3-2 3-6 3-11 0-2 0-5 0-10l-12 2c0 3 0 6 0 6z">
          <text:p/>
        </draw:path>
        <draw:path draw:style-name="gr3" draw:text-style-name="P3" draw:layer="layout" svg:width="0.074cm" svg:height="0.067cm" svg:x="4.864cm" svg:y="8.16cm" svg:viewBox="0 0 75 68" svg:d="M72 14v-14c-2 3-6 3-10 3-2 2-11 2-20 2h-15c-7 0-9 0-11 0-5 0-7 2-9 4-3 2-3 5-5 7-2 4-2 9-2 16 0 6 2 11 2 17 2 5 5 7 7 10s7 5 11 7l2-14c-4-3-6-5-9-7 0-2-2-7-2-11 0-7 2-11 5-14 2-2 4-2 9-2h2c2 5 4 11 4 20 0 5 2 9 2 11 0 3 3 7 5 10 0 3 2 5 7 7 2 0 4 2 9 2 6 0 12-2 16-6 2-6 5-13 5-19 0-5 0-9-3-14-2-4-4-9-10-11 6-2 8-2 10-4zM42 18c5 0 7 0 9 2 5 0 7 5 9 7 2 5 2 7 2 11 0 7 0 9-2 11-2 3-4 5-6 5-3 0-5-2-7-2 0 0-2-3-2-5s-3-6-3-11c-2-7-2-13-4-18z">
          <text:p/>
        </draw:path>
        <draw:path draw:style-name="gr3" draw:text-style-name="P3" draw:layer="layout" svg:width="0.094cm" svg:height="0.036cm" svg:x="4.844cm" svg:y="8.113cm" svg:viewBox="0 0 95 37" svg:d="M83 9v3c0 2-2 2-2 2-2 0-4 0-6 0h-42v-11h-11v11h-22l7 14h15v9h11v-9h42c6 0 11 0 13 0 2-2 4-5 4-7 3-3 3-5 3-9 0-5 0-7 0-12l-12 3c0 2 0 4 0 6z">
          <text:p/>
        </draw:path>
        <draw:path draw:style-name="gr3" draw:text-style-name="P3" draw:layer="layout" svg:width="0.074cm" svg:height="0.069cm" svg:x="4.864cm" svg:y="8.038cm" svg:viewBox="0 0 75 70" svg:d="M60 23c2 2 2 7 2 11 0 7-2 11-4 16-4 4-11 6-18 6v-56h-2c-13 0-22 5-27 9-7 7-11 16-11 25 0 11 4 20 11 27s16 9 27 9 20-2 28-9c6-7 9-16 9-27 0-9-3-16-5-22-4-5-10-9-16-12l-3 14c5 2 7 4 9 9zM16 50c-3-5-5-9-5-16 0-4 2-11 7-16 2-2 7-4 11-4v42c-4 0-9-2-13-6z">
          <text:p/>
        </draw:path>
        <draw:path draw:style-name="gr3" draw:text-style-name="P3" draw:layer="layout" svg:width="0.096cm" svg:height="0.064cm" svg:x="4.842cm" svg:y="7.962cm" svg:viewBox="0 0 97 65" svg:d="M94 0h-94v14h33c-2 2-7 4-7 9-2 2-4 7-4 11 0 7 2 11 4 16 5 4 9 9 14 11 7 2 14 4 21 4s13-2 18-4c6-2 11-7 13-11 2-5 5-11 5-16 0-9-5-16-12-20h9zM40 45c-5-2-7-6-7-13 0-5 2-9 7-14 4-2 12-4 21-4s16 2 18 4c4 5 6 9 6 14 0 4-2 9-6 13-5 5-9 7-18 7s-17-2-21-7z">
          <text:p/>
        </draw:path>
        <draw:path draw:style-name="gr3" draw:text-style-name="P3" draw:layer="layout" svg:width="0.071cm" svg:height="0.042cm" svg:x="4.864cm" svg:y="7.857cm" svg:viewBox="0 0 72 43" svg:d="M72 30h-39c-4 0-8 0-13-3-2 0-4-2-7-4 0-2-2-6-2-8 0-4 2-6 5-11l-12-4c-2 4-4 9-4 13s0 8 2 10 5 7 9 9h-9v11h70z">
          <text:p/>
        </draw:path>
        <draw:path draw:style-name="gr3" draw:text-style-name="P3" draw:layer="layout" svg:width="0.074cm" svg:height="0.069cm" svg:x="4.864cm" svg:y="7.785cm" svg:viewBox="0 0 75 70" svg:d="M60 22c2 3 2 7 2 12 0 6-2 11-4 16-4 5-11 7-18 7v-57h-2c-13 0-22 5-27 11-7 5-11 14-11 25 0 9 4 19 11 25 7 7 16 9 27 9s20-2 28-9c6-6 9-16 9-27 0-9-3-16-5-20-4-7-10-12-16-12l-3 12c5 2 7 4 9 8zM16 50c-3-2-5-10-5-14 0-7 2-14 7-16 2-4 7-4 11-6v43c-4 0-9-2-13-7z">
          <text:p/>
        </draw:path>
        <draw:path draw:style-name="gr3" draw:text-style-name="P3" draw:layer="layout" svg:width="0.074cm" svg:height="0.067cm" svg:x="4.864cm" svg:y="7.705cm" svg:viewBox="0 0 75 68" svg:d="M72 13v-13c-2 2-6 2-10 4-2 0-11 0-20 0h-15c-7 0-9 0-11 0-5 2-7 2-9 5-3 2-3 4-5 9-2 2-2 9-2 13 0 7 2 13 2 18 2 5 5 8 7 12 2 2 7 2 11 5l2-14c-4-3-6-3-9-8 0-2-2-4-2-11 0-4 2-9 5-13 2-2 4-2 9-2h2c2 4 4 11 4 22 0 4 2 7 2 9 0 5 3 8 5 10 0 2 2 4 7 7 2 2 4 2 9 2 6 0 12-2 16-7 2-4 5-9 5-19 0-4 0-9-3-13-2-5-4-7-10-11 6 0 8-3 10-5zM42 18c5 0 7 0 9 2 5 2 7 4 9 7 2 4 2 8 2 13 0 4 0 7-2 9-2 3-4 5-6 5-3 0-5 0-7-2 0 0-2-3-2-5 0-3-3-5-3-9-2-9-2-16-4-20z">
          <text:p/>
        </draw:path>
        <draw:path draw:style-name="gr3" draw:text-style-name="P3" draw:layer="layout" svg:width="0.096cm" svg:height="0.065cm" svg:x="4.842cm" svg:y="7.629cm" svg:viewBox="0 0 97 66" svg:d="M94 0h-94v13h33c-2 2-7 5-7 8-2 4-4 9-4 13 0 5 2 12 4 16 5 4 9 9 14 11 7 2 14 5 21 5s13-3 18-5c6-2 11-7 13-11s5-11 5-16c0-9-5-16-12-21h9zM40 46c-5-3-7-7-7-14 0-4 2-9 7-14 4-5 12-5 21-5s16 0 18 5c4 5 6 10 6 14 0 5-2 9-6 14-5 4-9 6-18 6s-17-2-21-6z">
          <text:p/>
        </draw:path>
        <draw:path draw:style-name="gr3" draw:text-style-name="P3" draw:layer="layout" svg:width="0.074cm" svg:height="0.063cm" svg:x="4.864cm" svg:y="7.548cm" svg:viewBox="0 0 75 64" svg:d="M70 55c2-8 5-14 5-23 0-7 0-11-3-16-2-4-4-9-10-11-2-2-6-5-11-5-4 0-6 3-11 5-2 2-4 4-4 9-3 4-5 11-7 18-2 6-2 9-2 11-2 2-2 2-2 5-3 0-5 0-5 0-2 0-4 0-7-3 0-2-2-7-2-11s2-9 2-11c3-2 7-5 9-5l-2-13c-4 2-9 2-11 4-2 3-5 5-7 9 0 5-2 12-2 16s0 7 2 11c0 3 2 8 2 8 3 4 5 7 7 7 5 2 7 2 9 2 5 0 7 0 11-2 2-3 5-5 7-9 0-6 2-10 4-19 3-7 5-11 5-14 2-2 4-4 7-4 2 0 4 2 6 4 2 3 2 7 2 14 0 4 0 9-2 13-2 3-6 6-11 6l2 13c7 0 15-4 19-9z">
          <text:p/>
        </draw:path>
        <draw:path draw:style-name="gr3" draw:text-style-name="P3" draw:layer="layout" svg:width="0.074cm" svg:height="0.067cm" svg:x="4.864cm" svg:y="7.428cm" svg:viewBox="0 0 75 68" svg:d="M66 58c6-7 9-13 9-25 0-6 0-11-5-15-2-7-8-11-12-14-7-2-13-4-22-4-11 0-20 4-27 9-5 7-9 15-9 24s2 18 9 23c4 10 16 12 29 12 11 0 20-2 28-10zM18 49c-5-4-7-9-7-16 0-4 2-9 7-13 4-4 11-7 18-7 9 0 15 3 20 7 4 4 6 9 6 13 0 7-2 12-6 16-5 2-11 4-18 4-9 0-16-2-20-4z">
          <text:p/>
        </draw:path>
        <draw:path draw:style-name="gr3" draw:text-style-name="P3" draw:layer="layout" svg:width="0.093cm" svg:height="0.045cm" svg:x="4.842cm" svg:y="7.374cm" svg:viewBox="0 0 94 46" svg:d="M94 20h-59v-13h-11v13h-4c-5 0-7 0-7-2-2-2-2-4-2-9 0-2 0-4 0-6l-9-3c-2 5-2 9-2 11 0 7 2 12 2 14 2 4 4 7 7 7 2 2 4 2 8 2h7v12h11v-12h59z">
          <text:p/>
        </draw:path>
        <draw:path draw:style-name="gr3" draw:text-style-name="P3" draw:layer="layout" svg:width="0.096cm" svg:height="0.065cm" svg:x="4.842cm" svg:y="7.265cm" svg:viewBox="0 0 97 66" svg:d="M85 51c7-4 12-11 12-20 0-7-3-16-9-20-7-7-16-11-29-11-5 0-10 2-15 2-4 2-9 5-11 7-4 2-7 6-9 11 0 4-2 7-2 11 0 9 4 16 11 20h-33v15h94v-15zM40 47c-5-5-7-9-7-14 0-4 2-9 7-13 4-5 12-7 21-7 7 0 13 2 18 7 4 4 6 9 6 13 0 7-2 12-8 16-3 2-9 2-18 2-7 0-15 0-19-4z">
          <text:p/>
        </draw:path>
        <draw:path draw:style-name="gr3" draw:text-style-name="P3" draw:layer="layout" svg:width="0.074cm" svg:height="0.067cm" svg:x="4.864cm" svg:y="7.184cm" svg:viewBox="0 0 75 68" svg:d="M72 14v-14c-2 3-6 3-10 5-2 0-11 0-20 0h-15c-7 0-9 0-11 0-5 2-7 2-9 4-3 3-3 5-5 9-2 5-2 9-2 16 0 4 2 12 2 17 2 4 5 9 7 11s7 4 11 4l2-13c-4 0-6-2-9-5 0-4-2-7-2-14 0-5 2-9 5-11 2-2 4-5 9-5h2c2 5 4 11 4 23 0 5 2 7 2 10 0 4 3 6 5 9 0 2 2 4 7 6 2 2 4 2 9 2 6 0 12-2 16-6 2-5 5-9 5-18 0-6 0-10-3-15-2-2-4-6-10-11 6 0 8-2 10-4zM42 18c5 0 7 0 9 3 5 2 7 4 9 6 2 5 2 9 2 14s0 7-2 10c-2 4-4 4-6 4-3 0-5 0-7-2 0 0-2-2-2-5 0-2-3-4-3-10-2-9-2-15-4-20z">
          <text:p/>
        </draw:path>
        <draw:path draw:style-name="gr3" draw:text-style-name="P3" draw:layer="layout" svg:width="0.074cm" svg:height="0.067cm" svg:x="4.864cm" svg:y="7.104cm" svg:viewBox="0 0 75 68" svg:d="M58 20c4 2 4 7 4 11 0 7-2 12-6 16-2 4-9 7-18 7s-16-3-20-7c-5-4-7-9-7-16 0-4 2-6 5-11 2-2 4-4 9-4l-3-14c-6 0-11 5-15 9-5 7-7 14-7 20 0 7 2 14 4 18 3 7 7 12 14 15 4 2 11 4 20 4 11 0 20-4 28-12 6-5 9-13 9-25 0-9-3-15-7-22-6-4-10-9-19-9l-2 13c7 0 9 3 11 7z">
          <text:p/>
        </draw:path>
        <draw:path draw:style-name="gr3" draw:text-style-name="P3" draw:layer="layout" svg:width="0.094cm" svg:height="0.036cm" svg:x="4.844cm" svg:y="7.066cm" svg:viewBox="0 0 95 37" svg:d="M83 7c0 2 0 2 0 4l-2 3c-2 0-4 0-6 0h-42v-12h-11v12h-22l7 14h15v9h11v-9h42c6 0 11 0 13-2 2 0 4-3 4-6 3-2 3-6 3-11 0-2 0-4 0-9l-12 2c0 3 0 5 0 5z">
          <text:p/>
        </draw:path>
        <draw:path draw:style-name="gr3" draw:text-style-name="P3" draw:layer="layout" svg:width="0.074cm" svg:height="0.069cm" svg:x="4.864cm" svg:y="6.99cm" svg:viewBox="0 0 75 70" svg:d="M60 21c2 5 2 9 2 14 0 4-2 11-4 15-4 5-11 7-18 7v-57h-2c-13 0-22 2-27 9-7 8-11 17-11 26 0 11 4 18 11 24 7 7 16 11 27 11s20-4 28-11c6-4 9-13 9-24 0-9-3-16-5-24-4-4-10-9-16-11l-3 15c5 2 7 4 9 6zM16 50c-3-4-5-9-5-15 0-7 2-11 7-16 2-2 7-4 11-4v42c-4 0-9-2-13-7z">
          <text:p/>
        </draw:path>
        <draw:path draw:style-name="gr3" draw:text-style-name="P3" draw:layer="layout" svg:width="0.071cm" svg:height="0.042cm" svg:x="4.864cm" svg:y="6.93cm" svg:viewBox="0 0 72 43" svg:d="M72 30h-39c-4 0-8 0-13-2-2 0-4-3-7-5 0-3-2-5-2-7 0-5 2-7 5-12l-12-4c-2 4-4 11-4 16 0 2 0 4 2 9 2 3 5 5 9 7h-9v11h70z">
          <text:p/>
        </draw:path>
        <draw:path draw:style-name="gr3" draw:text-style-name="P3" draw:layer="layout" svg:width="0.093cm" svg:height="0.013cm" svg:x="4.842cm" svg:y="6.912cm" svg:viewBox="0 0 94 14" svg:d="M11 0h-11v14h11zM94 0h-70v14h70z">
          <text:p/>
        </draw:path>
        <draw:path draw:style-name="gr3" draw:text-style-name="P3" draw:layer="layout" svg:width="0.074cm" svg:height="0.067cm" svg:x="4.864cm" svg:y="6.827cm" svg:viewBox="0 0 75 68" svg:d="M72 15v-15c-2 2-6 2-10 6-2 0-11 0-20 0h-15c-7 0-9 0-11 0-5 2-7 2-9 4-3 2-3 5-5 9-2 5-2 9-2 16 0 4 2 11 2 15 2 5 5 9 7 11 2 3 7 5 11 5l2-13c-4 0-6-3-9-5 0-4-2-7-2-13 0-5 2-9 5-14 2 0 4-2 9-2h2c2 5 4 11 4 22 0 5 2 7 2 9 0 5 3 7 5 9 0 2 2 5 7 7 2 2 4 2 9 2 6 0 12-2 16-7 2-4 5-8 5-17 0-5 0-9-3-14-2-4-4-6-10-11 6 0 8-2 10-4zM42 19c5 0 7 0 9 2 5 3 7 5 9 7 2 4 2 9 2 13 0 5 0 7-2 9-2 5-4 5-6 5-3 0-5 0-7-2 0 0-2-3-2-5s-3-4-3-9c-2-9-2-15-4-20z">
          <text:p/>
        </draw:path>
        <draw:path draw:style-name="gr3" draw:text-style-name="P3" draw:layer="layout" svg:width="0.094cm" svg:height="0.036cm" svg:x="4.844cm" svg:y="6.74cm" svg:viewBox="0 0 95 37" svg:d="M83 9v2c0 2-2 2-2 2-2 0-4 0-6 0h-42v-11h-11v11h-22l7 14h15v10h11v-10h42c6 0 11 0 13 0 2-2 4-2 4-7 3-2 3-4 3-9 0-4 0-6 0-11l-12 2c0 3 0 5 0 7z">
          <text:p/>
        </draw:path>
        <draw:path draw:style-name="gr3" draw:text-style-name="P3" draw:layer="layout" svg:width="0.074cm" svg:height="0.067cm" svg:x="4.864cm" svg:y="6.664cm" svg:viewBox="0 0 75 68" svg:d="M66 59c6-6 9-13 9-25 0-7 0-12-5-16-2-7-8-11-12-13-7-3-13-5-22-5-11 0-20 5-27 9-5 7-9 16-9 25 0 10 2 19 9 23 4 9 16 11 29 11 11 0 20-2 28-9zM18 50c-5-4-7-9-7-16 0-5 2-9 7-14 4-4 11-6 18-6 9 0 15 2 20 6 4 5 6 9 6 14 0 7-2 12-6 16-5 3-11 5-18 5-9 0-16-2-20-5z">
          <text:p/>
        </draw:path>
        <draw:path draw:style-name="gr3" draw:text-style-name="P3" draw:layer="layout" svg:width="0.094cm" svg:height="0.036cm" svg:x="4.844cm" svg:y="6.579cm" svg:viewBox="0 0 95 37" svg:d="M83 7c0 2 0 2 0 4h-2c-2 3-4 3-6 3h-42v-11h-11v11h-22l7 14h15v9h11v-9h42c6 0 11-2 13-2s4-2 4-5c3-3 3-7 3-12 0-2 0-6 0-9l-12 3c0 2 0 2 0 4z">
          <text:p/>
        </draw:path>
        <draw:path draw:style-name="gr3" draw:text-style-name="P3" draw:layer="layout" svg:width="0.093cm" svg:height="0.063cm" svg:x="4.842cm" svg:y="6.503cm" svg:viewBox="0 0 94 64" svg:d="M94 51h-38c-4 0-8 0-11 0-5-3-7-5-10-9 0-4-2-8-2-10 0-7 2-9 5-14 2-2 7-4 14-4h42v-14h-44c-7 0-12 3-17 5-2 0-7 4-7 9-2 4-4 9-4 13 0 9 4 19 11 24h-33v13h94z">
          <text:p/>
        </draw:path>
        <draw:path draw:style-name="gr3" draw:text-style-name="P3" draw:layer="layout" svg:width="0.074cm" svg:height="0.067cm" svg:x="4.864cm" svg:y="6.421cm" svg:viewBox="0 0 75 68" svg:d="M66 59c6-7 9-14 9-25 0-6 0-11-5-18-2-5-8-10-12-12-7-2-13-4-22-4-11 0-20 2-27 9-5 7-9 16-9 25s2 16 9 23c4 6 16 11 29 11 11 0 20-2 28-9zM18 50c-5-5-7-9-7-16 0-4 2-11 7-13 4-5 11-8 18-8 9 0 15 3 20 8 4 2 6 7 6 13 0 7-2 11-6 16-5 2-11 4-18 4-9 0-16-2-20-4z">
          <text:p/>
        </draw:path>
        <draw:path draw:style-name="gr3" draw:text-style-name="P3" draw:layer="layout" svg:width="0.074cm" svg:height="0.063cm" svg:x="4.864cm" svg:y="6.347cm" svg:viewBox="0 0 75 64" svg:d="M70 52c2-4 5-11 5-22 0-4 0-11-3-16-2-4-4-9-10-12-2-2-6-2-11-2-4 0-6 0-11 2-2 3-4 8-4 12-3 3-5 9-7 18-2 5-2 9-2 9-2 3-2 5-2 5-3 0-5 2-5 2-2 0-4-2-7-4 0-3-2-5-2-12 0-4 2-6 2-9 3-2 7-4 9-4l-2-14c-4 0-9 2-11 5-2 2-5 4-7 9 0 4-2 9-2 16 0 2 0 6 2 9 0 4 2 6 2 8 3 3 5 5 7 7 5 0 7 2 9 2 5 0 7-2 11-4 2 0 5-5 7-7 0-4 2-11 4-20 3-4 5-9 5-11 2-5 4-5 7-5 2 0 4 0 6 5 2 2 2 7 2 11 0 7 0 11-2 14-2 4-6 4-11 6l2 14c7-3 15-5 19-12z">
          <text:p/>
        </draw:path>
        <draw:path draw:style-name="gr3" draw:text-style-name="P3" draw:layer="layout" svg:width="0.074cm" svg:height="0.069cm" svg:x="4.864cm" svg:y="6.267cm" svg:viewBox="0 0 75 70" svg:d="M60 22c2 2 2 7 2 11 0 7-2 11-4 17-4 4-11 7-18 7v-57h-2c-13 0-22 2-27 9-7 6-11 15-11 24 0 11 4 21 11 28s16 9 27 9 20-2 28-9c6-7 9-17 9-28 0-9-3-15-5-22-4-5-10-9-16-11l-3 13c5 2 7 5 9 9zM16 50c-3-6-5-10-5-17s2-11 7-15c2-3 7-5 11-5v44c-4 0-9-3-13-7z">
          <text:p/>
        </draw:path>
        <draw:path draw:style-name="gr3" draw:text-style-name="P3" draw:layer="layout" svg:width="0.074cm" svg:height="0.067cm" svg:x="4.864cm" svg:y="6.144cm" svg:viewBox="0 0 75 68" svg:d="M66 59c6-7 9-13 9-25 0-4 0-12-5-16-2-7-8-11-12-14-7-2-13-4-22-4-11 0-20 4-27 11-5 4-9 13-9 23 0 9 2 18 9 23 4 9 16 11 29 11 11 0 20-2 28-9zM18 50c-5-4-7-9-7-16 0-4 2-10 7-14 4-5 11-7 18-7 9 0 15 2 20 7 4 4 6 10 6 14 0 7-2 12-6 16-5 4-11 4-18 4-9 0-16 0-20-4z">
          <text:p/>
        </draw:path>
        <draw:path draw:style-name="gr3" draw:text-style-name="P3" draw:layer="layout" svg:width="0.093cm" svg:height="0.045cm" svg:x="4.842cm" svg:y="6.09cm" svg:viewBox="0 0 94 46" svg:d="M94 21h-59v-13h-11v13h-4c-5 0-7 0-7-2-2-2-2-4-2-9 0-2 0-4 0-8l-9-2c-2 6-2 10-2 12 0 7 2 12 2 14 2 4 4 7 7 7 2 2 4 2 8 2h7v11h11v-11h59z">
          <text:p/>
        </draw:path>
        <draw:path draw:style-name="gr3" draw:text-style-name="P3" draw:layer="layout" svg:width="0.098cm" svg:height="0.066cm" svg:x="4.864cm" svg:y="5.983cm" svg:viewBox="0 0 99 67" svg:d="M99 52h-34c2-2 4-6 6-8 3-5 3-7 3-12 0-6-3-11-5-15-2-7-7-9-13-14-5-3-11-3-20-3-7 0-11 0-18 3-5 3-9 7-14 11-2 5-4 9-4 16 0 5 2 9 4 14 3 2 5 4 9 8h-11v15h97zM18 46c-5-5-7-9-7-14 0-4 2-9 7-13 4-5 11-5 20-5 7 0 13 0 18 5 4 4 6 9 6 13 0 7-2 12-6 14-2 4-9 6-18 6s-16-2-20-6z">
          <text:p/>
        </draw:path>
        <draw:polygon draw:style-name="gr3" draw:text-style-name="P3" draw:layer="layout" svg:width="0.096cm" svg:height="0.015cm" svg:x="4.842cm" svg:y="5.952cm" svg:viewBox="0 0 97 16" draw:points="0,16 97,16 97,0 0,0">
          <text:p/>
        </draw:polygon>
        <draw:path draw:style-name="gr3" draw:text-style-name="P3" draw:layer="layout" svg:width="0.074cm" svg:height="0.067cm" svg:x="4.864cm" svg:y="5.869cm" svg:viewBox="0 0 75 68" svg:d="M72 14v-14c-2 0-6 2-10 2-2 3-11 3-20 3h-15c-7 0-9 0-11 0-5 0-7 2-9 4-3 0-3 5-5 7-2 4-2 9-2 15 0 8 2 13 2 17 2 7 5 9 7 11 2 3 7 5 11 7l2-13c-4-3-6-5-9-7 0-2-2-7-2-12 0-7 2-11 5-14 2-2 4-2 9-2h2c2 5 4 11 4 21 0 5 2 9 2 11 0 3 3 7 5 9 0 3 2 5 7 7 2 0 4 2 9 2 6 0 12-2 16-6 2-5 5-12 5-18s0-10-3-15c-2-4-4-9-10-11 6-2 8-2 10-4zM42 18c5 0 7 0 9 2 5 0 7 3 9 7s2 7 2 12 0 9-2 11c-2 3-4 5-6 5-3 0-5-2-7-2 0-3-2-3-2-5s-3-7-3-12c-2-9-2-13-4-18z">
          <text:p/>
        </draw:path>
        <draw:path draw:style-name="gr3" draw:text-style-name="P3" draw:layer="layout" svg:width="0.071cm" svg:height="0.062cm" svg:x="4.864cm" svg:y="5.789cm" svg:viewBox="0 0 72 63" svg:d="M72 50h-39c-8 0-13-2-17-5-3-4-5-8-5-15 0-2 0-7 2-9 3-2 5-5 7-5 2-2 5-2 9-2h43v-14h-43c-7 0-9 0-11 2-5 0-7 0-9 2-2 3-5 6-7 10 0 5-2 9-2 14 0 9 4 17 11 22h-9v13h70z">
          <text:p/>
        </draw:path>
        <draw:path draw:style-name="gr3" draw:text-style-name="P3" draw:layer="layout" svg:width="0.094cm" svg:height="0.036cm" svg:x="4.844cm" svg:y="5.742cm" svg:viewBox="0 0 95 37" svg:d="M83 7c0 2 0 2 0 4 0 0-2 0-2 2-2 0-4 0-6 0h-42v-11h-11v11h-22l7 15h15v9h11v-9h42c6 0 11 0 13-3 2 0 4-2 4-4 3-2 3-8 3-12 0-2 0-7 0-9l-12 2c0 2 0 5 0 5z">
          <text:p/>
        </draw:path>
        <draw:path draw:style-name="gr3" draw:text-style-name="P3" draw:layer="layout" svg:width="0.074cm" svg:height="0.062cm" svg:x="4.864cm" svg:y="5.673cm" svg:viewBox="0 0 75 63" svg:d="M70 51c2-4 5-11 5-22 0-5 0-11-3-16-2-4-4-9-10-11-2-2-6-2-11-2-4 0-6 0-11 2-2 2-4 7-4 11-3 2-5 9-7 18-2 4-2 9-2 9-2 2-2 4-2 4-3 0-5 3-5 3-2 0-4-3-7-5 0-2-2-4-2-11 0-5 2-7 2-9 3-2 7-4 9-4l-2-14c-4 0-9 2-11 5-2 2-5 4-7 9 0 4-2 8-2 15 0 2 0 7 2 9 0 5 2 7 2 9 3 2 5 5 7 7 5 0 7 2 9 2 5 0 7-2 11-4 2 0 5-5 7-7 0-5 2-11 4-20 3-5 5-9 5-11 2-5 4-5 7-5 2 0 4 0 6 5 2 2 2 6 2 11 0 6 0 11-2 13-2 5-6 5-11 7l2 14c7-3 15-5 19-12z">
          <text:p/>
        </draw:path>
        <draw:frame draw:style-name="gr25" draw:text-style-name="P7" draw:layer="layout" svg:width="0.518cm" svg:height="0.128cm" svg:x="10.192cm" svg:y="5.438cm">
          <draw:text-box>
            <text:p text:style-name="P4"><text:span text:style-name="T7">Bipolaris</text:span></text:p>
          </draw:text-box>
        </draw:frame>
        <draw:frame draw:style-name="gr26" draw:text-style-name="P15" draw:layer="layout" svg:width="0.819cm" svg:height="0.132cm" svg:x="5.452cm" svg:y="8.658cm">
          <draw:text-box>
            <text:p text:style-name="P4"><text:span text:style-name="T8">I n f e c t e d</text:span><text:span text:style-name="T9"> <text:s/></text:span></text:p>
          </draw:text-box>
        </draw:frame>
        <draw:polygon draw:style-name="gr2" draw:text-style-name="P2" draw:layer="layout" svg:width="0.371cm" svg:height="0.96cm" svg:x="8.048cm" svg:y="7.484cm" svg:viewBox="0 0 372 961" draw:points="0,961 372,961 372,0 0,0">
          <text:p/>
        </draw:polygon>
        <draw:polygon draw:style-name="gr3" draw:text-style-name="P3" draw:layer="layout" svg:width="0.379cm" svg:height="0.974cm" svg:x="8.044cm" svg:y="7.477cm" svg:viewBox="0 0 380 975" draw:points="7,968 7,961 369,961 369,13 13,13 13,968 7,968 7,961 7,968 0,968 0,0 380,0 380,975 0,975 0,968">
          <text:p/>
        </draw:polygon>
        <draw:polygon draw:style-name="gr2" draw:text-style-name="P2" draw:layer="layout" svg:width="0.368cm" svg:height="1.838cm" svg:x="7.508cm" svg:y="6.615cm" svg:viewBox="0 0 369 1839" draw:points="0,1839 369,1839 369,0 0,0">
          <text:p/>
        </draw:polygon>
        <draw:polygon draw:style-name="gr3" draw:text-style-name="P3" draw:layer="layout" svg:width="0.382cm" svg:height="1.849cm" svg:x="7.501cm" svg:y="6.608cm" svg:viewBox="0 0 383 1850" draw:points="7,1846 7,1839 370,1839 370,14 14,14 14,1846 7,1846 7,1839 7,1846 0,1846 0,0 383,0 383,1850 0,1850 0,1846">
          <text:p/>
        </draw:polygon>
        <draw:line draw:style-name="gr24" draw:text-style-name="P1" draw:layer="layout" svg:x1="8.193cm" svg:y1="7.345cm" svg:x2="8.274cm" svg:y2="7.345cm">
          <text:p/>
        </draw:line>
        <draw:line draw:style-name="gr24" draw:text-style-name="P1" draw:layer="layout" svg:x1="8.234cm" svg:y1="7.345cm" svg:x2="8.237cm" svg:y2="7.489cm">
          <text:p/>
        </draw:line>
        <draw:line draw:style-name="gr24" draw:text-style-name="P1" draw:layer="layout" svg:x1="7.653cm" svg:y1="6.323cm" svg:x2="7.731cm" svg:y2="6.323cm">
          <text:p/>
        </draw:line>
        <draw:line draw:style-name="gr24" draw:text-style-name="P1" draw:layer="layout" svg:x1="7.693cm" svg:y1="6.323cm" svg:x2="7.693cm" svg:y2="6.626cm">
          <text:p/>
        </draw:line>
        <draw:line draw:style-name="gr24" draw:text-style-name="P1" draw:layer="layout" svg:x1="7.349cm" svg:y1="8.582cm" svg:x2="7.349cm" svg:y2="5.715cm">
          <text:p/>
        </draw:line>
        <draw:line draw:style-name="gr27" draw:text-style-name="P1" draw:layer="layout" svg:x1="7.327cm" svg:y1="8.453cm" svg:x2="7.349cm" svg:y2="8.453cm">
          <text:p/>
        </draw:line>
        <draw:line draw:style-name="gr27" draw:text-style-name="P1" draw:layer="layout" svg:x1="7.327cm" svg:y1="7.807cm" svg:x2="7.349cm" svg:y2="7.807cm">
          <text:p/>
        </draw:line>
        <draw:line draw:style-name="gr27" draw:text-style-name="P1" draw:layer="layout" svg:x1="7.327cm" svg:y1="7.164cm" svg:x2="7.349cm" svg:y2="7.164cm">
          <text:p/>
        </draw:line>
        <draw:line draw:style-name="gr27" draw:text-style-name="P1" draw:layer="layout" svg:x1="7.327cm" svg:y1="6.521cm" svg:x2="7.349cm" svg:y2="6.521cm">
          <text:p/>
        </draw:line>
        <draw:line draw:style-name="gr27" draw:text-style-name="P1" draw:layer="layout" svg:x1="7.327cm" svg:y1="5.876cm" svg:x2="7.349cm" svg:y2="5.876cm">
          <text:p/>
        </draw:line>
        <draw:line draw:style-name="gr24" draw:text-style-name="P1" draw:layer="layout" svg:x1="7.349cm" svg:y1="8.582cm" svg:x2="8.506cm" svg:y2="8.582cm">
          <text:p/>
        </draw:line>
        <draw:line draw:style-name="gr27" draw:text-style-name="P1" draw:layer="layout" svg:x1="7.664cm" svg:y1="8.605cm" svg:x2="7.664cm" svg:y2="8.582cm">
          <text:p/>
        </draw:line>
        <draw:line draw:style-name="gr27" draw:text-style-name="P1" draw:layer="layout" svg:x1="8.191cm" svg:y1="8.605cm" svg:x2="8.191cm" svg:y2="8.582cm">
          <text:p/>
        </draw:line>
        <draw:frame draw:style-name="gr26" draw:text-style-name="P15" draw:layer="layout" svg:width="0.451cm" svg:height="0.132cm" svg:x="5.955cm" svg:y="8.658cm">
          <draw:text-box>
            <text:p text:style-name="P4"><text:span text:style-name="T8">Healthy</text:span></text:p>
          </draw:text-box>
        </draw:frame>
        <draw:frame draw:style-name="gr26" draw:text-style-name="P15" draw:layer="layout" svg:width="0.819cm" svg:height="0.132cm" svg:x="7.464cm" svg:y="8.667cm">
          <draw:text-box>
            <text:p text:style-name="P4"><text:span text:style-name="T8">I n f e c t e d</text:span><text:span text:style-name="T9"> <text:s/></text:span></text:p>
          </draw:text-box>
        </draw:frame>
        <draw:path draw:style-name="gr3" draw:text-style-name="P3" draw:layer="layout" svg:width="0.058cm" svg:height="0.091cm" svg:x="5.076cm" svg:y="5.856cm" svg:viewBox="0 0 59 92" svg:d="M9 83c7 7 13 9 20 9s13-2 18-4c4-5 7-9 9-16 3-6 3-15 3-24s0-18 0-23c-3-4-5-9-8-14-2-4-4-7-9-9-2-2-6-2-13-2-4 0-11 2-16 4-4 5-6 9-8 17-3 7-5 16-5 27 0 15 5 29 9 35zM18 19c2-6 7-8 11-8 7 0 11 2 13 8 5 4 5 13 5 26 0 16 0 25-5 30-2 4-6 6-13 6-4 0-9-2-11-6-5-5-7-14-7-30 0-13 2-22 7-26z">
          <text:p/>
        </draw:path>
        <draw:polygon draw:style-name="gr3" draw:text-style-name="P3" draw:layer="layout" svg:width="0.013cm" svg:height="0.013cm" svg:x="5.152cm" svg:y="5.934cm" svg:viewBox="0 0 14 14" draw:points="0,14 14,14 14,0 0,0">
          <text:p/>
        </draw:polygon>
        <draw:path draw:style-name="gr3" draw:text-style-name="P3" draw:layer="layout" svg:width="0.061cm" svg:height="0.091cm" svg:x="5.183cm" svg:y="5.856cm" svg:viewBox="0 0 62 92" svg:d="M50 7c-4-5-9-7-15-7-11 0-18 4-25 11-5 8-10 21-10 39 0 13 2 25 10 31 7 7 14 11 23 11 6 0 11-2 15-4 5-2 7-7 9-11 5-5 5-9 5-16 0-9-3-16-7-20-7-7-14-9-20-9-5 0-9 0-14 2-2 3-6 7-9 11 0-11 3-17 3-20 2-4 4-9 9-12 2-2 6-2 9-2 4 0 8 2 11 5 2 3 4 5 4 9h11c0-6-4-14-9-18zM19 48c2-3 7-5 14-5 4 0 11 2 13 5 2 4 4 9 4 13 0 7-2 11-4 16-5 2-9 4-13 4-5 0-9 0-12-2-2-2-4-4-6-7-3-4-3-6-3-11 0-4 3-9 7-13z">
          <text:p/>
        </draw:path>
        <draw:path draw:style-name="gr3" draw:text-style-name="P3" draw:layer="layout" svg:width="0.058cm" svg:height="0.091cm" svg:x="5.094cm" svg:y="6.709cm" svg:viewBox="0 0 59 92" svg:d="M9 86c4 4 11 6 20 6 7 0 12 0 17-4 4-2 9-7 9-13 2-8 4-17 4-28 0-9 0-16-2-20-2-7-2-12-5-14-2-4-4-6-9-9-5-2-10-4-14-4-7 0-11 2-16 7-4 2-9 6-11 13s-2 16-2 27c0 18 2 30 9 39zM16 18c4-5 8-7 13-7 4 0 9 4 14 9 3 4 5 13 5 27 0 15-2 25-5 30-5 4-10 4-14 4-5 0-9 0-13-4-3-5-5-15-5-30 0-14 2-23 5-29z">
          <text:p/>
        </draw:path>
        <draw:polygon draw:style-name="gr3" draw:text-style-name="P3" draw:layer="layout" svg:width="0.013cm" svg:height="0.014cm" svg:x="5.17cm" svg:y="6.789cm" svg:viewBox="0 0 14 15" draw:points="0,15 14,15 14,0 0,0">
          <text:p/>
        </draw:polygon>
        <draw:path draw:style-name="gr3" draw:text-style-name="P3" draw:layer="layout" svg:width="0.062cm" svg:height="0.091cm" svg:x="5.199cm" svg:y="6.709cm" svg:viewBox="0 0 63 92" svg:d="M52 92v-23h11v-11h-11v-58h-9l-43 58v11h41v23zM13 58l28-36v36z">
          <text:p/>
        </draw:path>
        <draw:path draw:style-name="gr3" draw:text-style-name="P3" draw:layer="layout" svg:width="0.058cm" svg:height="0.092cm" svg:x="5.076cm" svg:y="7.564cm" svg:viewBox="0 0 59 93" svg:d="M9 84c7 6 13 9 20 9s13-3 18-5c4-4 7-9 9-15 3-7 3-16 3-27 0-7 0-17 0-21-3-5-5-9-8-14-2-4-4-6-9-9-2-2-6-2-13-2-4 0-11 2-16 5-4 2-6 9-8 15-3 7-5 17-5 26 0 18 5 31 9 38zM18 18c2-4 7-7 11-7 7 0 11 3 13 7 5 4 5 13 5 28s0 24-5 29c-2 4-6 6-13 6-4 0-9-2-11-6-5-5-7-14-7-29s2-24 7-28z">
          <text:p/>
        </draw:path>
        <draw:polygon draw:style-name="gr3" draw:text-style-name="P3" draw:layer="layout" svg:width="0.013cm" svg:height="0.014cm" svg:x="5.152cm" svg:y="7.642cm" svg:viewBox="0 0 14 15" draw:points="0,15 14,15 14,0 0,0">
          <text:p/>
        </draw:polygon>
        <draw:path draw:style-name="gr3" draw:text-style-name="P3" draw:layer="layout" svg:width="0.061cm" svg:height="0.092cm" svg:x="5.183cm" svg:y="7.564cm" svg:viewBox="0 0 62 93" svg:d="M17 81c2-2 2-4 4-6 3-2 7-5 14-11 9-7 13-12 18-16 2-2 4-7 6-11 3-3 3-8 3-12 0-7-3-14-7-18-7-5-14-7-22-7-9 0-16 2-21 7-4 4-10 11-10 20l13 2c0-7 2-9 4-13 5-2 9-5 14-5 6 0 8 3 13 5 2 2 4 6 4 11 0 4-2 10-4 14-5 5-11 11-22 18-5 7-12 9-14 14-5 4-8 8-8 11-2 4-2 6-2 9h62v-12z">
          <text:p/>
        </draw:path>
        <draw:path draw:style-name="gr3" draw:text-style-name="P3" draw:layer="layout" svg:width="0.058cm" svg:height="0.093cm" svg:x="5.094cm" svg:y="8.417cm" svg:viewBox="0 0 59 94" svg:d="M9 86c4 4 11 8 20 8 7 0 12 0 17-6 4-2 9-6 9-13 2-7 4-16 4-27 0-9 0-16-2-22-2-5-2-9-5-11-2-5-4-7-9-9-5-3-10-6-14-6-7 0-11 3-16 8-4 2-9 7-11 13-2 7-2 16-2 27 0 18 2 29 9 38zM16 19c4-4 8-7 13-7 4 0 9 3 14 9 3 5 5 14 5 27s-2 25-5 29c-5 5-10 5-14 5-5 0-9 0-13-5-3-4-5-13-5-29 0-13 2-25 5-29z">
          <text:p/>
        </draw:path>
        <draw:polygon draw:style-name="gr3" draw:text-style-name="P3" draw:layer="layout" svg:width="0.013cm" svg:height="0.014cm" svg:x="5.17cm" svg:y="8.497cm" svg:viewBox="0 0 14 15" draw:points="0,15 14,15 14,0 0,0">
          <text:p/>
        </draw:polygon>
        <draw:path draw:style-name="gr3" draw:text-style-name="P3" draw:layer="layout" svg:width="0.058cm" svg:height="0.093cm" svg:x="5.203cm" svg:y="8.417cm" svg:viewBox="0 0 59 94" svg:d="M9 86c5 4 11 8 20 8 7 0 12 0 16-6 5-2 8-6 10-13s4-16 4-27c0-9-2-16-2-22-2-5-4-9-7-11 0-5-5-7-9-9-3-3-7-6-12-6-6 0-13 3-17 8-5 2-7 7-9 13-3 7-3 16-3 27 0 18 3 29 9 38zM16 19c2-4 7-7 13-7 5 0 9 3 12 9 4 5 7 14 7 27s-3 25-7 29c-3 5-7 5-12 5-6 0-11 0-13-5-4-4-4-13-4-29 0-13 0-25 4-29z">
          <text:p/>
        </draw:path>
        <draw:path draw:style-name="gr3" draw:text-style-name="P3" draw:layer="layout" svg:width="0.033cm" svg:height="0.092cm" svg:x="6.923cm" svg:y="5.831cm" svg:viewBox="0 0 34 93" svg:d="M34 0h-6c-3 5-8 7-13 11-4 5-8 9-15 12v11c2-2 7-5 11-7s9-4 11-7v73h12z">
          <text:p/>
        </draw:path>
        <draw:polygon draw:style-name="gr3" draw:text-style-name="P3" draw:layer="layout" svg:width="0.013cm" svg:height="0.014cm" svg:x="6.992cm" svg:y="5.909cm" svg:viewBox="0 0 14 15" draw:points="0,15 14,15 14,0 0,0">
          <text:p/>
        </draw:polygon>
        <draw:path draw:style-name="gr3" draw:text-style-name="P3" draw:layer="layout" svg:width="0.058cm" svg:height="0.092cm" svg:x="7.023cm" svg:y="5.831cm" svg:viewBox="0 0 59 93" svg:d="M9 84c7 7 14 9 21 9s14-2 18-5c5-4 7-9 9-15 2-7 2-16 2-27 0-10 0-17 0-21-2-7-4-11-6-14-3-4-5-6-9-9-2-2-7-2-14-2-4 0-12 0-16 5-5 2-7 6-9 15-2 7-5 16-5 26 0 18 5 29 9 38zM18 16c2-2 8-5 12-5 7 0 12 3 14 7 4 5 4 14 4 28 0 16 0 24-4 29-2 4-7 7-14 7-4 0-10-3-12-7-4-5-7-13-7-29 0-14 3-23 7-30z">
          <text:p/>
        </draw:path>
        <draw:path draw:style-name="gr3" draw:text-style-name="P3" draw:layer="layout" svg:width="0.058cm" svg:height="0.092cm" svg:x="7.097cm" svg:y="5.831cm" svg:viewBox="0 0 59 93" svg:d="M10 84c4 7 11 9 20 9 7 0 11-2 16-5 4-4 6-9 9-15 2-7 4-16 4-27 0-10 0-17-2-21-2-7-2-11-5-14-2-4-4-6-9-9-4-2-9-2-13-2-7 0-11 0-16 5-4 2-10 6-12 15-2 7-2 16-2 26 0 18 2 29 10 38zM17 16c4-2 9-5 13-5s9 3 13 7c3 5 5 14 5 28 0 16-2 24-5 29-4 4-9 7-13 7s-9-3-13-7c-3-5-5-13-5-29 0-14 2-23 5-30z">
          <text:p/>
        </draw:path>
        <draw:path draw:style-name="gr3" draw:text-style-name="P3" draw:layer="layout" svg:width="0.058cm" svg:height="0.092cm" svg:x="7.168cm" svg:y="5.831cm" svg:viewBox="0 0 59 93" svg:d="M9 84c5 7 12 9 20 9 7 0 14-2 18-5 3-4 8-9 10-15 2-7 2-16 2-27 0-10 0-17-2-21 0-7-2-11-5-14-2-4-5-6-9-9-5-2-9-2-14-2-6 0-11 0-15 5-5 2-7 6-9 15-2 7-5 16-5 26 0 18 5 29 9 38zM18 16c3-2 7-5 11-5 7 0 12 3 14 7 4 5 4 14 4 28 0 16 0 24-4 29-5 4-7 7-14 7-4 0-8-3-11-7-4-5-6-13-6-29 0-14 2-23 6-30z">
          <text:p/>
        </draw:path>
        <draw:path draw:style-name="gr3" draw:text-style-name="P3" draw:layer="layout" svg:width="0.058cm" svg:height="0.092cm" svg:x="7.242cm" svg:y="5.831cm" svg:viewBox="0 0 59 93" svg:d="M9 84c5 7 11 9 20 9 7 0 12-2 17-5 4-4 6-9 9-15 2-7 4-16 4-27 0-10-2-17-2-21-2-7-5-11-5-14-2-4-6-6-8-9-5-2-10-2-15-2-7 0-13 0-15 5-5 2-9 6-12 15-2 7-2 16-2 26 0 18 2 29 9 38zM16 16c4-2 6-5 13-5 5 0 10 3 15 7 2 5 4 14 4 28 0 16-2 24-7 29-2 4-7 7-12 7-7 0-9-3-13-7-2-5-5-13-5-29 0-14 3-23 5-30z">
          <text:p/>
        </draw:path>
        <draw:path draw:style-name="gr3" draw:text-style-name="P3" draw:layer="layout" svg:width="0.058cm" svg:height="0.092cm" svg:x="6.923cm" svg:y="6.474cm" svg:viewBox="0 0 59 93" svg:d="M10 86c4 5 11 7 20 7 7 0 11 0 15-5 5-2 9-6 12-13 2-7 2-16 2-27 0-9 0-16-2-21 0-7-3-11-5-13-2-5-4-7-9-9-4-2-9-5-13-5-7 0-11 3-16 7-4 2-7 7-10 13-2 7-4 17-4 28 0 18 2 29 10 38zM16 18c5-4 9-6 14-6 7 0 9 4 13 8 2 5 5 15 5 28 0 16-3 25-5 29-4 5-9 5-13 5-5 0-9 0-14-5-2-4-4-13-4-29 0-13 2-23 4-30z">
          <text:p/>
        </draw:path>
        <draw:polygon draw:style-name="gr3" draw:text-style-name="P3" draw:layer="layout" svg:width="0.013cm" svg:height="0.013cm" svg:x="6.999cm" svg:y="6.555cm" svg:viewBox="0 0 14 14" draw:points="0,14 14,14 14,0 0,0">
          <text:p/>
        </draw:polygon>
        <draw:path draw:style-name="gr3" draw:text-style-name="P3" draw:layer="layout" svg:width="0.058cm" svg:height="0.092cm" svg:x="7.032cm" svg:y="6.474cm" svg:viewBox="0 0 59 93" svg:d="M9 86c5 5 12 7 21 7 7 0 11 0 16-5 4-2 7-6 9-13s4-16 4-27c0-9-2-16-2-21-2-7-2-11-4-13-3-5-7-7-9-9-5-2-9-5-14-5-6 0-13 3-16 7-5 2-9 7-12 13-2 7-2 17-2 28 0 18 2 29 9 38zM17 18c4-4 7-6 13-6 5 0 9 4 14 8 2 5 4 15 4 28 0 16-2 25-7 29-2 5-6 5-11 5-4 0-9 0-13-5-3-4-6-13-6-29 0-13 3-23 6-30z">
          <text:p/>
        </draw:path>
        <draw:path draw:style-name="gr3" draw:text-style-name="P3" draw:layer="layout" svg:width="0.058cm" svg:height="0.092cm" svg:x="7.104cm" svg:y="6.474cm" svg:viewBox="0 0 59 93" svg:d="M10 86c4 5 11 7 20 7 6 0 13 0 15-5 5-2 9-6 12-13 2-7 2-16 2-27 0-9 0-16-2-21 0-7-3-11-5-13-2-5-4-7-9-9-4-2-9-5-13-5-7 0-11 3-16 7-4 2-7 7-9 13-2 7-5 17-5 28 0 18 5 29 10 38zM19 18c2-4 6-6 11-6 6 0 11 4 13 8 2 5 5 15 5 28 0 16-3 25-5 29-4 5-9 5-13 5-5 0-9 0-11-5-5-4-7-13-7-29 0-13 2-23 7-30z">
          <text:p/>
        </draw:path>
        <draw:path draw:style-name="gr3" draw:text-style-name="P3" draw:layer="layout" svg:width="0.06cm" svg:height="0.092cm" svg:x="7.175cm" svg:y="6.474cm" svg:viewBox="0 0 61 93" svg:d="M49 12c-6 6-13 15-18 25-6 11-11 20-13 31-4 9-4 18-4 25h11c0-9 2-16 4-25 2-11 7-22 14-31 4-12 11-21 18-25v-12h-61v12z">
          <text:p/>
        </draw:path>
        <draw:path draw:style-name="gr3" draw:text-style-name="P3" draw:layer="layout" svg:width="0.058cm" svg:height="0.092cm" svg:x="7.249cm" svg:y="6.474cm" svg:viewBox="0 0 59 93" svg:d="M9 86c4 5 11 7 20 7 10 0 16-2 23-11 5-5 7-11 7-20s-2-16-7-23c-7-4-11-10-20-10-5 0-12 3-17 8l5-25h34v-12h-43l-9 48 11 3c2-3 5-5 7-5 2-2 4-4 9-4 8 0 12 2 14 6 2 3 5 7 5 14 0 6-3 11-5 15-2 5-6 5-14 5-7 0-9 0-14-2-2-3-4-7-4-14h-11c0 9 4 16 9 20z">
          <text:p/>
        </draw:path>
        <draw:path draw:style-name="gr3" draw:text-style-name="P3" draw:layer="layout" svg:width="0.058cm" svg:height="0.092cm" svg:x="6.934cm" svg:y="7.104cm" svg:viewBox="0 0 59 93" svg:d="M9 84c4 4 11 9 20 9 7 0 11-3 16-5 4-4 9-9 12-15 2-7 2-16 2-27 0-10 0-17-2-21 0-7-3-12-6-14-2-4-4-6-9-9-4-2-9-2-13-2-7 0-11 0-16 5-4 2-6 6-9 15-2 7-4 14-4 26 0 18 2 29 9 38zM16 16c4-3 9-5 13-5 7 0 9 2 13 7 3 4 5 13 5 28s-2 24-5 29c-4 4-9 6-13 6s-9-2-13-6c-3-5-5-14-5-29s2-24 5-30z">
          <text:p/>
        </draw:path>
        <draw:polygon draw:style-name="gr3" draw:text-style-name="P3" draw:layer="layout" svg:width="0.013cm" svg:height="0.015cm" svg:x="7.01cm" svg:y="7.182cm" svg:viewBox="0 0 14 16" draw:points="0,16 14,16 14,0 0,0">
          <text:p/>
        </draw:polygon>
        <draw:path draw:style-name="gr3" draw:text-style-name="P3" draw:layer="layout" svg:width="0.058cm" svg:height="0.092cm" svg:x="7.043cm" svg:y="7.104cm" svg:viewBox="0 0 59 93" svg:d="M10 84c5 4 12 9 20 9 7 0 12-3 16-5 5-4 7-9 9-15 2-7 4-16 4-27 0-10-2-17-2-21-2-7-2-12-4-14-2-4-7-6-9-9-5-2-9-2-14-2-6 0-13 0-15 5-5 2-9 6-12 15-3 7-3 14-3 26 0 18 3 29 10 38zM17 16c5-3 7-5 13-5 5 0 9 2 14 7 2 4 4 13 4 28s-2 24-6 29c-3 4-7 6-12 6-4 0-8-2-13-6-2-5-4-14-4-29s2-24 4-30z">
          <text:p/>
        </draw:path>
        <draw:path draw:style-name="gr3" draw:text-style-name="P3" draw:layer="layout" svg:width="0.058cm" svg:height="0.092cm" svg:x="7.115cm" svg:y="7.104cm" svg:viewBox="0 0 59 93" svg:d="M9 84c4 4 11 9 20 9 7 0 13-3 16-5 5-4 9-9 12-15 2-7 2-16 2-27 0-10 0-17-2-21 0-7-3-12-5-14-2-4-5-6-10-9-4-2-9-2-13-2-7 0-11 0-16 5-4 2-6 6-9 15-2 7-4 14-4 26 0 18 4 29 9 38zM18 16c2-3 6-5 11-5 7 0 11 2 13 7 3 4 5 13 5 28s-2 24-5 29c-4 4-9 6-13 6-5 0-9-2-11-6-5-5-7-14-7-29s2-24 7-30z">
          <text:p/>
        </draw:path>
        <draw:path draw:style-name="gr3" draw:text-style-name="P3" draw:layer="layout" svg:width="0.058cm" svg:height="0.092cm" svg:x="7.189cm" svg:y="7.104cm" svg:viewBox="0 0 59 93" svg:d="M8 84c5 6 12 9 18 9 12 0 19-5 26-12 4-6 7-13 7-22s-3-15-9-23c-5-5-12-7-19-7s-11 2-16 7l5-25h34v-11h-43l-9 48 11 2c0-2 2-4 4-6 3-3 7-3 12-3s12 0 14 5c2 4 4 9 4 13 0 7-2 11-4 16-5 4-9 6-17 6-4 0-9-2-11-4s-4-7-4-11h-11c0 7 2 13 8 18z">
          <text:p/>
        </draw:path>
        <draw:path draw:style-name="gr3" draw:text-style-name="P3" draw:layer="layout" svg:width="0.058cm" svg:height="0.092cm" svg:x="7.26cm" svg:y="7.104cm" svg:viewBox="0 0 59 93" svg:d="M9 84c4 4 12 9 21 9 7 0 11-3 16-5 4-4 9-9 11-15 2-7 2-16 2-27 0-10 0-17-2-21 0-7-2-12-5-14-2-4-4-6-9-9-4-2-9-2-13-2-7 0-12 0-17 5-4 2-6 6-9 15-2 7-4 14-4 26 0 18 2 29 9 38zM16 16c5-3 10-5 14-5s9 2 13 7c3 4 5 13 5 28s-2 24-5 29c-4 4-9 6-13 6s-9-2-14-6c-3-5-5-14-5-29s2-24 5-30z">
          <text:p/>
        </draw:path>
        <draw:path draw:style-name="gr3" draw:text-style-name="P3" draw:layer="layout" svg:width="0.058cm" svg:height="0.092cm" svg:x="6.934cm" svg:y="7.756cm" svg:viewBox="0 0 59 93" svg:d="M9 86c4 4 11 7 20 7 7 0 11-3 16-5 4-2 6-9 9-15 3-7 5-16 5-25s-2-16-2-22c-3-6-6-10-6-15-2-2-6-6-9-6-4-3-9-5-13-5-7 0-13 2-16 5-4 4-9 9-11 15-2 8-2 17-2 28 0 16 2 29 9 38zM16 18c4-4 6-7 13-7 4 0 9 3 13 7 3 4 5 14 5 30 0 13-2 22-7 27-2 4-7 6-11 6-7 0-9-2-13-6-5-5-5-14-5-27 0-16 0-26 5-30z">
          <text:p/>
        </draw:path>
        <draw:polygon draw:style-name="gr3" draw:text-style-name="P3" draw:layer="layout" svg:width="0.013cm" svg:height="0.014cm" svg:x="7.01cm" svg:y="7.836cm" svg:viewBox="0 0 14 15" draw:points="0,15 14,15 14,0 0,0">
          <text:p/>
        </draw:polygon>
        <draw:path draw:style-name="gr3" draw:text-style-name="P3" draw:layer="layout" svg:width="0.058cm" svg:height="0.092cm" svg:x="7.041cm" svg:y="7.756cm" svg:viewBox="0 0 59 93" svg:d="M10 86c7 4 14 7 20 7 7 0 14-3 18-5 5-2 7-9 9-15 2-7 2-16 2-25s0-16-2-22c0-6-2-10-4-15-3-2-5-6-9-6-5-3-7-5-14-5-6 0-11 2-15 5-5 4-7 9-10 15-3 8-5 17-5 28 0 16 5 29 10 38zM19 18c2-4 7-7 11-7 7 0 11 3 14 7 4 4 4 14 4 30 0 13 0 22-4 27-3 4-7 6-14 6-4 0-9-2-11-6-4-5-7-14-7-27 0-16 3-26 7-30z">
          <text:p/>
        </draw:path>
        <draw:path draw:style-name="gr3" draw:text-style-name="P3" draw:layer="layout" svg:width="0.058cm" svg:height="0.092cm" svg:x="7.115cm" svg:y="7.756cm" svg:viewBox="0 0 59 93" svg:d="M9 86c4 4 11 7 20 7 7 0 11-3 16-5s7-9 9-15c3-7 5-16 5-25s0-16-2-22c-3-6-3-10-5-15-2-2-7-6-10-6-4-3-9-5-13-5-7 0-11 2-16 5-4 4-9 9-11 15-2 8-2 17-2 28 0 16 2 29 9 38zM15 18c5-4 9-7 14-7 4 0 9 3 13 7 3 4 5 14 5 30 0 13-2 22-5 27-4 4-9 6-13 6-5 0-9-2-14-6-2-5-4-14-4-27 0-16 2-26 4-30z">
          <text:p/>
        </draw:path>
        <draw:path draw:style-name="gr3" draw:text-style-name="P3" draw:layer="layout" svg:width="0.06cm" svg:height="0.092cm" svg:x="7.184cm" svg:y="7.756cm" svg:viewBox="0 0 61 93" svg:d="M16 82c2-3 4-5 6-5 0-2 5-7 12-11 8-7 14-14 18-16 3-4 7-9 7-11 2-4 2-9 2-11 0-10-2-14-6-21-5-5-15-7-21-7-9 0-16 2-23 7-4 4-6 11-9 21l11 2c0-4 3-10 5-14 4-2 9-5 13-5 7 0 11 3 14 5 5 2 5 6 5 12 0 4-2 9-5 13-5 5-11 11-20 20-7 5-12 9-16 12-2 4-4 9-7 13-2 2-2 4-2 7h61v-11z">
          <text:p/>
        </draw:path>
        <draw:path draw:style-name="gr3" draw:text-style-name="P3" draw:layer="layout" svg:width="0.058cm" svg:height="0.092cm" svg:x="7.26cm" svg:y="7.756cm" svg:viewBox="0 0 59 93" svg:d="M9 86c4 4 12 7 19 7 11 0 18-3 24-12 5-6 7-13 7-20 0-9-2-17-9-22-4-7-11-9-18-9-6 0-11 2-16 7l5-26h34v-11h-44l-9 48 11 2c0-2 3-4 5-6 3 0 8-3 12-3s11 3 13 7c3 2 5 7 5 13 0 7-2 12-5 16-4 2-9 4-15 4-5 0-10 0-12-4-3-2-5-4-5-11h-11c0 9 2 15 9 20z">
          <text:p/>
        </draw:path>
        <draw:path draw:style-name="gr3" draw:text-style-name="P3" draw:layer="layout" svg:width="0.058cm" svg:height="0.091cm" svg:x="6.999cm" svg:y="8.393cm" svg:viewBox="0 0 59 92" svg:d="M9 85c4 5 11 7 20 7 6 0 13 0 18-4 3-3 7-9 10-16 2-7 2-16 2-25s0-15-2-23c0-4-3-9-5-13-2-3-5-7-10-7-4-2-9-4-13-4-7 0-11 2-16 4-4 4-7 9-9 16s-4 16-4 27c0 16 4 29 9 38zM18 17c2-4 6-6 11-6 6 0 11 2 13 6 5 5 5 15 5 30 0 14 0 23-5 27-4 5-7 7-13 7-5 0-9-2-11-7-5-4-7-13-7-27 0-15 2-25 7-30z">
          <text:p/>
        </draw:path>
        <draw:polygon draw:style-name="gr3" draw:text-style-name="P3" draw:layer="layout" svg:width="0.013cm" svg:height="0.013cm" svg:x="7.075cm" svg:y="8.473cm" svg:viewBox="0 0 14 14" draw:points="0,14 14,14 14,0 0,0">
          <text:p/>
        </draw:polygon>
        <draw:path draw:style-name="gr3" draw:text-style-name="P3" draw:layer="layout" svg:width="0.058cm" svg:height="0.091cm" svg:x="7.108cm" svg:y="8.393cm" svg:viewBox="0 0 59 92" svg:d="M9 85c5 5 11 7 20 7 7 0 11 0 16-4 4-3 9-9 12-16 0-7 2-16 2-25s0-15-2-23c-3-4-3-9-5-13-3-3-5-7-9-7-5-2-9-4-14-4-7 0-11 2-15 4-5 4-9 9-12 16-2 7-2 16-2 27 0 16 2 29 9 38zM16 17c4-4 9-6 13-6 5 0 9 2 14 6 2 5 4 15 4 30 0 14-2 23-4 27-5 5-9 7-14 7-4 0-9-2-13-7-2-4-5-13-5-27 0-15 3-25 5-30z">
          <text:p/>
        </draw:path>
        <draw:path draw:style-name="gr3" draw:text-style-name="P3" draw:layer="layout" svg:width="0.058cm" svg:height="0.091cm" svg:x="7.18cm" svg:y="8.393cm" svg:viewBox="0 0 59 92" svg:d="M9 85c6 5 13 7 20 7 6 0 14 0 18-4 5-3 7-9 9-16 3-7 3-16 3-25s0-15-3-23c0-4-2-9-4-13-2-3-5-7-9-7-5-2-8-4-14-4-7 0-12 2-16 4-4 4-7 9-9 16s-4 16-4 27c0 16 4 29 9 38zM17 17c3-4 7-6 12-6 6 0 11 2 14 6 4 5 4 15 4 30 0 14 0 23-4 27-3 5-8 7-14 7-5 0-9-2-12-7-4-4-6-13-6-27 0-15 2-25 6-30z">
          <text:p/>
        </draw:path>
        <draw:path draw:style-name="gr3" draw:text-style-name="P3" draw:layer="layout" svg:width="0.058cm" svg:height="0.091cm" svg:x="7.253cm" svg:y="8.393cm" svg:viewBox="0 0 59 92" svg:d="M9 85c5 5 11 7 21 7 7 0 11 0 16-4 4-3 7-9 9-16s4-16 4-25 0-15-2-23c-2-4-2-9-4-13-3-3-7-7-9-7-5-2-9-4-14-4-7 0-12 2-16 4-5 4-9 9-11 16-3 7-3 16-3 27 0 16 3 29 9 38zM16 17c4-4 9-6 14-6s9 2 14 6c2 5 4 15 4 30 0 14-2 23-4 27-5 5-9 7-14 7s-10-2-14-7c-2-4-5-13-5-27 0-15 3-25 5-30z">
          <text:p/>
        </draw:path>
        <draw:frame draw:style-name="gr26" draw:text-style-name="P15" draw:layer="layout" svg:width="0.451cm" svg:height="0.132cm" svg:x="7.967cm" svg:y="8.667cm">
          <draw:text-box>
            <text:p text:style-name="P4"><text:span text:style-name="T8">Healthy</text:span></text:p>
          </draw:text-box>
        </draw:frame>
        <draw:frame draw:style-name="gr28" draw:text-style-name="P16" draw:layer="layout" svg:width="0.489cm" svg:height="0.132cm" svg:x="5.742cm" svg:y="5.615cm">
          <draw:text-box>
            <text:p text:style-name="P4"><text:span text:style-name="T10">Bacteria</text:span></text:p>
          </draw:text-box>
        </draw:frame>
        <draw:path draw:style-name="gr3" draw:text-style-name="P3" draw:layer="layout" svg:width="0.094cm" svg:height="0.098cm" svg:x="6.746cm" svg:y="8.518cm" svg:viewBox="0 0 95 99" svg:d="M95 85l-30-13v-46l30-11v-15l-95 42v17l95 40zM29 55c-6-2-13-4-17-6 4-2 11-5 17-7l25-11v37z">
          <text:p/>
        </draw:path>
        <draw:path draw:style-name="gr3" draw:text-style-name="P3" draw:layer="layout" svg:width="0.071cm" svg:height="0.063cm" svg:x="6.769cm" svg:y="8.446cm" svg:viewBox="0 0 72 64" svg:d="M72 50h-38c-9 0-15-2-18-6-2-3-5-7-5-14 0-2 0-7 3-9 2-2 2-5 5-5 2-2 6-2 11-2h42v-14h-42c-7 0-9 0-11 0-5 2-8 2-10 5-3 2-5 4-7 9s-2 9-2 14c0 9 4 18 11 22h-9v14h70z">
          <text:p/>
        </draw:path>
        <draw:path draw:style-name="gr3" draw:text-style-name="P3" draw:layer="layout" svg:width="0.071cm" svg:height="0.062cm" svg:x="6.769cm" svg:y="8.366cm" svg:viewBox="0 0 72 63" svg:d="M72 50h-38c-9 0-15-2-18-7-2-4-5-10-5-14 0-5 0-7 3-9 2-2 2-5 5-7 2 0 6 0 11 0h42v-13h-42c-7 0-9 0-11 0-5 0-8 2-10 4-3 2-5 5-7 9-2 2-2 7-2 11 0 12 4 19 11 26h-9v13h70z">
          <text:p/>
        </draw:path>
        <draw:path draw:style-name="gr3" draw:text-style-name="P3" draw:layer="layout" svg:width="0.073cm" svg:height="0.067cm" svg:x="6.769cm" svg:y="8.281cm" svg:viewBox="0 0 74 68" svg:d="M65 59c7-7 9-13 9-25 0-4-2-11-4-15-2-7-7-11-11-14-8-3-15-5-24-5-11 0-20 5-26 12-7 5-9 13-9 22s2 18 6 23c7 9 18 11 29 11 14 0 24-2 30-9zM18 50c-5-4-7-9-7-16 0-4 2-9 7-13 4-4 11-7 17-7 9 0 16 3 21 7s7 9 7 13c0 7-2 12-7 16-5 2-12 4-21 4-6 0-13-2-17-4z">
          <text:p/>
        </draw:path>
        <draw:path draw:style-name="gr3" draw:text-style-name="P3" draw:layer="layout" svg:width="0.096cm" svg:height="0.036cm" svg:x="6.746cm" svg:y="8.236cm" svg:viewBox="0 0 97 37" svg:d="M86 8c0 2 0 2 0 4-2 0-2 0-2 3-2 0-4 0-7 0h-40v-13h-11v13h-26l7 13h19v9h11v-9h40c7 0 11 0 14-2 2 0 2-2 4-5 2-2 2-6 2-11 0-2 0-5-2-10l-9 2c0 3 0 6 0 6z">
          <text:p/>
        </draw:path>
        <draw:path draw:style-name="gr3" draw:text-style-name="P3" draw:layer="layout" svg:width="0.073cm" svg:height="0.067cm" svg:x="6.769cm" svg:y="8.16cm" svg:viewBox="0 0 74 68" svg:d="M72 14v-14c-2 3-7 3-9 3-4 2-12 2-23 2h-16c-4 0-9 0-9 0-4 0-6 2-9 4-2 2-4 5-4 9-2 2-2 7-2 14 0 6 0 11 2 17 2 5 4 7 7 10 2 3 6 5 11 7l2-14c-4-3-7-5-9-7s-2-7-2-11c0-7 0-11 4-14 0-2 5-2 9-2h3c2 5 2 11 4 20 0 5 0 9 2 11 0 5 2 7 2 10 3 3 5 5 9 7 3 0 5 2 9 2 6 0 12-2 15-6 4-6 6-13 6-19 0-5 0-9-2-14-2-4-4-9-9-11 2-2 7-2 9-4zM42 18c5 0 7 0 9 2 5 0 8 5 10 7 2 5 2 7 2 11 0 7 0 9-2 11-2 3-5 5-8 5-2 0-4 0-6-2 0 0-3-3-3-5-2-2-2-4-2-11-2-7-2-13-4-18z">
          <text:p/>
        </draw:path>
        <draw:path draw:style-name="gr3" draw:text-style-name="P3" draw:layer="layout" svg:width="0.096cm" svg:height="0.036cm" svg:x="6.746cm" svg:y="8.113cm" svg:viewBox="0 0 97 37" svg:d="M86 9v3c-2 2-2 2-2 2-2 0-4 0-7 0h-40v-11h-11v11h-26l7 14h19v9h11v-9h40c7 0 11 0 14 0 2-2 2-5 4-7 2-3 2-5 2-9 0-5 0-7-2-12l-9 3c0 2 0 4 0 6z">
          <text:p/>
        </draw:path>
        <draw:path draw:style-name="gr3" draw:text-style-name="P3" draw:layer="layout" svg:width="0.073cm" svg:height="0.069cm" svg:x="6.769cm" svg:y="8.038cm" svg:viewBox="0 0 74 70" svg:d="M61 23c2 2 2 7 2 11 0 7-2 11-7 16-3 4-9 6-16 6v-56c-2 0-2 0-2 0-14 0-23 5-29 9-7 7-9 16-9 25 0 11 2 20 9 27 6 7 15 9 29 9 11 0 21-2 27-9 7-7 9-16 9-27 0-9-2-16-4-20-5-7-9-11-17-14l-2 14c5 2 8 4 10 9zM15 50c-2-5-4-9-4-16 0-4 2-11 7-16 2-2 6-4 11-4v42c-5 0-9-2-14-6z">
          <text:p/>
        </draw:path>
        <draw:path draw:style-name="gr3" draw:text-style-name="P3" draw:layer="layout" svg:width="0.096cm" svg:height="0.064cm" svg:x="6.746cm" svg:y="7.962cm" svg:viewBox="0 0 97 65" svg:d="M95 0h-95v14h35c-5 2-7 4-9 9-2 2-2 7-2 11 0 7 2 11 4 16 2 4 7 9 14 11 4 2 11 4 17 4 9 0 16-2 21-4 6-2 8-7 13-11 2-5 4-11 4-16 0-9-4-16-11-20h9zM42 45c-5-2-7-6-7-13 0-5 2-9 7-14 4-2 11-4 20-4s13 2 18 4c4 5 6 9 6 14 0 4-2 11-6 13-5 5-12 7-21 7-8 0-13-2-17-7z">
          <text:p/>
        </draw:path>
        <draw:path draw:style-name="gr3" draw:text-style-name="P3" draw:layer="layout" svg:width="0.071cm" svg:height="0.042cm" svg:x="6.769cm" svg:y="7.857cm" svg:viewBox="0 0 72 43" svg:d="M72 30h-38c-4 0-9 0-13-3-2 0-5-2-7-4-3-2-3-6-3-8 0-4 0-6 5-11l-12-4c-2 4-4 9-4 13s0 8 2 10 4 7 9 9h-9v11h70z">
          <text:p/>
        </draw:path>
        <draw:path draw:style-name="gr3" draw:text-style-name="P3" draw:layer="layout" svg:width="0.073cm" svg:height="0.069cm" svg:x="6.769cm" svg:y="7.785cm" svg:viewBox="0 0 74 70" svg:d="M61 22c2 3 2 7 2 12 0 6-2 11-7 16-3 5-9 7-16 7v-57c-2 0-2 0-2 0-14 0-23 5-29 11-7 5-9 14-9 25 0 9 2 19 9 25 6 7 15 9 29 9 11 0 21-2 27-9 7-6 9-16 9-27 0-9-2-16-4-20-5-7-9-12-17-12l-2 12c5 2 8 4 10 8zM15 50c-2-2-4-10-4-14 0-7 2-14 7-16 2-4 6-4 11-6v43c-5 0-9-2-14-7z">
          <text:p/>
        </draw:path>
        <draw:path draw:style-name="gr3" draw:text-style-name="P3" draw:layer="layout" svg:width="0.073cm" svg:height="0.067cm" svg:x="6.769cm" svg:y="7.705cm" svg:viewBox="0 0 74 68" svg:d="M72 13v-13c-2 2-7 2-9 4-4 0-12 0-23 0h-16c-4 0-9 0-9 0-4 2-6 2-9 5-2 2-4 4-4 9-2 2-2 9-2 13 0 7 0 13 2 18s4 8 7 12c2 2 6 2 11 5l2-14c-4-3-7-3-9-8-2-2-2-4-2-11 0-4 0-9 4-13 0-2 5-2 9-2h3c2 4 2 11 4 22 0 4 0 7 2 9 0 5 2 8 2 10 3 2 5 4 9 7 3 2 5 2 9 2 6 0 12-2 15-7 4-4 6-9 6-19 0-4 0-9-2-13-2-5-4-7-9-11 2 0 7-3 9-5zM42 18c5 0 7 0 9 2 5 2 8 4 10 7 2 4 2 8 2 13 0 4 0 7-2 9-2 3-5 5-8 5-2 0-4 0-6-2 0 0-3-3-3-5-2-3-2-5-2-9-2-9-2-16-4-20z">
          <text:p/>
        </draw:path>
        <draw:path draw:style-name="gr3" draw:text-style-name="P3" draw:layer="layout" svg:width="0.096cm" svg:height="0.065cm" svg:x="6.746cm" svg:y="7.629cm" svg:viewBox="0 0 97 66" svg:d="M95 0h-95v13h35c-5 2-7 5-9 8-2 4-2 9-2 13 0 5 2 12 4 16s7 9 14 11c4 2 11 5 17 5 9 0 16-3 21-5 6-2 8-7 13-11 2-4 4-11 4-16 0-9-4-16-11-21h9zM42 46c-5-3-7-7-7-14 0-4 2-9 7-14 4-5 11-5 20-5s13 0 18 5c4 5 6 10 6 14 0 5-2 9-6 14-5 4-12 6-21 6-8 0-13-2-17-6z">
          <text:p/>
        </draw:path>
        <draw:path draw:style-name="gr3" draw:text-style-name="P3" draw:layer="layout" svg:width="0.073cm" svg:height="0.063cm" svg:x="6.769cm" svg:y="7.548cm" svg:viewBox="0 0 74 64" svg:d="M68 55c4-4 6-14 6-23 0-7 0-11-2-16-2-4-4-9-9-11-4-2-7-5-12-5-4 0-9 3-11 5s-5 4-7 9c0 4-2 11-4 18-2 6-2 9-2 11-3 2-3 2-5 5h-2c-2 0-5 0-7-3-2-2-2-7-2-11s0-9 2-11 5-5 9-5l-2-13c-5 2-9 2-11 4-3 3-5 5-7 9-2 5-2 12-2 16s0 7 2 11c0 3 2 8 2 8 2 4 5 7 7 7 2 2 7 2 9 2 4 0 7 0 9-2 4-3 6-5 9-9 0-6 2-10 4-19 2-7 2-11 5-14 0-2 2-4 4-4 5 0 8 2 10 4 0 3 2 7 2 14 0 4-2 9-4 13-3 3-6 6-10 6l2 13c8 0 14-4 17-9z">
          <text:p/>
        </draw:path>
        <draw:path draw:style-name="gr3" draw:text-style-name="P3" draw:layer="layout" svg:width="0.073cm" svg:height="0.067cm" svg:x="6.769cm" svg:y="7.428cm" svg:viewBox="0 0 74 68" svg:d="M65 58c7-7 9-13 9-25 0-6-2-11-4-15-2-7-7-11-11-14-8-2-15-4-24-4-11 0-20 4-26 9-7 7-9 15-9 24s2 18 6 23c7 10 18 12 29 12 14 0 24-2 30-10zM18 49c-5-4-7-9-7-16 0-4 2-9 7-13 4-4 11-7 17-7 9 0 16 3 21 7s7 9 7 13c0 7-2 12-7 16-5 2-12 4-21 4-6 0-13-2-17-4z">
          <text:p/>
        </draw:path>
        <draw:path draw:style-name="gr3" draw:text-style-name="P3" draw:layer="layout" svg:width="0.094cm" svg:height="0.045cm" svg:x="6.746cm" svg:y="7.374cm" svg:viewBox="0 0 95 46" svg:d="M95 20h-59v-13h-11v13h-5c-4 0-6 0-6-2-2-2-2-4-2-9 0-2 0-4 0-6l-12-3c0 5 0 9 0 11 0 7 0 12 3 14 2 4 4 7 6 7 3 2 5 2 9 2h7v12h11v-12h59z">
          <text:p/>
        </draw:path>
        <draw:path draw:style-name="gr3" draw:text-style-name="P3" draw:layer="layout" svg:width="0.094cm" svg:height="0.044cm" svg:x="6.746cm" svg:y="7.292cm" svg:viewBox="0 0 95 45" svg:d="M95 20h-59v-14h-11v14h-5c-4 0-6 0-6-2-2 0-2-5-2-7s0-5 0-9l-12-2c0 4 0 9 0 13 0 5 0 9 3 13 2 3 4 5 6 7 3 0 5 0 9 0h7v12h11v-12h59z">
          <text:p/>
        </draw:path>
        <draw:path draw:style-name="gr3" draw:text-style-name="P3" draw:layer="layout" svg:width="0.071cm" svg:height="0.062cm" svg:x="6.771cm" svg:y="7.227cm" svg:viewBox="0 0 72 63" svg:d="M70 0h-70v13h37c6 0 11 3 13 3 5 2 7 4 9 6 2 5 2 9 2 11 0 5 0 7-2 12-2 2-4 4-7 4-2 0-6 0-13 0h-39v14h43c7 0 9 0 12 0 4 0 6-2 8-4 3-3 5-6 7-10 2-2 2-7 2-11 0-11-4-18-13-25h11z">
          <text:p/>
        </draw:path>
        <draw:path draw:style-name="gr3" draw:text-style-name="P3" draw:layer="layout" svg:width="0.071cm" svg:height="0.062cm" svg:x="6.769cm" svg:y="7.147cm" svg:viewBox="0 0 72 63" svg:d="M72 50h-38c-9 0-15-3-18-7-2-5-5-9-5-13 0-5 0-7 3-9 2-3 2-5 5-5 2-3 6-3 11-3h42v-13h-42c-7 0-9 0-11 0-5 2-8 2-10 4-3 2-5 4-7 9-2 3-2 8-2 12 0 11 4 18 11 25h-9v13h70z">
          <text:p/>
        </draw:path>
        <draw:path draw:style-name="gr3" draw:text-style-name="P3" draw:layer="layout" svg:width="0.098cm" svg:height="0.065cm" svg:x="6.769cm" svg:y="7.066cm" svg:viewBox="0 0 99 66" svg:d="M92 57c5-5 7-13 7-22 0-7-2-14-4-18-3-5-7-9-9-12-5-3-14-5-25-5h-59v15h7c-7 6-9 13-9 22 0 7 2 11 4 15 2 5 7 9 14 12 4 2 11 2 17 2 10 0 19-2 26-7 7-7 11-13 11-24 0-7-2-14-9-20 7 0 11 2 14 2 4 0 6 2 9 6 2 3 2 7 2 12 0 6 0 9-2 13-3 2-5 2-7 2l-2 14c6 2 13-3 15-7zM18 48c-5-4-7-9-7-13 0-5 2-9 7-14 4-4 9-6 17-6 10 0 17 2 19 6 5 5 7 9 7 14 0 4-2 9-7 13-4 4-9 4-19 4-8 0-15 0-17-4z">
          <text:p/>
        </draw:path>
        <draw:path draw:style-name="gr3" draw:text-style-name="P3" draw:layer="layout" svg:width="0.073cm" svg:height="0.067cm" svg:x="6.769cm" svg:y="6.981cm" svg:viewBox="0 0 74 68" svg:d="M72 14v-14c-2 3-7 3-9 5-4 0-12 0-23 0h-16c-4 0-9 0-9 0-4 2-6 2-9 4-2 2-4 5-4 9-2 5-2 9-2 16 0 4 0 11 2 16s4 9 7 12c2 2 6 4 11 4l2-13c-4 0-7-3-9-6-2-4-2-7-2-13 0-5 0-9 4-11 0-3 5-5 9-5h3c2 5 2 11 4 22 0 5 0 7 2 10 0 5 2 7 2 9 3 3 5 5 9 7 3 2 5 2 9 2 6 0 12-2 15-6 4-5 6-9 6-19 0-5 0-9-2-14-2-2-4-6-9-11 2 0 7-2 9-4zM42 18c5 0 7 0 9 2 5 3 8 5 10 7 2 5 2 9 2 13 0 5 0 7-2 13-2 2-5 2-8 2-2 0-4 0-6-2 0 0-3-3-3-6-2-2-2-4-2-9-2-9-2-15-4-20z">
          <text:p/>
        </draw:path>
        <draw:polygon draw:style-name="gr3" draw:text-style-name="P3" draw:layer="layout" svg:width="0.096cm" svg:height="0.016cm" svg:x="6.744cm" svg:y="6.95cm" svg:viewBox="0 0 97 17" draw:points="0,17 97,17 97,0 0,0">
          <text:p/>
        </draw:polygon>
        <draw:path draw:style-name="gr3" draw:text-style-name="P3" draw:layer="layout" svg:width="0.096cm" svg:height="0.036cm" svg:x="6.746cm" svg:y="6.863cm" svg:viewBox="0 0 97 37" svg:d="M86 7c0 2 0 2 0 4-2 0-2 2-2 2-2 0-4 0-7 0h-40v-11h-11v11h-26l7 15h19v9h11v-9h40c7 0 11 0 14-3 2 0 2-2 4-4s2-8 2-12c0-2 0-5-2-9l-9 2c0 2 0 5 0 5z">
          <text:p/>
        </draw:path>
        <draw:path draw:style-name="gr3" draw:text-style-name="P3" draw:layer="layout" svg:width="0.073cm" svg:height="0.067cm" svg:x="6.769cm" svg:y="6.787cm" svg:viewBox="0 0 74 68" svg:d="M65 59c7-7 9-17 9-26 0-6-2-13-4-17-2-5-7-9-11-12-8-4-15-4-24-4-11 0-20 2-26 9-7 7-9 13-9 24 0 9 2 17 6 24 7 7 18 11 29 11 14 0 24-4 30-9zM18 48c-5-2-7-10-7-15 0-6 2-11 7-15 4-2 11-5 17-5 9 0 16 3 21 5 5 4 7 9 7 15 0 5-2 13-7 15-5 4-12 7-21 7-6 0-13-3-17-7z">
          <text:p/>
        </draw:path>
        <draw:path draw:style-name="gr3" draw:text-style-name="P3" draw:layer="layout" svg:width="0.096cm" svg:height="0.036cm" svg:x="6.746cm" svg:y="6.7cm" svg:viewBox="0 0 97 37" svg:d="M86 8c0 2 0 4 0 4-2 0-2 2-2 2-2 0-4 0-7 0h-40v-12h-11v12h-26l7 14h19v9h11v-9h40c7 0 11 0 14 0 2-3 2-5 4-7s2-7 2-11c0-2 0-5-2-10l-9 2c0 3 0 6 0 6z">
          <text:p/>
        </draw:path>
        <draw:path draw:style-name="gr3" draw:text-style-name="P3" draw:layer="layout" svg:width="0.094cm" svg:height="0.063cm" svg:x="6.746cm" svg:y="6.626cm" svg:viewBox="0 0 95 64" svg:d="M95 50h-39c-4 0-9 0-13-2-2-2-5-4-7-7-2-5-2-7-2-12 0-4 2-9 4-11 3-2 7-4 12-4h45v-14h-45c-7 0-12 0-16 2-5 3-7 5-9 9-2 5-2 9-2 16 0 9 4 17 11 23h-34v14h95z">
          <text:p/>
        </draw:path>
        <draw:path draw:style-name="gr3" draw:text-style-name="P3" draw:layer="layout" svg:width="0.073cm" svg:height="0.067cm" svg:x="6.769cm" svg:y="6.544cm" svg:viewBox="0 0 74 68" svg:d="M65 56c7-4 9-13 9-22 0-7-2-14-4-19-2-6-7-9-11-13-8-2-15-2-24-2-11 0-20 2-26 9-7 6-9 13-9 25 0 9 2 16 6 22 7 7 18 12 29 12 14 0 24-5 30-12zM18 47c-5-4-7-8-7-13 0-7 2-12 7-17 4-4 11-4 17-4 9 0 16 0 21 4 5 5 7 10 7 17 0 5-2 9-7 13-5 5-12 7-21 7-6 0-13-2-17-7z">
          <text:p/>
        </draw:path>
        <draw:path draw:style-name="gr3" draw:text-style-name="P3" draw:layer="layout" svg:width="0.073cm" svg:height="0.062cm" svg:x="6.769cm" svg:y="6.468cm" svg:viewBox="0 0 74 63" svg:d="M68 54c4-4 6-13 6-22 0-7 0-11-2-16-2-4-4-10-9-12-4-2-7-4-12-4-4 0-9 2-11 4s-5 5-7 10c0 5-2 11-4 18s-2 9-2 11c-3 2-3 2-5 5h-2c-2 0-5 0-7-3-2-2-2-6-2-11 0-4 0-9 2-11s5-4 9-4l-2-15c-5 2-9 2-11 5-3 3-5 5-7 10-2 4-2 11-2 15 0 5 0 7 2 11 0 3 2 7 2 7 2 5 5 7 7 7 2 2 7 2 9 2 4 0 7 0 9-2 4-2 6-5 9-9 0-5 2-9 4-18 2-7 2-11 5-13 0-3 2-5 4-5 5 0 8 2 10 5 0 2 2 6 2 13 0 4-2 9-4 13-3 3-6 5-10 5l2 13c8 0 14-4 17-9z">
          <text:p/>
        </draw:path>
        <draw:path draw:style-name="gr3" draw:text-style-name="P3" draw:layer="layout" svg:width="0.073cm" svg:height="0.07cm" svg:x="6.769cm" svg:y="6.387cm" svg:viewBox="0 0 74 71" svg:d="M61 23c2 4 2 6 2 11 0 6-2 13-7 15-3 5-9 7-16 7v-53c-2 0-2-3-2-3-14 0-23 5-29 11-7 7-9 14-9 25 0 9 2 18 9 25 6 7 15 10 29 10 11 0 21-3 27-10 7-7 9-16 9-27 0-7-2-16-4-20-5-7-9-9-17-11l-2 13c5 0 8 4 10 7zM15 52c-2-5-4-12-4-16 0-7 2-11 7-16 2-4 6-4 11-6v42c-5 0-9-2-14-4z">
          <text:p/>
        </draw:path>
        <draw:path draw:style-name="gr3" draw:text-style-name="P3" draw:layer="layout" svg:width="0.073cm" svg:height="0.067cm" svg:x="6.769cm" svg:y="6.267cm" svg:viewBox="0 0 74 68" svg:d="M65 59c7-7 9-16 9-26 0-7-2-11-4-18-2-4-7-9-11-11-8-2-15-4-24-4-11 0-20 2-26 9-7 6-9 13-9 24 0 10 2 17 6 24 7 6 18 11 29 11 14 0 24-3 30-9zM18 48c-5-3-7-9-7-15 0-7 2-11 7-15 4-3 11-5 17-5 9 0 16 2 21 5 5 4 7 8 7 15 0 6-2 12-7 15-5 4-12 6-21 6-6 0-13-2-17-6z">
          <text:p/>
        </draw:path>
        <draw:path draw:style-name="gr3" draw:text-style-name="P3" draw:layer="layout" svg:width="0.094cm" svg:height="0.045cm" svg:x="6.746cm" svg:y="6.213cm" svg:viewBox="0 0 95 46" svg:d="M95 21h-59v-14h-11v14h-5c-4 0-6-2-6-4-2 0-2-6-2-8s0-4 0-9h-12c0 2 0 7 0 11 0 6 0 10 3 15 2 2 4 4 6 6 3 0 5 3 9 3h7v11h11v-11h59z">
          <text:p/>
        </draw:path>
        <draw:path draw:style-name="gr3" draw:text-style-name="P3" draw:layer="layout" svg:width="0.098cm" svg:height="0.064cm" svg:x="6.769cm" svg:y="6.104cm" svg:viewBox="0 0 99 65" svg:d="M99 52h-36c5-2 7-4 9-9 2-2 2-7 2-11 0-5-2-9-4-16-2-4-7-10-13-12-7-2-15-4-22-4-6 0-13 2-17 4-7 2-12 6-14 10-2 7-4 11-4 18 0 4 0 9 2 11 2 5 7 7 11 9h-11v13h97zM18 48c-5-5-7-9-7-16 0-5 2-9 7-11 4-5 11-7 17-7 10 0 17 2 22 7 4 2 6 6 6 13 0 5-2 9-6 14-5 2-9 4-19 4-9 0-16-2-20-4z">
          <text:p/>
        </draw:path>
        <draw:polygon draw:style-name="gr3" draw:text-style-name="P3" draw:layer="layout" svg:width="0.096cm" svg:height="0.016cm" svg:x="6.744cm" svg:y="6.072cm" svg:viewBox="0 0 97 17" draw:points="0,17 97,17 97,0 0,0">
          <text:p/>
        </draw:polygon>
        <draw:path draw:style-name="gr3" draw:text-style-name="P3" draw:layer="layout" svg:width="0.073cm" svg:height="0.067cm" svg:x="6.769cm" svg:y="5.99cm" svg:viewBox="0 0 74 68" svg:d="M72 13v-13c-2 2-7 4-9 4-4 0-12 0-23 0h-16c-4 0-9 0-9 0-4 2-6 2-9 5-2 2-4 4-4 9-2 4-2 9-2 15 0 5 0 11 2 17 2 4 4 9 7 11 2 2 6 5 11 5l2-14c-4 0-7-2-9-5s-2-7-2-14c0-4 0-9 4-11 0-2 5-4 9-4h3c2 4 2 11 4 22 0 4 0 7 2 12 0 2 2 5 2 7 3 4 5 4 9 7 3 2 5 2 9 2 6 0 12-2 15-7 4-2 6-9 6-19 0-4 0-9-2-13-2-2-4-7-9-11 2 0 7-3 9-5zM42 18c5 0 7 0 9 2 5 2 8 4 10 9 2 2 2 7 2 11s0 10-2 12-5 2-8 2c-2 0-4 0-6-2 0 0-3-2-3-5-2-3-2-5-2-9-2-9-2-16-4-20z">
          <text:p/>
        </draw:path>
        <draw:path draw:style-name="gr3" draw:text-style-name="P3" draw:layer="layout" svg:width="0.071cm" svg:height="0.062cm" svg:x="6.769cm" svg:y="5.912cm" svg:viewBox="0 0 72 63" svg:d="M72 50h-38c-9 0-15-2-18-7-2-4-5-9-5-13 0-5 0-7 3-9 2-2 2-5 5-7 2 0 6 0 11 0h42v-14h-42c-7 0-9 0-11 0-5 0-8 2-10 4-3 2-5 6-7 10-2 2-2 7-2 11 0 11 4 18 11 25h-9v13h70z">
          <text:p/>
        </draw:path>
        <draw:path draw:style-name="gr3" draw:text-style-name="P3" draw:layer="layout" svg:width="0.096cm" svg:height="0.035cm" svg:x="6.746cm" svg:y="5.863cm" svg:viewBox="0 0 97 36" svg:d="M86 8v3c-2 2-2 2-2 2-2 0-4 0-7 0h-40v-11h-11v11h-26l7 13h19v10h11v-10h40c7 0 11 0 14 0 2-2 2-4 4-6 2-3 2-5 2-9 0-5 0-7-2-11l-9 2c0 2 0 4 0 6z">
          <text:p/>
        </draw:path>
        <draw:path draw:style-name="gr3" draw:text-style-name="P3" draw:layer="layout" svg:width="0.073cm" svg:height="0.063cm" svg:x="6.769cm" svg:y="5.793cm" svg:viewBox="0 0 74 64" svg:d="M68 55c4-5 6-14 6-22 0-7 0-12-2-16-2-5-4-9-9-11-4-3-7-6-12-6-4 0-9 3-11 6-2 2-5 4-7 9 0 4-2 11-4 18-2 6-2 8-2 11-3 2-3 2-5 4h-2c-2 0-5 0-7-2s-2-7-2-11c0-5 0-9 2-11 2-3 5-5 9-5l-2-13c-5 2-9 2-11 4-3 2-5 5-7 9-2 5-2 11-2 16 0 4 0 6 2 11 0 2 2 7 2 7 2 4 5 6 7 6 2 3 7 3 9 3 4 0 7 0 9-3 4-2 6-4 9-9 0-4 2-9 4-17 2-7 2-12 5-14 0-2 2-4 4-4 5 0 8 2 10 4 0 2 2 7 2 14 0 4-2 8-4 13-3 2-6 4-10 4l2 14c8 0 14-5 17-9z">
          <text:p/>
        </draw:path>
        <draw:frame draw:style-name="gr28" draw:text-style-name="P16" draw:layer="layout" svg:width="0.32cm" svg:height="0.132cm" svg:x="7.841cm" svg:y="5.619cm">
          <draw:text-box>
            <text:p text:style-name="P4"><text:span text:style-name="T10">Fungi</text:span></text:p>
          </draw:text-box>
        </draw:frame>
        <draw:frame draw:style-name="gr29" draw:text-style-name="P18" draw:layer="layout" svg:width="0.231cm" svg:height="0.357cm" svg:x="4.836cm" svg:y="5.324cm">
          <draw:text-box>
            <text:p text:style-name="P17"><text:span text:style-name="T11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" svg:font-family="Aria"/>
    <style:font-face style:name="Arial1" svg:font-family="Arial"/>
    <style:font-face style:name="CIDFont+F1" svg:font-family="CIDFont+F1"/>
    <style:font-face style:name="CIDFont+F2" svg:font-family="CIDFont+F2"/>
    <style:font-face style:name="CIDFont+F31" svg:font-family="CIDFont+F3"/>
    <style:font-face style:name="MinionProular1" svg:font-family="MinionProular"/>
    <style:font-face style:name="Arial" svg:font-family="Arial" style:font-pitch="variable"/>
    <style:font-face style:name="CIDFont+F11" svg:font-family="CIDFont+F1" style:font-pitch="variable"/>
    <style:font-face style:name="CIDFont+F21" svg:font-family="CIDFont+F2" style:font-pitch="variable"/>
    <style:font-face style:name="CIDFont+F3" svg:font-family="CIDFont+F3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inionProular" svg:font-family="MinionPr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5.2cm" fo:margin-bottom="8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7T15:37:07.277805866</dc:date>
    <meta:editing-duration>PT5M59S</meta:editing-duration>
    <meta:editing-cycles>1</meta:editing-cycles>
    <meta:document-statistic meta:object-count="408"/>
    <meta:generator>LibreOffice/6.4.7.2$Linux_X86_64 LibreOffice_project/40$Build-2</meta:generator>
  </office:meta>
</office:document-meta>
</file>